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159.99mm" svg:height="89.99mm" svg:x="477.26mm" svg:y="0mm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 old_town_cross_2160p50.B3:old_town_cross_2160p50.U3 old_town_cross_2160p50.A12:old_town_cross_2160p50.A12 old_town_cross_2160p50.B12:old_town_cross_2160p50.U12 old_town_cross_2160p50.B3:old_town_cross_2160p50.U3 old_town_cross_2160p50.A13:old_town_cross_2160p50.A13 old_town_cross_2160p50.B13:old_town_cross_2160p50.U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0.13mm" svg:y="93.69mm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 old_town_cross_2160p50.B15:old_town_cross_2160p50.U15 old_town_cross_2160p50.A24:old_town_cross_2160p50.A24 old_town_cross_2160p50.B24:old_town_cross_2160p50.U24 old_town_cross_2160p50.B15:old_town_cross_2160p50.U15 old_town_cross_2160p50.A25:old_town_cross_2160p50.A25 old_town_cross_2160p50.B25:old_town_cross_2160p50.U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77.09mm" svg:y="183.18mm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 old_town_cross_2160p50.B27:old_town_cross_2160p50.U27 old_town_cross_2160p50.A36:old_town_cross_2160p50.A36 old_town_cross_2160p50.B36:old_town_cross_2160p50.U36 old_town_cross_2160p50.B27:old_town_cross_2160p50.U27 old_town_cross_2160p50.A37:old_town_cross_2160p50.A37 old_town_cross_2160p50.B37:old_town_cross_2160p50.U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476.39mm" svg:y="275.75mm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 old_town_cross_2160p50.B39:old_town_cross_2160p50.U39 old_town_cross_2160p50.A48:old_town_cross_2160p50.A48 old_town_cross_2160p50.B48:old_town_cross_2160p50.U48 old_town_cross_2160p50.B39:old_town_cross_2160p50.U39 old_town_cross_2160p50.A49:old_town_cross_2160p50.A49 old_town_cross_2160p50.B49:old_town_cross_2160p50.U4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59.99mm" svg:height="89.99mm" svg:x="303.49mm" svg:y="349.86mm">
            <loext:p draw:notify-on-update-of-ranges="old_town_cross_2160p50.B52:old_town_cross_2160p50.U52 old_town_cross_2160p50.A53:old_town_cross_2160p50.A53 old_town_cross_2160p50.B53:old_town_cross_2160p50.U53 old_town_cross_2160p50.B52:old_town_cross_2160p50.U52 old_town_cross_2160p50.A54:old_town_cross_2160p50.A54 old_town_cross_2160p50.B54:old_town_cross_2160p50.U54 old_town_cross_2160p50.B52:old_town_cross_2160p50.U52 old_town_cross_2160p50.A55:old_town_cross_2160p50.A55 old_town_cross_2160p50.B55:old_town_cross_2160p50.U55 old_town_cross_2160p50.B52:old_town_cross_2160p50.U52 old_town_cross_2160p50.A56:old_town_cross_2160p50.A56 old_town_cross_2160p50.B56:old_town_cross_2160p50.U56 old_town_cross_2160p50.B52:old_town_cross_2160p50.U52 old_town_cross_2160p50.A57:old_town_cross_2160p50.A57 old_town_cross_2160p50.B57:old_town_cross_2160p50.U57 old_town_cross_2160p50.B52:old_town_cross_2160p50.U52 old_town_cross_2160p50.A58:old_town_cross_2160p50.A58 old_town_cross_2160p50.B58:old_town_cross_2160p50.U58 old_town_cross_2160p50.B52:old_town_cross_2160p50.U52 old_town_cross_2160p50.A59:old_town_cross_2160p50.A59 old_town_cross_2160p50.B59:old_town_cross_2160p50.U59 old_town_cross_2160p50.B52:old_town_cross_2160p50.U52 old_town_cross_2160p50.A60:old_town_cross_2160p50.A60 old_town_cross_2160p50.B60:old_town_cross_2160p50.U60 old_town_cross_2160p50.B52:old_town_cross_2160p50.U52 old_town_cross_2160p50.A61:old_town_cross_2160p50.A61 old_town_cross_2160p50.B61:old_town_cross_2160p50.U61 old_town_cross_2160p50.B52:old_town_cross_2160p50.U52 old_town_cross_2160p50.A62:old_town_cross_2160p50.A62 old_town_cross_2160p50.B62:old_town_cross_2160p50.U6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5.866484" calcext:value-type="float">
            <text:p>15,866484</text:p>
          </table:table-cell>
          <table:table-cell table:style-name="ce2" office:value-type="float" office:value="18.741463" calcext:value-type="float">
            <text:p>18,741463</text:p>
          </table:table-cell>
          <table:table-cell table:style-name="ce2" office:value-type="float" office:value="19.602278" calcext:value-type="float">
            <text:p>19,602278</text:p>
          </table:table-cell>
          <table:table-cell table:style-name="ce2" office:value-type="float" office:value="20.540478" calcext:value-type="float">
            <text:p>20,540478</text:p>
          </table:table-cell>
          <table:table-cell table:style-name="ce2" office:value-type="float" office:value="21.731932" calcext:value-type="float">
            <text:p>21,731932</text:p>
          </table:table-cell>
          <table:table-cell table:style-name="ce2" office:value-type="float" office:value="23.412193" calcext:value-type="float">
            <text:p>23,412193</text:p>
          </table:table-cell>
          <table:table-cell table:style-name="ce2" office:value-type="float" office:value="25.474106" calcext:value-type="float">
            <text:p>25,474106</text:p>
          </table:table-cell>
          <table:table-cell table:style-name="ce2" office:value-type="float" office:value="27.060474" calcext:value-type="float">
            <text:p>27,060474</text:p>
          </table:table-cell>
          <table:table-cell table:style-name="ce2" office:value-type="float" office:value="27.957106" calcext:value-type="float">
            <text:p>27,957106</text:p>
          </table:table-cell>
          <table:table-cell table:style-name="ce2" office:value-type="float" office:value="28.639324" calcext:value-type="float">
            <text:p>28,639324</text:p>
          </table:table-cell>
          <table:table-cell table:style-name="ce2" office:value-type="float" office:value="29.464214" calcext:value-type="float">
            <text:p>29,464214</text:p>
          </table:table-cell>
          <table:table-cell table:style-name="ce2" office:value-type="float" office:value="29.974766" calcext:value-type="float">
            <text:p>29,974766</text:p>
          </table:table-cell>
          <table:table-cell table:style-name="ce2" office:value-type="float" office:value="30.350863" calcext:value-type="float">
            <text:p>30,350863</text:p>
          </table:table-cell>
          <table:table-cell table:style-name="ce2" office:value-type="float" office:value="30.656569" calcext:value-type="float">
            <text:p>30,656569</text:p>
          </table:table-cell>
          <table:table-cell table:style-name="ce2" office:value-type="float" office:value="30.929167" calcext:value-type="float">
            <text:p>30,929167</text:p>
          </table:table-cell>
          <table:table-cell table:style-name="ce2" office:value-type="float" office:value="31.096781" calcext:value-type="float">
            <text:p>31,096781</text:p>
          </table:table-cell>
          <table:table-cell table:style-name="ce2" office:value-type="float" office:value="31.270885" calcext:value-type="float">
            <text:p>31,270885</text:p>
          </table:table-cell>
          <table:table-cell table:style-name="ce2" office:value-type="float" office:value="31.417711" calcext:value-type="float">
            <text:p>31,417711</text:p>
          </table:table-cell>
          <table:table-cell table:style-name="ce2" office:value-type="float" office:value="31.571564" calcext:value-type="float">
            <text:p>31,571564</text:p>
          </table:table-cell>
          <table:table-cell table:style-name="ce2" office:value-type="float" office:value="31.649143" calcext:value-type="float">
            <text:p>31,649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8.741652" calcext:value-type="float">
            <text:p>18,741652</text:p>
          </table:table-cell>
          <table:table-cell table:style-name="ce2" office:value-type="float" office:value="20.468874" calcext:value-type="float">
            <text:p>20,468874</text:p>
          </table:table-cell>
          <table:table-cell table:style-name="ce2" office:value-type="float" office:value="23.86343" calcext:value-type="float">
            <text:p>23,86343</text:p>
          </table:table-cell>
          <table:table-cell table:style-name="ce2" office:value-type="float" office:value="26.16774" calcext:value-type="float">
            <text:p>26,16774</text:p>
          </table:table-cell>
          <table:table-cell table:style-name="ce2" office:value-type="float" office:value="27.617369" calcext:value-type="float">
            <text:p>27,617369</text:p>
          </table:table-cell>
          <table:table-cell table:style-name="ce2" office:value-type="float" office:value="28.606936" calcext:value-type="float">
            <text:p>28,606936</text:p>
          </table:table-cell>
          <table:table-cell table:style-name="ce2" office:value-type="float" office:value="29.327358" calcext:value-type="float">
            <text:p>29,327358</text:p>
          </table:table-cell>
          <table:table-cell table:style-name="ce2" office:value-type="float" office:value="29.822542" calcext:value-type="float">
            <text:p>29,822542</text:p>
          </table:table-cell>
          <table:table-cell table:style-name="ce2" office:value-type="float" office:value="30.184036" calcext:value-type="float">
            <text:p>30,184036</text:p>
          </table:table-cell>
          <table:table-cell table:style-name="ce2" office:value-type="float" office:value="30.463449" calcext:value-type="float">
            <text:p>30,463449</text:p>
          </table:table-cell>
          <table:table-cell table:style-name="ce2" office:value-type="float" office:value="30.860699" calcext:value-type="float">
            <text:p>30,860699</text:p>
          </table:table-cell>
          <table:table-cell table:style-name="ce2" office:value-type="float" office:value="31.128311" calcext:value-type="float">
            <text:p>31,128311</text:p>
          </table:table-cell>
          <table:table-cell table:style-name="ce2" office:value-type="float" office:value="31.321585" calcext:value-type="float">
            <text:p>31,321585</text:p>
          </table:table-cell>
          <table:table-cell table:style-name="ce2" office:value-type="float" office:value="31.512495" calcext:value-type="float">
            <text:p>31,512495</text:p>
          </table:table-cell>
          <table:table-cell table:style-name="ce2" office:value-type="float" office:value="31.652767" calcext:value-type="float">
            <text:p>31,652767</text:p>
          </table:table-cell>
          <table:table-cell table:style-name="ce2" office:value-type="float" office:value="31.75382" calcext:value-type="float">
            <text:p>31,75382</text:p>
          </table:table-cell>
          <table:table-cell table:style-name="ce2" office:value-type="float" office:value="31.81422" calcext:value-type="float">
            <text:p>31,81422</text:p>
          </table:table-cell>
          <table:table-cell table:style-name="ce2" office:value-type="float" office:value="31.865736" calcext:value-type="float">
            <text:p>31,865736</text:p>
          </table:table-cell>
          <table:table-cell table:style-name="ce2" office:value-type="float" office:value="31.913893" calcext:value-type="float">
            <text:p>31,913893</text:p>
          </table:table-cell>
          <table:table-cell table:style-name="ce2" office:value-type="float" office:value="31.96314" calcext:value-type="float">
            <text:p>31,963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8.829054" calcext:value-type="float">
            <text:p>18,829054</text:p>
          </table:table-cell>
          <table:table-cell table:style-name="ce2" office:value-type="float" office:value="20.452318" calcext:value-type="float">
            <text:p>20,452318</text:p>
          </table:table-cell>
          <table:table-cell table:style-name="ce2" office:value-type="float" office:value="23.867968" calcext:value-type="float">
            <text:p>23,867968</text:p>
          </table:table-cell>
          <table:table-cell table:style-name="ce2" office:value-type="float" office:value="26.448957" calcext:value-type="float">
            <text:p>26,448957</text:p>
          </table:table-cell>
          <table:table-cell table:style-name="ce2" office:value-type="float" office:value="27.883886" calcext:value-type="float">
            <text:p>27,883886</text:p>
          </table:table-cell>
          <table:table-cell table:style-name="ce2" office:value-type="float" office:value="28.912495" calcext:value-type="float">
            <text:p>28,912495</text:p>
          </table:table-cell>
          <table:table-cell table:style-name="ce2" office:value-type="float" office:value="29.711254" calcext:value-type="float">
            <text:p>29,711254</text:p>
          </table:table-cell>
          <table:table-cell table:style-name="ce2" office:value-type="float" office:value="30.279198" calcext:value-type="float">
            <text:p>30,279198</text:p>
          </table:table-cell>
          <table:table-cell table:style-name="ce2" office:value-type="float" office:value="30.701002" calcext:value-type="float">
            <text:p>30,701002</text:p>
          </table:table-cell>
          <table:table-cell table:style-name="ce2" office:value-type="float" office:value="31.051512" calcext:value-type="float">
            <text:p>31,051512</text:p>
          </table:table-cell>
          <table:table-cell table:style-name="ce2" office:value-type="float" office:value="31.500498" calcext:value-type="float">
            <text:p>31,500498</text:p>
          </table:table-cell>
          <table:table-cell table:style-name="ce2" office:value-type="float" office:value="31.799679" calcext:value-type="float">
            <text:p>31,799679</text:p>
          </table:table-cell>
          <table:table-cell table:style-name="ce2" office:value-type="float" office:value="32.000854" calcext:value-type="float">
            <text:p>32,000854</text:p>
          </table:table-cell>
          <table:table-cell table:style-name="ce2" office:value-type="float" office:value="32.131535" calcext:value-type="float">
            <text:p>32,131535</text:p>
          </table:table-cell>
          <table:table-cell table:style-name="ce2" office:value-type="float" office:value="32.228245" calcext:value-type="float">
            <text:p>32,228245</text:p>
          </table:table-cell>
          <table:table-cell table:style-name="ce2" office:value-type="float" office:value="32.292011" calcext:value-type="float">
            <text:p>32,292011</text:p>
          </table:table-cell>
          <table:table-cell table:style-name="ce2" office:value-type="float" office:value="32.332211" calcext:value-type="float">
            <text:p>32,332211</text:p>
          </table:table-cell>
          <table:table-cell table:style-name="ce2" office:value-type="float" office:value="32.344208" calcext:value-type="float">
            <text:p>32,344208</text:p>
          </table:table-cell>
          <table:table-cell table:style-name="ce2" office:value-type="float" office:value="32.326263" calcext:value-type="float">
            <text:p>32,326263</text:p>
          </table:table-cell>
          <table:table-cell table:style-name="ce2" office:value-type="float" office:value="32.212299" calcext:value-type="float">
            <text:p>32,2122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20.587074" calcext:value-type="float">
            <text:p>20,587074</text:p>
          </table:table-cell>
          <table:table-cell table:style-name="ce2" office:value-type="float" office:value="22.416363" calcext:value-type="float">
            <text:p>22,416363</text:p>
          </table:table-cell>
          <table:table-cell table:style-name="ce2" office:value-type="float" office:value="24.346758" calcext:value-type="float">
            <text:p>24,346758</text:p>
          </table:table-cell>
          <table:table-cell table:style-name="ce2" office:value-type="float" office:value="26.655804" calcext:value-type="float">
            <text:p>26,655804</text:p>
          </table:table-cell>
          <table:table-cell table:style-name="ce2" office:value-type="float" office:value="28.016218" calcext:value-type="float">
            <text:p>28,016218</text:p>
          </table:table-cell>
          <table:table-cell table:style-name="ce2" office:value-type="float" office:value="29.047573" calcext:value-type="float">
            <text:p>29,047573</text:p>
          </table:table-cell>
          <table:table-cell table:style-name="ce2" office:value-type="float" office:value="29.845821" calcext:value-type="float">
            <text:p>29,845821</text:p>
          </table:table-cell>
          <table:table-cell table:style-name="ce2" office:value-type="float" office:value="30.511181" calcext:value-type="float">
            <text:p>30,511181</text:p>
          </table:table-cell>
          <table:table-cell table:style-name="ce2" office:value-type="float" office:value="31.02116" calcext:value-type="float">
            <text:p>31,02116</text:p>
          </table:table-cell>
          <table:table-cell table:style-name="ce2" office:value-type="float" office:value="31.432747" calcext:value-type="float">
            <text:p>31,432747</text:p>
          </table:table-cell>
          <table:table-cell table:style-name="ce2" office:value-type="float" office:value="32.045013" calcext:value-type="float">
            <text:p>32,045013</text:p>
          </table:table-cell>
          <table:table-cell table:style-name="ce2" office:value-type="float" office:value="32.439121" calcext:value-type="float">
            <text:p>32,439121</text:p>
          </table:table-cell>
          <table:table-cell table:style-name="ce2" office:value-type="float" office:value="32.696354" calcext:value-type="float">
            <text:p>32,696354</text:p>
          </table:table-cell>
          <table:table-cell table:style-name="ce2" office:value-type="float" office:value="32.87307" calcext:value-type="float">
            <text:p>32,87307</text:p>
          </table:table-cell>
          <table:table-cell table:style-name="ce2" office:value-type="float" office:value="32.998329" calcext:value-type="float">
            <text:p>32,998329</text:p>
          </table:table-cell>
          <table:table-cell table:style-name="ce2" office:value-type="float" office:value="33.08802" calcext:value-type="float">
            <text:p>33,08802</text:p>
          </table:table-cell>
          <table:table-cell table:style-name="ce2" office:value-type="float" office:value="33.137844" calcext:value-type="float">
            <text:p>33,137844</text:p>
          </table:table-cell>
          <table:table-cell table:style-name="ce2" office:value-type="float" office:value="33.173229" calcext:value-type="float">
            <text:p>33,173229</text:p>
          </table:table-cell>
          <table:table-cell table:style-name="ce2" office:value-type="float" office:value="33.184521" calcext:value-type="float">
            <text:p>33,184521</text:p>
          </table:table-cell>
          <table:table-cell table:style-name="ce2" office:value-type="float" office:value="33.148392" calcext:value-type="float">
            <text:p>33,1483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8.959402" calcext:value-type="float">
            <text:p>18,959402</text:p>
          </table:table-cell>
          <table:table-cell table:style-name="ce2" office:value-type="float" office:value="22.399515" calcext:value-type="float">
            <text:p>22,399515</text:p>
          </table:table-cell>
          <table:table-cell table:style-name="ce2" office:value-type="float" office:value="24.982018" calcext:value-type="float">
            <text:p>24,982018</text:p>
          </table:table-cell>
          <table:table-cell table:style-name="ce2" office:value-type="float" office:value="26.725239" calcext:value-type="float">
            <text:p>26,725239</text:p>
          </table:table-cell>
          <table:table-cell table:style-name="ce2" office:value-type="float" office:value="27.968664" calcext:value-type="float">
            <text:p>27,968664</text:p>
          </table:table-cell>
          <table:table-cell table:style-name="ce2" office:value-type="float" office:value="29.015144" calcext:value-type="float">
            <text:p>29,015144</text:p>
          </table:table-cell>
          <table:table-cell table:style-name="ce2" office:value-type="float" office:value="29.802563" calcext:value-type="float">
            <text:p>29,802563</text:p>
          </table:table-cell>
          <table:table-cell table:style-name="ce2" office:value-type="float" office:value="30.457941" calcext:value-type="float">
            <text:p>30,457941</text:p>
          </table:table-cell>
          <table:table-cell table:style-name="ce2" office:value-type="float" office:value="30.971491" calcext:value-type="float">
            <text:p>30,971491</text:p>
          </table:table-cell>
          <table:table-cell table:style-name="ce2" office:value-type="float" office:value="31.385466" calcext:value-type="float">
            <text:p>31,385466</text:p>
          </table:table-cell>
          <table:table-cell table:style-name="ce2" office:value-type="float" office:value="31.969303" calcext:value-type="float">
            <text:p>31,969303</text:p>
          </table:table-cell>
          <table:table-cell table:style-name="ce2" office:value-type="float" office:value="32.358471" calcext:value-type="float">
            <text:p>32,358471</text:p>
          </table:table-cell>
          <table:table-cell table:style-name="ce2" office:value-type="float" office:value="32.607574" calcext:value-type="float">
            <text:p>32,607574</text:p>
          </table:table-cell>
          <table:table-cell table:style-name="ce2" office:value-type="float" office:value="32.791176" calcext:value-type="float">
            <text:p>32,791176</text:p>
          </table:table-cell>
          <table:table-cell table:style-name="ce2" office:value-type="float" office:value="32.916645" calcext:value-type="float">
            <text:p>32,916645</text:p>
          </table:table-cell>
          <table:table-cell table:style-name="ce2" office:value-type="float" office:value="32.993118" calcext:value-type="float">
            <text:p>32,993118</text:p>
          </table:table-cell>
          <table:table-cell table:style-name="ce2" office:value-type="float" office:value="33.022289" calcext:value-type="float">
            <text:p>33,022289</text:p>
          </table:table-cell>
          <table:table-cell table:style-name="ce2" office:value-type="float" office:value="33.033642" calcext:value-type="float">
            <text:p>33,033642</text:p>
          </table:table-cell>
          <table:table-cell table:style-name="ce2" office:value-type="float" office:value="32.998493" calcext:value-type="float">
            <text:p>32,998493</text:p>
          </table:table-cell>
          <table:table-cell table:style-name="ce2" office:value-type="float" office:value="32.921925" calcext:value-type="float">
            <text:p>32,9219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8.973978" calcext:value-type="float">
            <text:p>18,973978</text:p>
          </table:table-cell>
          <table:table-cell table:style-name="ce2" office:value-type="float" office:value="21.756622" calcext:value-type="float">
            <text:p>21,756622</text:p>
          </table:table-cell>
          <table:table-cell table:style-name="ce2" office:value-type="float" office:value="23.97843" calcext:value-type="float">
            <text:p>23,97843</text:p>
          </table:table-cell>
          <table:table-cell table:style-name="ce2" office:value-type="float" office:value="25.819498" calcext:value-type="float">
            <text:p>25,819498</text:p>
          </table:table-cell>
          <table:table-cell table:style-name="ce2" office:value-type="float" office:value="27.299746" calcext:value-type="float">
            <text:p>27,299746</text:p>
          </table:table-cell>
          <table:table-cell table:style-name="ce2" office:value-type="float" office:value="28.502996" calcext:value-type="float">
            <text:p>28,502996</text:p>
          </table:table-cell>
          <table:table-cell table:style-name="ce2" office:value-type="float" office:value="29.514523" calcext:value-type="float">
            <text:p>29,514523</text:p>
          </table:table-cell>
          <table:table-cell table:style-name="ce2" office:value-type="float" office:value="30.287111" calcext:value-type="float">
            <text:p>30,287111</text:p>
          </table:table-cell>
          <table:table-cell table:style-name="ce2" office:value-type="float" office:value="30.878172" calcext:value-type="float">
            <text:p>30,878172</text:p>
          </table:table-cell>
          <table:table-cell table:style-name="ce2" office:value-type="float" office:value="31.361139" calcext:value-type="float">
            <text:p>31,361139</text:p>
          </table:table-cell>
          <table:table-cell table:style-name="ce2" office:value-type="float" office:value="32.014763" calcext:value-type="float">
            <text:p>32,014763</text:p>
          </table:table-cell>
          <table:table-cell table:style-name="ce2" office:value-type="float" office:value="32.397335" calcext:value-type="float">
            <text:p>32,397335</text:p>
          </table:table-cell>
          <table:table-cell table:style-name="ce2" office:value-type="float" office:value="32.627014" calcext:value-type="float">
            <text:p>32,627014</text:p>
          </table:table-cell>
          <table:table-cell table:style-name="ce2" office:value-type="float" office:value="32.799168" calcext:value-type="float">
            <text:p>32,799168</text:p>
          </table:table-cell>
          <table:table-cell table:style-name="ce2" office:value-type="float" office:value="32.903919" calcext:value-type="float">
            <text:p>32,903919</text:p>
          </table:table-cell>
          <table:table-cell table:style-name="ce2" office:value-type="float" office:value="32.95443" calcext:value-type="float">
            <text:p>32,95443</text:p>
          </table:table-cell>
          <table:table-cell table:style-name="ce2" office:value-type="float" office:value="32.94651" calcext:value-type="float">
            <text:p>32,94651</text:p>
          </table:table-cell>
          <table:table-cell table:style-name="ce2" office:value-type="float" office:value="32.939663" calcext:value-type="float">
            <text:p>32,939663</text:p>
          </table:table-cell>
          <table:table-cell table:style-name="ce2" office:value-type="float" office:value="32.916843" calcext:value-type="float">
            <text:p>32,916843</text:p>
          </table:table-cell>
          <table:table-cell table:style-name="ce2" office:value-type="float" office:value="32.839035" calcext:value-type="float">
            <text:p>32,8390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8.929846" calcext:value-type="float">
            <text:p>18,929846</text:p>
          </table:table-cell>
          <table:table-cell table:style-name="ce2" office:value-type="float" office:value="21.531042" calcext:value-type="float">
            <text:p>21,531042</text:p>
          </table:table-cell>
          <table:table-cell table:style-name="ce2" office:value-type="float" office:value="23.908098" calcext:value-type="float">
            <text:p>23,908098</text:p>
          </table:table-cell>
          <table:table-cell table:style-name="ce2" office:value-type="float" office:value="25.71557" calcext:value-type="float">
            <text:p>25,71557</text:p>
          </table:table-cell>
          <table:table-cell table:style-name="ce2" office:value-type="float" office:value="27.204296" calcext:value-type="float">
            <text:p>27,204296</text:p>
          </table:table-cell>
          <table:table-cell table:style-name="ce2" office:value-type="float" office:value="28.576332" calcext:value-type="float">
            <text:p>28,576332</text:p>
          </table:table-cell>
          <table:table-cell table:style-name="ce2" office:value-type="float" office:value="29.583874" calcext:value-type="float">
            <text:p>29,583874</text:p>
          </table:table-cell>
          <table:table-cell table:style-name="ce2" office:value-type="float" office:value="30.38905" calcext:value-type="float">
            <text:p>30,38905</text:p>
          </table:table-cell>
          <table:table-cell table:style-name="ce2" office:value-type="float" office:value="30.883057" calcext:value-type="float">
            <text:p>30,883057</text:p>
          </table:table-cell>
          <table:table-cell table:style-name="ce2" office:value-type="float" office:value="31.27459" calcext:value-type="float">
            <text:p>31,27459</text:p>
          </table:table-cell>
          <table:table-cell table:style-name="ce2" office:value-type="float" office:value="31.746059" calcext:value-type="float">
            <text:p>31,746059</text:p>
          </table:table-cell>
          <table:table-cell table:style-name="ce2" office:value-type="float" office:value="32.073631" calcext:value-type="float">
            <text:p>32,073631</text:p>
          </table:table-cell>
          <table:table-cell table:style-name="ce2" office:value-type="float" office:value="32.233776" calcext:value-type="float">
            <text:p>32,233776</text:p>
          </table:table-cell>
          <table:table-cell table:style-name="ce2" office:value-type="float" office:value="32.329384" calcext:value-type="float">
            <text:p>32,329384</text:p>
          </table:table-cell>
          <table:table-cell table:style-name="ce2" office:value-type="float" office:value="32.365601" calcext:value-type="float">
            <text:p>32,365601</text:p>
          </table:table-cell>
          <table:table-cell table:style-name="ce2" office:value-type="float" office:value="32.385685" calcext:value-type="float">
            <text:p>32,385685</text:p>
          </table:table-cell>
          <table:table-cell table:style-name="ce2" office:value-type="float" office:value="32.365566" calcext:value-type="float">
            <text:p>32,365566</text:p>
          </table:table-cell>
          <table:table-cell table:style-name="ce2" office:value-type="float" office:value="32.353912" calcext:value-type="float">
            <text:p>32,353912</text:p>
          </table:table-cell>
          <table:table-cell table:style-name="ce2" office:value-type="float" office:value="32.306908" calcext:value-type="float">
            <text:p>32,306908</text:p>
          </table:table-cell>
          <table:table-cell table:style-name="ce2" office:value-type="float" office:value="32.232143" calcext:value-type="float">
            <text:p>32,232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8.412689" calcext:value-type="float">
            <text:p>18,412689</text:p>
          </table:table-cell>
          <table:table-cell table:style-name="ce2" office:value-type="float" office:value="21.456081" calcext:value-type="float">
            <text:p>21,456081</text:p>
          </table:table-cell>
          <table:table-cell table:style-name="ce2" office:value-type="float" office:value="24.017227" calcext:value-type="float">
            <text:p>24,017227</text:p>
          </table:table-cell>
          <table:table-cell table:style-name="ce2" office:value-type="float" office:value="25.715008" calcext:value-type="float">
            <text:p>25,715008</text:p>
          </table:table-cell>
          <table:table-cell table:style-name="ce2" office:value-type="float" office:value="27.101921" calcext:value-type="float">
            <text:p>27,101921</text:p>
          </table:table-cell>
          <table:table-cell table:style-name="ce2" office:value-type="float" office:value="28.419737" calcext:value-type="float">
            <text:p>28,419737</text:p>
          </table:table-cell>
          <table:table-cell table:style-name="ce2" office:value-type="float" office:value="29.625879" calcext:value-type="float">
            <text:p>29,625879</text:p>
          </table:table-cell>
          <table:table-cell table:style-name="ce2" office:value-type="float" office:value="30.353783" calcext:value-type="float">
            <text:p>30,353783</text:p>
          </table:table-cell>
          <table:table-cell table:style-name="ce2" office:value-type="float" office:value="30.898769" calcext:value-type="float">
            <text:p>30,898769</text:p>
          </table:table-cell>
          <table:table-cell table:style-name="ce2" office:value-type="float" office:value="31.289091" calcext:value-type="float">
            <text:p>31,289091</text:p>
          </table:table-cell>
          <table:table-cell table:style-name="ce2" office:value-type="float" office:value="31.761768" calcext:value-type="float">
            <text:p>31,761768</text:p>
          </table:table-cell>
          <table:table-cell table:style-name="ce2" office:value-type="float" office:value="32.08736" calcext:value-type="float">
            <text:p>32,08736</text:p>
          </table:table-cell>
          <table:table-cell table:style-name="ce2" office:value-type="float" office:value="32.314232" calcext:value-type="float">
            <text:p>32,314232</text:p>
          </table:table-cell>
          <table:table-cell table:style-name="ce2" office:value-type="float" office:value="32.426266" calcext:value-type="float">
            <text:p>32,426266</text:p>
          </table:table-cell>
          <table:table-cell table:style-name="ce2" office:value-type="float" office:value="32.494835" calcext:value-type="float">
            <text:p>32,494835</text:p>
          </table:table-cell>
          <table:table-cell table:style-name="ce2" office:value-type="float" office:value="32.510956" calcext:value-type="float">
            <text:p>32,510956</text:p>
          </table:table-cell>
          <table:table-cell table:style-name="ce2" office:value-type="float" office:value="32.52861" calcext:value-type="float">
            <text:p>32,52861</text:p>
          </table:table-cell>
          <table:table-cell table:style-name="ce2" office:value-type="float" office:value="32.496643" calcext:value-type="float">
            <text:p>32,496643</text:p>
          </table:table-cell>
          <table:table-cell table:style-name="ce2" office:value-type="float" office:value="32.429314" calcext:value-type="float">
            <text:p>32,429314</text:p>
          </table:table-cell>
          <table:table-cell table:style-name="ce2" office:value-type="float" office:value="32.375206" calcext:value-type="float">
            <text:p>32,3752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0.037725" calcext:value-type="float">
            <text:p>20,037725</text:p>
          </table:table-cell>
          <table:table-cell table:style-name="ce2" office:value-type="float" office:value="21.694099" calcext:value-type="float">
            <text:p>21,694099</text:p>
          </table:table-cell>
          <table:table-cell table:style-name="ce2" office:value-type="float" office:value="23.97267" calcext:value-type="float">
            <text:p>23,97267</text:p>
          </table:table-cell>
          <table:table-cell table:style-name="ce2" office:value-type="float" office:value="25.865948" calcext:value-type="float">
            <text:p>25,865948</text:p>
          </table:table-cell>
          <table:table-cell table:style-name="ce2" office:value-type="float" office:value="27.418312" calcext:value-type="float">
            <text:p>27,418312</text:p>
          </table:table-cell>
          <table:table-cell table:style-name="ce2" office:value-type="float" office:value="28.674503" calcext:value-type="float">
            <text:p>28,674503</text:p>
          </table:table-cell>
          <table:table-cell table:style-name="ce2" office:value-type="float" office:value="29.651876" calcext:value-type="float">
            <text:p>29,651876</text:p>
          </table:table-cell>
          <table:table-cell table:style-name="ce2" office:value-type="float" office:value="30.383846" calcext:value-type="float">
            <text:p>30,383846</text:p>
          </table:table-cell>
          <table:table-cell table:style-name="ce2" office:value-type="float" office:value="30.844103" calcext:value-type="float">
            <text:p>30,844103</text:p>
          </table:table-cell>
          <table:table-cell table:style-name="ce2" office:value-type="float" office:value="31.169672" calcext:value-type="float">
            <text:p>31,169672</text:p>
          </table:table-cell>
          <table:table-cell table:style-name="ce2" office:value-type="float" office:value="31.609707" calcext:value-type="float">
            <text:p>31,609707</text:p>
          </table:table-cell>
          <table:table-cell table:style-name="ce2" office:value-type="float" office:value="31.900953" calcext:value-type="float">
            <text:p>31,900953</text:p>
          </table:table-cell>
          <table:table-cell table:style-name="ce2" office:value-type="float" office:value="32.02404" calcext:value-type="float">
            <text:p>32,02404</text:p>
          </table:table-cell>
          <table:table-cell table:style-name="ce2" office:value-type="float" office:value="32.123867" calcext:value-type="float">
            <text:p>32,123867</text:p>
          </table:table-cell>
          <table:table-cell table:style-name="ce2" office:value-type="float" office:value="32.17783" calcext:value-type="float">
            <text:p>32,17783</text:p>
          </table:table-cell>
          <table:table-cell table:style-name="ce2" office:value-type="float" office:value="32.217186" calcext:value-type="float">
            <text:p>32,217186</text:p>
          </table:table-cell>
          <table:table-cell table:style-name="ce2" office:value-type="float" office:value="32.23732" calcext:value-type="float">
            <text:p>32,23732</text:p>
          </table:table-cell>
          <table:table-cell table:style-name="ce2" office:value-type="float" office:value="32.202049" calcext:value-type="float">
            <text:p>32,202049</text:p>
          </table:table-cell>
          <table:table-cell table:style-name="ce2" office:value-type="float" office:value="32.148083" calcext:value-type="float">
            <text:p>32,148083</text:p>
          </table:table-cell>
          <table:table-cell table:style-name="ce2" office:value-type="float" office:value="32.096817" calcext:value-type="float">
            <text:p>32,0968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8.575714" calcext:value-type="float">
            <text:p>18,575714</text:p>
          </table:table-cell>
          <table:table-cell table:style-name="ce2" office:value-type="float" office:value="20.324776" calcext:value-type="float">
            <text:p>20,324776</text:p>
          </table:table-cell>
          <table:table-cell table:style-name="ce2" office:value-type="float" office:value="21.838972" calcext:value-type="float">
            <text:p>21,838972</text:p>
          </table:table-cell>
          <table:table-cell table:style-name="ce2" office:value-type="float" office:value="23.932955" calcext:value-type="float">
            <text:p>23,932955</text:p>
          </table:table-cell>
          <table:table-cell table:style-name="ce2" office:value-type="float" office:value="26.316719" calcext:value-type="float">
            <text:p>26,316719</text:p>
          </table:table-cell>
          <table:table-cell table:style-name="ce2" office:value-type="float" office:value="28.214169" calcext:value-type="float">
            <text:p>28,214169</text:p>
          </table:table-cell>
          <table:table-cell table:style-name="ce2" office:value-type="float" office:value="29.502058" calcext:value-type="float">
            <text:p>29,502058</text:p>
          </table:table-cell>
          <table:table-cell table:style-name="ce2" office:value-type="float" office:value="30.290247" calcext:value-type="float">
            <text:p>30,290247</text:p>
          </table:table-cell>
          <table:table-cell table:style-name="ce2" office:value-type="float" office:value="30.787041" calcext:value-type="float">
            <text:p>30,787041</text:p>
          </table:table-cell>
          <table:table-cell table:style-name="ce2" office:value-type="float" office:value="31.152033" calcext:value-type="float">
            <text:p>31,152033</text:p>
          </table:table-cell>
          <table:table-cell table:style-name="ce2" office:value-type="float" office:value="31.522917" calcext:value-type="float">
            <text:p>31,522917</text:p>
          </table:table-cell>
          <table:table-cell table:style-name="ce2" office:value-type="float" office:value="31.786613" calcext:value-type="float">
            <text:p>31,786613</text:p>
          </table:table-cell>
          <table:table-cell table:style-name="ce2" office:value-type="float" office:value="31.89662" calcext:value-type="float">
            <text:p>31,89662</text:p>
          </table:table-cell>
          <table:table-cell table:style-name="ce2" office:value-type="float" office:value="31.956192" calcext:value-type="float">
            <text:p>31,956192</text:p>
          </table:table-cell>
          <table:table-cell table:style-name="ce2" office:value-type="float" office:value="31.988749" calcext:value-type="float">
            <text:p>31,988749</text:p>
          </table:table-cell>
          <table:table-cell table:style-name="ce2" office:value-type="float" office:value="32.017479" calcext:value-type="float">
            <text:p>32,017479</text:p>
          </table:table-cell>
          <table:table-cell table:style-name="ce2" office:value-type="float" office:value="32.015335" calcext:value-type="float">
            <text:p>32,015335</text:p>
          </table:table-cell>
          <table:table-cell table:style-name="ce2" office:value-type="float" office:value="31.972691" calcext:value-type="float">
            <text:p>31,972691</text:p>
          </table:table-cell>
          <table:table-cell table:style-name="ce2" office:value-type="float" office:value="31.896652" calcext:value-type="float">
            <text:p>31,896652</text:p>
          </table:table-cell>
          <table:table-cell table:style-name="ce2" office:value-type="float" office:value="31.822626" calcext:value-type="float">
            <text:p>31,82262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364329" calcext:value-type="float">
            <text:p>0,364329</text:p>
          </table:table-cell>
          <table:table-cell table:style-name="ce2" office:value-type="float" office:value="0.466305" calcext:value-type="float">
            <text:p>0,466305</text:p>
          </table:table-cell>
          <table:table-cell table:style-name="ce2" office:value-type="float" office:value="0.534027" calcext:value-type="float">
            <text:p>0,534027</text:p>
          </table:table-cell>
          <table:table-cell table:style-name="ce2" office:value-type="float" office:value="0.609984" calcext:value-type="float">
            <text:p>0,609984</text:p>
          </table:table-cell>
          <table:table-cell table:style-name="ce2" office:value-type="float" office:value="0.685613" calcext:value-type="float">
            <text:p>0,685613</text:p>
          </table:table-cell>
          <table:table-cell table:style-name="ce2" office:value-type="float" office:value="0.769897" calcext:value-type="float">
            <text:p>0,769897</text:p>
          </table:table-cell>
          <table:table-cell table:style-name="ce2" office:value-type="float" office:value="0.833288" calcext:value-type="float">
            <text:p>0,833288</text:p>
          </table:table-cell>
          <table:table-cell table:style-name="ce2" office:value-type="float" office:value="0.865904" calcext:value-type="float">
            <text:p>0,865904</text:p>
          </table:table-cell>
          <table:table-cell table:style-name="ce2" office:value-type="float" office:value="0.882317" calcext:value-type="float">
            <text:p>0,882317</text:p>
          </table:table-cell>
          <table:table-cell table:style-name="ce2" office:value-type="float" office:value="0.892825" calcext:value-type="float">
            <text:p>0,892825</text:p>
          </table:table-cell>
          <table:table-cell table:style-name="ce2" office:value-type="float" office:value="0.905208" calcext:value-type="float">
            <text:p>0,905208</text:p>
          </table:table-cell>
          <table:table-cell table:style-name="ce2" office:value-type="float" office:value="0.911827" calcext:value-type="float">
            <text:p>0,911827</text:p>
          </table:table-cell>
          <table:table-cell table:style-name="ce2" office:value-type="float" office:value="0.916132" calcext:value-type="float">
            <text:p>0,916132</text:p>
          </table:table-cell>
          <table:table-cell table:style-name="ce2" office:value-type="float" office:value="0.919468" calcext:value-type="float">
            <text:p>0,919468</text:p>
          </table:table-cell>
          <table:table-cell table:style-name="ce2" office:value-type="float" office:value="0.92229" calcext:value-type="float">
            <text:p>0,92229</text:p>
          </table:table-cell>
          <table:table-cell table:style-name="ce2" office:value-type="float" office:value="0.924129" calcext:value-type="float">
            <text:p>0,924129</text:p>
          </table:table-cell>
          <table:table-cell table:style-name="ce2" office:value-type="float" office:value="0.925817" calcext:value-type="float">
            <text:p>0,925817</text:p>
          </table:table-cell>
          <table:table-cell table:style-name="ce2" office:value-type="float" office:value="0.927049" calcext:value-type="float">
            <text:p>0,927049</text:p>
          </table:table-cell>
          <table:table-cell table:style-name="ce2" office:value-type="float" office:value="0.928524" calcext:value-type="float">
            <text:p>0,928524</text:p>
          </table:table-cell>
          <table:table-cell table:style-name="ce2" office:value-type="float" office:value="0.929354" calcext:value-type="float">
            <text:p>0,9293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472742" calcext:value-type="float">
            <text:p>0,472742</text:p>
          </table:table-cell>
          <table:table-cell table:style-name="ce2" office:value-type="float" office:value="0.595312" calcext:value-type="float">
            <text:p>0,595312</text:p>
          </table:table-cell>
          <table:table-cell table:style-name="ce2" office:value-type="float" office:value="0.785868" calcext:value-type="float">
            <text:p>0,785868</text:p>
          </table:table-cell>
          <table:table-cell table:style-name="ce2" office:value-type="float" office:value="0.855082" calcext:value-type="float">
            <text:p>0,855082</text:p>
          </table:table-cell>
          <table:table-cell table:style-name="ce2" office:value-type="float" office:value="0.884704" calcext:value-type="float">
            <text:p>0,884704</text:p>
          </table:table-cell>
          <table:table-cell table:style-name="ce2" office:value-type="float" office:value="0.900253" calcext:value-type="float">
            <text:p>0,900253</text:p>
          </table:table-cell>
          <table:table-cell table:style-name="ce2" office:value-type="float" office:value="0.910436" calcext:value-type="float">
            <text:p>0,910436</text:p>
          </table:table-cell>
          <table:table-cell table:style-name="ce2" office:value-type="float" office:value="0.916776" calcext:value-type="float">
            <text:p>0,916776</text:p>
          </table:table-cell>
          <table:table-cell table:style-name="ce2" office:value-type="float" office:value="0.921596" calcext:value-type="float">
            <text:p>0,921596</text:p>
          </table:table-cell>
          <table:table-cell table:style-name="ce2" office:value-type="float" office:value="0.925082" calcext:value-type="float">
            <text:p>0,925082</text:p>
          </table:table-cell>
          <table:table-cell table:style-name="ce2" office:value-type="float" office:value="0.929521" calcext:value-type="float">
            <text:p>0,929521</text:p>
          </table:table-cell>
          <table:table-cell table:style-name="ce2" office:value-type="float" office:value="0.932383" calcext:value-type="float">
            <text:p>0,932383</text:p>
          </table:table-cell>
          <table:table-cell table:style-name="ce2" office:value-type="float" office:value="0.934266" calcext:value-type="float">
            <text:p>0,934266</text:p>
          </table:table-cell>
          <table:table-cell table:style-name="ce2" office:value-type="float" office:value="0.935921" calcext:value-type="float">
            <text:p>0,935921</text:p>
          </table:table-cell>
          <table:table-cell table:style-name="ce2" office:value-type="float" office:value="0.937064" calcext:value-type="float">
            <text:p>0,937064</text:p>
          </table:table-cell>
          <table:table-cell table:style-name="ce2" office:value-type="float" office:value="0.937885" calcext:value-type="float">
            <text:p>0,937885</text:p>
          </table:table-cell>
          <table:table-cell table:style-name="ce2" office:value-type="float" office:value="0.938468" calcext:value-type="float">
            <text:p>0,938468</text:p>
          </table:table-cell>
          <table:table-cell table:style-name="ce2" office:value-type="float" office:value="0.938975" calcext:value-type="float">
            <text:p>0,938975</text:p>
          </table:table-cell>
          <table:table-cell table:style-name="ce2" office:value-type="float" office:value="0.939328" calcext:value-type="float">
            <text:p>0,939328</text:p>
          </table:table-cell>
          <table:table-cell table:style-name="ce2" office:value-type="float" office:value="0.939706" calcext:value-type="float">
            <text:p>0,9397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470221" calcext:value-type="float">
            <text:p>0,470221</text:p>
          </table:table-cell>
          <table:table-cell table:style-name="ce2" office:value-type="float" office:value="0.595978" calcext:value-type="float">
            <text:p>0,595978</text:p>
          </table:table-cell>
          <table:table-cell table:style-name="ce2" office:value-type="float" office:value="0.789315" calcext:value-type="float">
            <text:p>0,789315</text:p>
          </table:table-cell>
          <table:table-cell table:style-name="ce2" office:value-type="float" office:value="0.864592" calcext:value-type="float">
            <text:p>0,864592</text:p>
          </table:table-cell>
          <table:table-cell table:style-name="ce2" office:value-type="float" office:value="0.891377" calcext:value-type="float">
            <text:p>0,891377</text:p>
          </table:table-cell>
          <table:table-cell table:style-name="ce2" office:value-type="float" office:value="0.906388" calcext:value-type="float">
            <text:p>0,906388</text:p>
          </table:table-cell>
          <table:table-cell table:style-name="ce2" office:value-type="float" office:value="0.91592" calcext:value-type="float">
            <text:p>0,91592</text:p>
          </table:table-cell>
          <table:table-cell table:style-name="ce2" office:value-type="float" office:value="0.92189" calcext:value-type="float">
            <text:p>0,92189</text:p>
          </table:table-cell>
          <table:table-cell table:style-name="ce2" office:value-type="float" office:value="0.925822" calcext:value-type="float">
            <text:p>0,925822</text:p>
          </table:table-cell>
          <table:table-cell table:style-name="ce2" office:value-type="float" office:value="0.929006" calcext:value-type="float">
            <text:p>0,929006</text:p>
          </table:table-cell>
          <table:table-cell table:style-name="ce2" office:value-type="float" office:value="0.932741" calcext:value-type="float">
            <text:p>0,932741</text:p>
          </table:table-cell>
          <table:table-cell table:style-name="ce2" office:value-type="float" office:value="0.935099" calcext:value-type="float">
            <text:p>0,935099</text:p>
          </table:table-cell>
          <table:table-cell table:style-name="ce2" office:value-type="float" office:value="0.936758" calcext:value-type="float">
            <text:p>0,936758</text:p>
          </table:table-cell>
          <table:table-cell table:style-name="ce2" office:value-type="float" office:value="0.937937" calcext:value-type="float">
            <text:p>0,937937</text:p>
          </table:table-cell>
          <table:table-cell table:style-name="ce2" office:value-type="float" office:value="0.938702" calcext:value-type="float">
            <text:p>0,938702</text:p>
          </table:table-cell>
          <table:table-cell table:style-name="ce2" office:value-type="float" office:value="0.939121" calcext:value-type="float">
            <text:p>0,939121</text:p>
          </table:table-cell>
          <table:table-cell table:style-name="ce2" office:value-type="float" office:value="0.939178" calcext:value-type="float">
            <text:p>0,939178</text:p>
          </table:table-cell>
          <table:table-cell table:style-name="ce2" office:value-type="float" office:value="0.938948" calcext:value-type="float">
            <text:p>0,938948</text:p>
          </table:table-cell>
          <table:table-cell table:style-name="ce2" office:value-type="float" office:value="0.938378" calcext:value-type="float">
            <text:p>0,938378</text:p>
          </table:table-cell>
          <table:table-cell table:style-name="ce2" office:value-type="float" office:value="0.936485" calcext:value-type="float">
            <text:p>0,9364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597608" calcext:value-type="float">
            <text:p>0,597608</text:p>
          </table:table-cell>
          <table:table-cell table:style-name="ce2" office:value-type="float" office:value="0.71008" calcext:value-type="float">
            <text:p>0,71008</text:p>
          </table:table-cell>
          <table:table-cell table:style-name="ce2" office:value-type="float" office:value="0.798767" calcext:value-type="float">
            <text:p>0,798767</text:p>
          </table:table-cell>
          <table:table-cell table:style-name="ce2" office:value-type="float" office:value="0.866725" calcext:value-type="float">
            <text:p>0,866725</text:p>
          </table:table-cell>
          <table:table-cell table:style-name="ce2" office:value-type="float" office:value="0.891585" calcext:value-type="float">
            <text:p>0,891585</text:p>
          </table:table-cell>
          <table:table-cell table:style-name="ce2" office:value-type="float" office:value="0.905575" calcext:value-type="float">
            <text:p>0,905575</text:p>
          </table:table-cell>
          <table:table-cell table:style-name="ce2" office:value-type="float" office:value="0.914449" calcext:value-type="float">
            <text:p>0,914449</text:p>
          </table:table-cell>
          <table:table-cell table:style-name="ce2" office:value-type="float" office:value="0.921129" calcext:value-type="float">
            <text:p>0,921129</text:p>
          </table:table-cell>
          <table:table-cell table:style-name="ce2" office:value-type="float" office:value="0.925253" calcext:value-type="float">
            <text:p>0,925253</text:p>
          </table:table-cell>
          <table:table-cell table:style-name="ce2" office:value-type="float" office:value="0.928715" calcext:value-type="float">
            <text:p>0,928715</text:p>
          </table:table-cell>
          <table:table-cell table:style-name="ce2" office:value-type="float" office:value="0.933806" calcext:value-type="float">
            <text:p>0,933806</text:p>
          </table:table-cell>
          <table:table-cell table:style-name="ce2" office:value-type="float" office:value="0.936952" calcext:value-type="float">
            <text:p>0,936952</text:p>
          </table:table-cell>
          <table:table-cell table:style-name="ce2" office:value-type="float" office:value="0.938904" calcext:value-type="float">
            <text:p>0,938904</text:p>
          </table:table-cell>
          <table:table-cell table:style-name="ce2" office:value-type="float" office:value="0.940385" calcext:value-type="float">
            <text:p>0,940385</text:p>
          </table:table-cell>
          <table:table-cell table:style-name="ce2" office:value-type="float" office:value="0.941523" calcext:value-type="float">
            <text:p>0,941523</text:p>
          </table:table-cell>
          <table:table-cell table:style-name="ce2" office:value-type="float" office:value="0.942435" calcext:value-type="float">
            <text:p>0,942435</text:p>
          </table:table-cell>
          <table:table-cell table:style-name="ce2" office:value-type="float" office:value="0.942894" calcext:value-type="float">
            <text:p>0,942894</text:p>
          </table:table-cell>
          <table:table-cell table:style-name="ce2" office:value-type="float" office:value="0.943131" calcext:value-type="float">
            <text:p>0,943131</text:p>
          </table:table-cell>
          <table:table-cell table:style-name="ce2" office:value-type="float" office:value="0.943188" calcext:value-type="float">
            <text:p>0,943188</text:p>
          </table:table-cell>
          <table:table-cell table:style-name="ce2" office:value-type="float" office:value="0.942776" calcext:value-type="float">
            <text:p>0,9427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478364" calcext:value-type="float">
            <text:p>0,478364</text:p>
          </table:table-cell>
          <table:table-cell table:style-name="ce2" office:value-type="float" office:value="0.709297" calcext:value-type="float">
            <text:p>0,709297</text:p>
          </table:table-cell>
          <table:table-cell table:style-name="ce2" office:value-type="float" office:value="0.817796" calcext:value-type="float">
            <text:p>0,817796</text:p>
          </table:table-cell>
          <table:table-cell table:style-name="ce2" office:value-type="float" office:value="0.865869" calcext:value-type="float">
            <text:p>0,865869</text:p>
          </table:table-cell>
          <table:table-cell table:style-name="ce2" office:value-type="float" office:value="0.888343" calcext:value-type="float">
            <text:p>0,888343</text:p>
          </table:table-cell>
          <table:table-cell table:style-name="ce2" office:value-type="float" office:value="0.903113" calcext:value-type="float">
            <text:p>0,903113</text:p>
          </table:table-cell>
          <table:table-cell table:style-name="ce2" office:value-type="float" office:value="0.911875" calcext:value-type="float">
            <text:p>0,911875</text:p>
          </table:table-cell>
          <table:table-cell table:style-name="ce2" office:value-type="float" office:value="0.919779" calcext:value-type="float">
            <text:p>0,919779</text:p>
          </table:table-cell>
          <table:table-cell table:style-name="ce2" office:value-type="float" office:value="0.924801" calcext:value-type="float">
            <text:p>0,924801</text:p>
          </table:table-cell>
          <table:table-cell table:style-name="ce2" office:value-type="float" office:value="0.928285" calcext:value-type="float">
            <text:p>0,928285</text:p>
          </table:table-cell>
          <table:table-cell table:style-name="ce2" office:value-type="float" office:value="0.933488" calcext:value-type="float">
            <text:p>0,933488</text:p>
          </table:table-cell>
          <table:table-cell table:style-name="ce2" office:value-type="float" office:value="0.936888" calcext:value-type="float">
            <text:p>0,936888</text:p>
          </table:table-cell>
          <table:table-cell table:style-name="ce2" office:value-type="float" office:value="0.93903" calcext:value-type="float">
            <text:p>0,93903</text:p>
          </table:table-cell>
          <table:table-cell table:style-name="ce2" office:value-type="float" office:value="0.940651" calcext:value-type="float">
            <text:p>0,940651</text:p>
          </table:table-cell>
          <table:table-cell table:style-name="ce2" office:value-type="float" office:value="0.941729" calcext:value-type="float">
            <text:p>0,941729</text:p>
          </table:table-cell>
          <table:table-cell table:style-name="ce2" office:value-type="float" office:value="0.94234" calcext:value-type="float">
            <text:p>0,94234</text:p>
          </table:table-cell>
          <table:table-cell table:style-name="ce2" office:value-type="float" office:value="0.942572" calcext:value-type="float">
            <text:p>0,942572</text:p>
          </table:table-cell>
          <table:table-cell table:style-name="ce2" office:value-type="float" office:value="0.942686" calcext:value-type="float">
            <text:p>0,942686</text:p>
          </table:table-cell>
          <table:table-cell table:style-name="ce2" office:value-type="float" office:value="0.94224" calcext:value-type="float">
            <text:p>0,94224</text:p>
          </table:table-cell>
          <table:table-cell table:style-name="ce2" office:value-type="float" office:value="0.941458" calcext:value-type="float">
            <text:p>0,9414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481751" calcext:value-type="float">
            <text:p>0,481751</text:p>
          </table:table-cell>
          <table:table-cell table:style-name="ce2" office:value-type="float" office:value="0.686225" calcext:value-type="float">
            <text:p>0,686225</text:p>
          </table:table-cell>
          <table:table-cell table:style-name="ce2" office:value-type="float" office:value="0.786042" calcext:value-type="float">
            <text:p>0,786042</text:p>
          </table:table-cell>
          <table:table-cell table:style-name="ce2" office:value-type="float" office:value="0.845666" calcext:value-type="float">
            <text:p>0,845666</text:p>
          </table:table-cell>
          <table:table-cell table:style-name="ce2" office:value-type="float" office:value="0.878355" calcext:value-type="float">
            <text:p>0,878355</text:p>
          </table:table-cell>
          <table:table-cell table:style-name="ce2" office:value-type="float" office:value="0.896604" calcext:value-type="float">
            <text:p>0,896604</text:p>
          </table:table-cell>
          <table:table-cell table:style-name="ce2" office:value-type="float" office:value="0.908771" calcext:value-type="float">
            <text:p>0,908771</text:p>
          </table:table-cell>
          <table:table-cell table:style-name="ce2" office:value-type="float" office:value="0.918497" calcext:value-type="float">
            <text:p>0,918497</text:p>
          </table:table-cell>
          <table:table-cell table:style-name="ce2" office:value-type="float" office:value="0.923518" calcext:value-type="float">
            <text:p>0,923518</text:p>
          </table:table-cell>
          <table:table-cell table:style-name="ce2" office:value-type="float" office:value="0.928353" calcext:value-type="float">
            <text:p>0,928353</text:p>
          </table:table-cell>
          <table:table-cell table:style-name="ce2" office:value-type="float" office:value="0.934032" calcext:value-type="float">
            <text:p>0,934032</text:p>
          </table:table-cell>
          <table:table-cell table:style-name="ce2" office:value-type="float" office:value="0.937399" calcext:value-type="float">
            <text:p>0,937399</text:p>
          </table:table-cell>
          <table:table-cell table:style-name="ce2" office:value-type="float" office:value="0.939705" calcext:value-type="float">
            <text:p>0,939705</text:p>
          </table:table-cell>
          <table:table-cell table:style-name="ce2" office:value-type="float" office:value="0.941241" calcext:value-type="float">
            <text:p>0,941241</text:p>
          </table:table-cell>
          <table:table-cell table:style-name="ce2" office:value-type="float" office:value="0.942117" calcext:value-type="float">
            <text:p>0,942117</text:p>
          </table:table-cell>
          <table:table-cell table:style-name="ce2" office:value-type="float" office:value="0.942633" calcext:value-type="float">
            <text:p>0,942633</text:p>
          </table:table-cell>
          <table:table-cell table:style-name="ce2" office:value-type="float" office:value="0.942424" calcext:value-type="float">
            <text:p>0,942424</text:p>
          </table:table-cell>
          <table:table-cell table:style-name="ce2" office:value-type="float" office:value="0.942319" calcext:value-type="float">
            <text:p>0,942319</text:p>
          </table:table-cell>
          <table:table-cell table:style-name="ce2" office:value-type="float" office:value="0.942024" calcext:value-type="float">
            <text:p>0,942024</text:p>
          </table:table-cell>
          <table:table-cell table:style-name="ce2" office:value-type="float" office:value="0.941058" calcext:value-type="float">
            <text:p>0,9410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486813" calcext:value-type="float">
            <text:p>0,486813</text:p>
          </table:table-cell>
          <table:table-cell table:style-name="ce2" office:value-type="float" office:value="0.669464" calcext:value-type="float">
            <text:p>0,669464</text:p>
          </table:table-cell>
          <table:table-cell table:style-name="ce2" office:value-type="float" office:value="0.784201" calcext:value-type="float">
            <text:p>0,784201</text:p>
          </table:table-cell>
          <table:table-cell table:style-name="ce2" office:value-type="float" office:value="0.844459" calcext:value-type="float">
            <text:p>0,844459</text:p>
          </table:table-cell>
          <table:table-cell table:style-name="ce2" office:value-type="float" office:value="0.875725" calcext:value-type="float">
            <text:p>0,875725</text:p>
          </table:table-cell>
          <table:table-cell table:style-name="ce2" office:value-type="float" office:value="0.898063" calcext:value-type="float">
            <text:p>0,898063</text:p>
          </table:table-cell>
          <table:table-cell table:style-name="ce2" office:value-type="float" office:value="0.910461" calcext:value-type="float">
            <text:p>0,910461</text:p>
          </table:table-cell>
          <table:table-cell table:style-name="ce2" office:value-type="float" office:value="0.919881" calcext:value-type="float">
            <text:p>0,919881</text:p>
          </table:table-cell>
          <table:table-cell table:style-name="ce2" office:value-type="float" office:value="0.924181" calcext:value-type="float">
            <text:p>0,924181</text:p>
          </table:table-cell>
          <table:table-cell table:style-name="ce2" office:value-type="float" office:value="0.927891" calcext:value-type="float">
            <text:p>0,927891</text:p>
          </table:table-cell>
          <table:table-cell table:style-name="ce2" office:value-type="float" office:value="0.932181" calcext:value-type="float">
            <text:p>0,932181</text:p>
          </table:table-cell>
          <table:table-cell table:style-name="ce2" office:value-type="float" office:value="0.93524" calcext:value-type="float">
            <text:p>0,93524</text:p>
          </table:table-cell>
          <table:table-cell table:style-name="ce2" office:value-type="float" office:value="0.936459" calcext:value-type="float">
            <text:p>0,936459</text:p>
          </table:table-cell>
          <table:table-cell table:style-name="ce2" office:value-type="float" office:value="0.937347" calcext:value-type="float">
            <text:p>0,937347</text:p>
          </table:table-cell>
          <table:table-cell table:style-name="ce2" office:value-type="float" office:value="0.937424" calcext:value-type="float">
            <text:p>0,937424</text:p>
          </table:table-cell>
          <table:table-cell table:style-name="ce2" office:value-type="float" office:value="0.937576" calcext:value-type="float">
            <text:p>0,937576</text:p>
          </table:table-cell>
          <table:table-cell table:style-name="ce2" office:value-type="float" office:value="0.937224" calcext:value-type="float">
            <text:p>0,937224</text:p>
          </table:table-cell>
          <table:table-cell table:style-name="ce2" office:value-type="float" office:value="0.936842" calcext:value-type="float">
            <text:p>0,936842</text:p>
          </table:table-cell>
          <table:table-cell table:style-name="ce2" office:value-type="float" office:value="0.936165" calcext:value-type="float">
            <text:p>0,936165</text:p>
          </table:table-cell>
          <table:table-cell table:style-name="ce2" office:value-type="float" office:value="0.934862" calcext:value-type="float">
            <text:p>0,9348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80903" calcext:value-type="float">
            <text:p>0,480903</text:p>
          </table:table-cell>
          <table:table-cell table:style-name="ce2" office:value-type="float" office:value="0.679504" calcext:value-type="float">
            <text:p>0,679504</text:p>
          </table:table-cell>
          <table:table-cell table:style-name="ce2" office:value-type="float" office:value="0.793764" calcext:value-type="float">
            <text:p>0,793764</text:p>
          </table:table-cell>
          <table:table-cell table:style-name="ce2" office:value-type="float" office:value="0.84484" calcext:value-type="float">
            <text:p>0,84484</text:p>
          </table:table-cell>
          <table:table-cell table:style-name="ce2" office:value-type="float" office:value="0.876556" calcext:value-type="float">
            <text:p>0,876556</text:p>
          </table:table-cell>
          <table:table-cell table:style-name="ce2" office:value-type="float" office:value="0.896803" calcext:value-type="float">
            <text:p>0,896803</text:p>
          </table:table-cell>
          <table:table-cell table:style-name="ce2" office:value-type="float" office:value="0.913996" calcext:value-type="float">
            <text:p>0,913996</text:p>
          </table:table-cell>
          <table:table-cell table:style-name="ce2" office:value-type="float" office:value="0.921645" calcext:value-type="float">
            <text:p>0,921645</text:p>
          </table:table-cell>
          <table:table-cell table:style-name="ce2" office:value-type="float" office:value="0.926335" calcext:value-type="float">
            <text:p>0,926335</text:p>
          </table:table-cell>
          <table:table-cell table:style-name="ce2" office:value-type="float" office:value="0.929966" calcext:value-type="float">
            <text:p>0,929966</text:p>
          </table:table-cell>
          <table:table-cell table:style-name="ce2" office:value-type="float" office:value="0.933865" calcext:value-type="float">
            <text:p>0,933865</text:p>
          </table:table-cell>
          <table:table-cell table:style-name="ce2" office:value-type="float" office:value="0.936415" calcext:value-type="float">
            <text:p>0,936415</text:p>
          </table:table-cell>
          <table:table-cell table:style-name="ce2" office:value-type="float" office:value="0.938283" calcext:value-type="float">
            <text:p>0,938283</text:p>
          </table:table-cell>
          <table:table-cell table:style-name="ce2" office:value-type="float" office:value="0.939157" calcext:value-type="float">
            <text:p>0,939157</text:p>
          </table:table-cell>
          <table:table-cell table:style-name="ce2" office:value-type="float" office:value="0.939773" calcext:value-type="float">
            <text:p>0,939773</text:p>
          </table:table-cell>
          <table:table-cell table:style-name="ce2" office:value-type="float" office:value="0.939838" calcext:value-type="float">
            <text:p>0,939838</text:p>
          </table:table-cell>
          <table:table-cell table:style-name="ce2" office:value-type="float" office:value="0.939869" calcext:value-type="float">
            <text:p>0,939869</text:p>
          </table:table-cell>
          <table:table-cell table:style-name="ce2" office:value-type="float" office:value="0.939346" calcext:value-type="float">
            <text:p>0,939346</text:p>
          </table:table-cell>
          <table:table-cell table:style-name="ce2" office:value-type="float" office:value="0.938478" calcext:value-type="float">
            <text:p>0,938478</text:p>
          </table:table-cell>
          <table:table-cell table:style-name="ce2" office:value-type="float" office:value="0.93762" calcext:value-type="float">
            <text:p>0,937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585359" calcext:value-type="float">
            <text:p>0,585359</text:p>
          </table:table-cell>
          <table:table-cell table:style-name="ce2" office:value-type="float" office:value="0.696181" calcext:value-type="float">
            <text:p>0,696181</text:p>
          </table:table-cell>
          <table:table-cell table:style-name="ce2" office:value-type="float" office:value="0.794932" calcext:value-type="float">
            <text:p>0,794932</text:p>
          </table:table-cell>
          <table:table-cell table:style-name="ce2" office:value-type="float" office:value="0.852911" calcext:value-type="float">
            <text:p>0,852911</text:p>
          </table:table-cell>
          <table:table-cell table:style-name="ce2" office:value-type="float" office:value="0.884707" calcext:value-type="float">
            <text:p>0,884707</text:p>
          </table:table-cell>
          <table:table-cell table:style-name="ce2" office:value-type="float" office:value="0.903764" calcext:value-type="float">
            <text:p>0,903764</text:p>
          </table:table-cell>
          <table:table-cell table:style-name="ce2" office:value-type="float" office:value="0.915121" calcext:value-type="float">
            <text:p>0,915121</text:p>
          </table:table-cell>
          <table:table-cell table:style-name="ce2" office:value-type="float" office:value="0.923047" calcext:value-type="float">
            <text:p>0,923047</text:p>
          </table:table-cell>
          <table:table-cell table:style-name="ce2" office:value-type="float" office:value="0.927269" calcext:value-type="float">
            <text:p>0,927269</text:p>
          </table:table-cell>
          <table:table-cell table:style-name="ce2" office:value-type="float" office:value="0.929993" calcext:value-type="float">
            <text:p>0,929993</text:p>
          </table:table-cell>
          <table:table-cell table:style-name="ce2" office:value-type="float" office:value="0.933343" calcext:value-type="float">
            <text:p>0,933343</text:p>
          </table:table-cell>
          <table:table-cell table:style-name="ce2" office:value-type="float" office:value="0.935498" calcext:value-type="float">
            <text:p>0,935498</text:p>
          </table:table-cell>
          <table:table-cell table:style-name="ce2" office:value-type="float" office:value="0.9363" calcext:value-type="float">
            <text:p>0,9363</text:p>
          </table:table-cell>
          <table:table-cell table:style-name="ce2" office:value-type="float" office:value="0.937057" calcext:value-type="float">
            <text:p>0,937057</text:p>
          </table:table-cell>
          <table:table-cell table:style-name="ce2" office:value-type="float" office:value="0.937278" calcext:value-type="float">
            <text:p>0,937278</text:p>
          </table:table-cell>
          <table:table-cell table:style-name="ce2" office:value-type="float" office:value="0.937555" calcext:value-type="float">
            <text:p>0,937555</text:p>
          </table:table-cell>
          <table:table-cell table:style-name="ce2" office:value-type="float" office:value="0.937566" calcext:value-type="float">
            <text:p>0,937566</text:p>
          </table:table-cell>
          <table:table-cell table:style-name="ce2" office:value-type="float" office:value="0.936957" calcext:value-type="float">
            <text:p>0,936957</text:p>
          </table:table-cell>
          <table:table-cell table:style-name="ce2" office:value-type="float" office:value="0.936151" calcext:value-type="float">
            <text:p>0,936151</text:p>
          </table:table-cell>
          <table:table-cell table:style-name="ce2" office:value-type="float" office:value="0.935396" calcext:value-type="float">
            <text:p>0,9353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462657" calcext:value-type="float">
            <text:p>0,462657</text:p>
          </table:table-cell>
          <table:table-cell table:style-name="ce2" office:value-type="float" office:value="0.60103" calcext:value-type="float">
            <text:p>0,60103</text:p>
          </table:table-cell>
          <table:table-cell table:style-name="ce2" office:value-type="float" office:value="0.704649" calcext:value-type="float">
            <text:p>0,704649</text:p>
          </table:table-cell>
          <table:table-cell table:style-name="ce2" office:value-type="float" office:value="0.79932" calcext:value-type="float">
            <text:p>0,79932</text:p>
          </table:table-cell>
          <table:table-cell table:style-name="ce2" office:value-type="float" office:value="0.867868" calcext:value-type="float">
            <text:p>0,867868</text:p>
          </table:table-cell>
          <table:table-cell table:style-name="ce2" office:value-type="float" office:value="0.902122" calcext:value-type="float">
            <text:p>0,902122</text:p>
          </table:table-cell>
          <table:table-cell table:style-name="ce2" office:value-type="float" office:value="0.918197" calcext:value-type="float">
            <text:p>0,918197</text:p>
          </table:table-cell>
          <table:table-cell table:style-name="ce2" office:value-type="float" office:value="0.925909" calcext:value-type="float">
            <text:p>0,925909</text:p>
          </table:table-cell>
          <table:table-cell table:style-name="ce2" office:value-type="float" office:value="0.929983" calcext:value-type="float">
            <text:p>0,929983</text:p>
          </table:table-cell>
          <table:table-cell table:style-name="ce2" office:value-type="float" office:value="0.932641" calcext:value-type="float">
            <text:p>0,932641</text:p>
          </table:table-cell>
          <table:table-cell table:style-name="ce2" office:value-type="float" office:value="0.934801" calcext:value-type="float">
            <text:p>0,934801</text:p>
          </table:table-cell>
          <table:table-cell table:style-name="ce2" office:value-type="float" office:value="0.936208" calcext:value-type="float">
            <text:p>0,936208</text:p>
          </table:table-cell>
          <table:table-cell table:style-name="ce2" office:value-type="float" office:value="0.936733" calcext:value-type="float">
            <text:p>0,936733</text:p>
          </table:table-cell>
          <table:table-cell table:style-name="ce2" office:value-type="float" office:value="0.936737" calcext:value-type="float">
            <text:p>0,936737</text:p>
          </table:table-cell>
          <table:table-cell table:style-name="ce2" office:value-type="float" office:value="0.936766" calcext:value-type="float">
            <text:p>0,936766</text:p>
          </table:table-cell>
          <table:table-cell table:style-name="ce2" office:value-type="float" office:value="0.93665" calcext:value-type="float">
            <text:p>0,93665</text:p>
          </table:table-cell>
          <table:table-cell table:style-name="ce2" office:value-type="float" office:value="0.936345" calcext:value-type="float">
            <text:p>0,936345</text:p>
          </table:table-cell>
          <table:table-cell table:style-name="ce2" office:value-type="float" office:value="0.935646" calcext:value-type="float">
            <text:p>0,935646</text:p>
          </table:table-cell>
          <table:table-cell table:style-name="ce2" office:value-type="float" office:value="0.934484" calcext:value-type="float">
            <text:p>0,934484</text:p>
          </table:table-cell>
          <table:table-cell table:style-name="ce2" office:value-type="float" office:value="0.933593" calcext:value-type="float">
            <text:p>0,93359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number-columns-repeated="2" table:style-name="ce2" office:value-type="float" office:value="0.004121" calcext:value-type="float">
            <text:p>0,004121</text:p>
          </table:table-cell>
          <table:table-cell table:style-name="ce2" office:value-type="float" office:value="0.026232" calcext:value-type="float">
            <text:p>0,026232</text:p>
          </table:table-cell>
          <table:table-cell table:style-name="ce2" office:value-type="float" office:value="1.245306" calcext:value-type="float">
            <text:p>1,245306</text:p>
          </table:table-cell>
          <table:table-cell table:style-name="ce2" office:value-type="float" office:value="8.991258" calcext:value-type="float">
            <text:p>8,991258</text:p>
          </table:table-cell>
          <table:table-cell table:style-name="ce2" office:value-type="float" office:value="22.576955" calcext:value-type="float">
            <text:p>22,576955</text:p>
          </table:table-cell>
          <table:table-cell table:style-name="ce2" office:value-type="float" office:value="38.578259" calcext:value-type="float">
            <text:p>38,578259</text:p>
          </table:table-cell>
          <table:table-cell table:style-name="ce2" office:value-type="float" office:value="50.73045" calcext:value-type="float">
            <text:p>50,73045</text:p>
          </table:table-cell>
          <table:table-cell table:style-name="ce2" office:value-type="float" office:value="57.347071" calcext:value-type="float">
            <text:p>57,347071</text:p>
          </table:table-cell>
          <table:table-cell table:style-name="ce2" office:value-type="float" office:value="62.65181" calcext:value-type="float">
            <text:p>62,65181</text:p>
          </table:table-cell>
          <table:table-cell table:style-name="ce2" office:value-type="float" office:value="69.073557" calcext:value-type="float">
            <text:p>69,073557</text:p>
          </table:table-cell>
          <table:table-cell table:style-name="ce2" office:value-type="float" office:value="72.670841" calcext:value-type="float">
            <text:p>72,670841</text:p>
          </table:table-cell>
          <table:table-cell table:style-name="ce2" office:value-type="float" office:value="75.354405" calcext:value-type="float">
            <text:p>75,354405</text:p>
          </table:table-cell>
          <table:table-cell table:style-name="ce2" office:value-type="float" office:value="77.526272" calcext:value-type="float">
            <text:p>77,526272</text:p>
          </table:table-cell>
          <table:table-cell table:style-name="ce2" office:value-type="float" office:value="79.503" calcext:value-type="float">
            <text:p>79,503</text:p>
          </table:table-cell>
          <table:table-cell table:style-name="ce2" office:value-type="float" office:value="80.639203" calcext:value-type="float">
            <text:p>80,639203</text:p>
          </table:table-cell>
          <table:table-cell table:style-name="ce2" office:value-type="float" office:value="81.8554" calcext:value-type="float">
            <text:p>81,8554</text:p>
          </table:table-cell>
          <table:table-cell table:style-name="ce2" office:value-type="float" office:value="82.91544" calcext:value-type="float">
            <text:p>82,91544</text:p>
          </table:table-cell>
          <table:table-cell table:style-name="ce2" office:value-type="float" office:value="83.901978" calcext:value-type="float">
            <text:p>83,901978</text:p>
          </table:table-cell>
          <table:table-cell table:style-name="ce2" office:value-type="float" office:value="84.335135" calcext:value-type="float">
            <text:p>84,335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012246" calcext:value-type="float">
            <text:p>0,012246</text:p>
          </table:table-cell>
          <table:table-cell table:style-name="ce2" office:value-type="float" office:value="0.023236" calcext:value-type="float">
            <text:p>0,023236</text:p>
          </table:table-cell>
          <table:table-cell table:style-name="ce2" office:value-type="float" office:value="4.276685" calcext:value-type="float">
            <text:p>4,276685</text:p>
          </table:table-cell>
          <table:table-cell table:style-name="ce2" office:value-type="float" office:value="22.806321" calcext:value-type="float">
            <text:p>22,806321</text:p>
          </table:table-cell>
          <table:table-cell table:style-name="ce2" office:value-type="float" office:value="36.986736" calcext:value-type="float">
            <text:p>36,986736</text:p>
          </table:table-cell>
          <table:table-cell table:style-name="ce2" office:value-type="float" office:value="46.51159" calcext:value-type="float">
            <text:p>46,51159</text:p>
          </table:table-cell>
          <table:table-cell table:style-name="ce2" office:value-type="float" office:value="53.467705" calcext:value-type="float">
            <text:p>53,467705</text:p>
          </table:table-cell>
          <table:table-cell table:style-name="ce2" office:value-type="float" office:value="58.18494" calcext:value-type="float">
            <text:p>58,18494</text:p>
          </table:table-cell>
          <table:table-cell table:style-name="ce2" office:value-type="float" office:value="61.504473" calcext:value-type="float">
            <text:p>61,504473</text:p>
          </table:table-cell>
          <table:table-cell table:style-name="ce2" office:value-type="float" office:value="63.966337" calcext:value-type="float">
            <text:p>63,966337</text:p>
          </table:table-cell>
          <table:table-cell table:style-name="ce2" office:value-type="float" office:value="67.640128" calcext:value-type="float">
            <text:p>67,640128</text:p>
          </table:table-cell>
          <table:table-cell table:style-name="ce2" office:value-type="float" office:value="70.112711" calcext:value-type="float">
            <text:p>70,112711</text:p>
          </table:table-cell>
          <table:table-cell table:style-name="ce2" office:value-type="float" office:value="71.965366" calcext:value-type="float">
            <text:p>71,965366</text:p>
          </table:table-cell>
          <table:table-cell table:style-name="ce2" office:value-type="float" office:value="73.668682" calcext:value-type="float">
            <text:p>73,668682</text:p>
          </table:table-cell>
          <table:table-cell table:style-name="ce2" office:value-type="float" office:value="74.921033" calcext:value-type="float">
            <text:p>74,921033</text:p>
          </table:table-cell>
          <table:table-cell table:style-name="ce2" office:value-type="float" office:value="75.860549" calcext:value-type="float">
            <text:p>75,860549</text:p>
          </table:table-cell>
          <table:table-cell table:style-name="ce2" office:value-type="float" office:value="76.358375" calcext:value-type="float">
            <text:p>76,358375</text:p>
          </table:table-cell>
          <table:table-cell table:style-name="ce2" office:value-type="float" office:value="76.819303" calcext:value-type="float">
            <text:p>76,819303</text:p>
          </table:table-cell>
          <table:table-cell table:style-name="ce2" office:value-type="float" office:value="77.182968" calcext:value-type="float">
            <text:p>77,182968</text:p>
          </table:table-cell>
          <table:table-cell table:style-name="ce2" office:value-type="float" office:value="77.517728" calcext:value-type="float">
            <text:p>77,5177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035208" calcext:value-type="float">
            <text:p>0,035208</text:p>
          </table:table-cell>
          <table:table-cell table:style-name="ce2" office:value-type="float" office:value="0.104951" calcext:value-type="float">
            <text:p>0,104951</text:p>
          </table:table-cell>
          <table:table-cell table:style-name="ce2" office:value-type="float" office:value="6.444417" calcext:value-type="float">
            <text:p>6,444417</text:p>
          </table:table-cell>
          <table:table-cell table:style-name="ce2" office:value-type="float" office:value="27.622878" calcext:value-type="float">
            <text:p>27,622878</text:p>
          </table:table-cell>
          <table:table-cell table:style-name="ce2" office:value-type="float" office:value="42.048955" calcext:value-type="float">
            <text:p>42,048955</text:p>
          </table:table-cell>
          <table:table-cell table:style-name="ce2" office:value-type="float" office:value="52.222747" calcext:value-type="float">
            <text:p>52,222747</text:p>
          </table:table-cell>
          <table:table-cell table:style-name="ce2" office:value-type="float" office:value="59.884518" calcext:value-type="float">
            <text:p>59,884518</text:p>
          </table:table-cell>
          <table:table-cell table:style-name="ce2" office:value-type="float" office:value="65.019125" calcext:value-type="float">
            <text:p>65,019125</text:p>
          </table:table-cell>
          <table:table-cell table:style-name="ce2" office:value-type="float" office:value="68.735118" calcext:value-type="float">
            <text:p>68,735118</text:p>
          </table:table-cell>
          <table:table-cell table:style-name="ce2" office:value-type="float" office:value="71.748801" calcext:value-type="float">
            <text:p>71,748801</text:p>
          </table:table-cell>
          <table:table-cell table:style-name="ce2" office:value-type="float" office:value="75.390447" calcext:value-type="float">
            <text:p>75,390447</text:p>
          </table:table-cell>
          <table:table-cell table:style-name="ce2" office:value-type="float" office:value="77.826841" calcext:value-type="float">
            <text:p>77,826841</text:p>
          </table:table-cell>
          <table:table-cell table:style-name="ce2" office:value-type="float" office:value="79.378489" calcext:value-type="float">
            <text:p>79,378489</text:p>
          </table:table-cell>
          <table:table-cell table:style-name="ce2" office:value-type="float" office:value="80.439678" calcext:value-type="float">
            <text:p>80,439678</text:p>
          </table:table-cell>
          <table:table-cell table:style-name="ce2" office:value-type="float" office:value="81.125" calcext:value-type="float">
            <text:p>81,125</text:p>
          </table:table-cell>
          <table:table-cell table:style-name="ce2" office:value-type="float" office:value="81.579035" calcext:value-type="float">
            <text:p>81,579035</text:p>
          </table:table-cell>
          <table:table-cell table:style-name="ce2" office:value-type="float" office:value="81.845305" calcext:value-type="float">
            <text:p>81,845305</text:p>
          </table:table-cell>
          <table:table-cell table:style-name="ce2" office:value-type="float" office:value="81.806848" calcext:value-type="float">
            <text:p>81,806848</text:p>
          </table:table-cell>
          <table:table-cell table:style-name="ce2" office:value-type="float" office:value="81.54884" calcext:value-type="float">
            <text:p>81,54884</text:p>
          </table:table-cell>
          <table:table-cell table:style-name="ce2" office:value-type="float" office:value="80.570045" calcext:value-type="float">
            <text:p>80,5700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45498" calcext:value-type="float">
            <text:p>0,245498</text:p>
          </table:table-cell>
          <table:table-cell table:style-name="ce2" office:value-type="float" office:value="10.762875" calcext:value-type="float">
            <text:p>10,762875</text:p>
          </table:table-cell>
          <table:table-cell table:style-name="ce2" office:value-type="float" office:value="32.950219" calcext:value-type="float">
            <text:p>32,950219</text:p>
          </table:table-cell>
          <table:table-cell table:style-name="ce2" office:value-type="float" office:value="46.913538" calcext:value-type="float">
            <text:p>46,913538</text:p>
          </table:table-cell>
          <table:table-cell table:style-name="ce2" office:value-type="float" office:value="57.119695" calcext:value-type="float">
            <text:p>57,119695</text:p>
          </table:table-cell>
          <table:table-cell table:style-name="ce2" office:value-type="float" office:value="64.615984" calcext:value-type="float">
            <text:p>64,615984</text:p>
          </table:table-cell>
          <table:table-cell table:style-name="ce2" office:value-type="float" office:value="70.457881" calcext:value-type="float">
            <text:p>70,457881</text:p>
          </table:table-cell>
          <table:table-cell table:style-name="ce2" office:value-type="float" office:value="74.639722" calcext:value-type="float">
            <text:p>74,639722</text:p>
          </table:table-cell>
          <table:table-cell table:style-name="ce2" office:value-type="float" office:value="77.875275" calcext:value-type="float">
            <text:p>77,875275</text:p>
          </table:table-cell>
          <table:table-cell table:style-name="ce2" office:value-type="float" office:value="82.318779" calcext:value-type="float">
            <text:p>82,318779</text:p>
          </table:table-cell>
          <table:table-cell table:style-name="ce2" office:value-type="float" office:value="84.954539" calcext:value-type="float">
            <text:p>84,954539</text:p>
          </table:table-cell>
          <table:table-cell table:style-name="ce2" office:value-type="float" office:value="86.658124" calcext:value-type="float">
            <text:p>86,658124</text:p>
          </table:table-cell>
          <table:table-cell table:style-name="ce2" office:value-type="float" office:value="87.78346" calcext:value-type="float">
            <text:p>87,78346</text:p>
          </table:table-cell>
          <table:table-cell table:style-name="ce2" office:value-type="float" office:value="88.557694" calcext:value-type="float">
            <text:p>88,557694</text:p>
          </table:table-cell>
          <table:table-cell table:style-name="ce2" office:value-type="float" office:value="89.035192" calcext:value-type="float">
            <text:p>89,035192</text:p>
          </table:table-cell>
          <table:table-cell table:style-name="ce2" office:value-type="float" office:value="89.247032" calcext:value-type="float">
            <text:p>89,247032</text:p>
          </table:table-cell>
          <table:table-cell table:style-name="ce2" office:value-type="float" office:value="89.386569" calcext:value-type="float">
            <text:p>89,386569</text:p>
          </table:table-cell>
          <table:table-cell table:style-name="ce2" office:value-type="float" office:value="89.357596" calcext:value-type="float">
            <text:p>89,357596</text:p>
          </table:table-cell>
          <table:table-cell table:style-name="ce2" office:value-type="float" office:value="89.032277" calcext:value-type="float">
            <text:p>89,0322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14648" calcext:value-type="float">
            <text:p>1,214648</text:p>
          </table:table-cell>
          <table:table-cell table:style-name="ce2" office:value-type="float" office:value="20.087842" calcext:value-type="float">
            <text:p>20,087842</text:p>
          </table:table-cell>
          <table:table-cell table:style-name="ce2" office:value-type="float" office:value="37.48195" calcext:value-type="float">
            <text:p>37,48195</text:p>
          </table:table-cell>
          <table:table-cell table:style-name="ce2" office:value-type="float" office:value="49.986079" calcext:value-type="float">
            <text:p>49,986079</text:p>
          </table:table-cell>
          <table:table-cell table:style-name="ce2" office:value-type="float" office:value="59.836302" calcext:value-type="float">
            <text:p>59,836302</text:p>
          </table:table-cell>
          <table:table-cell table:style-name="ce2" office:value-type="float" office:value="66.826192" calcext:value-type="float">
            <text:p>66,826192</text:p>
          </table:table-cell>
          <table:table-cell table:style-name="ce2" office:value-type="float" office:value="72.051737" calcext:value-type="float">
            <text:p>72,051737</text:p>
          </table:table-cell>
          <table:table-cell table:style-name="ce2" office:value-type="float" office:value="76.006806" calcext:value-type="float">
            <text:p>76,006806</text:p>
          </table:table-cell>
          <table:table-cell table:style-name="ce2" office:value-type="float" office:value="79.111726" calcext:value-type="float">
            <text:p>79,111726</text:p>
          </table:table-cell>
          <table:table-cell table:style-name="ce2" office:value-type="float" office:value="83.106312" calcext:value-type="float">
            <text:p>83,106312</text:p>
          </table:table-cell>
          <table:table-cell table:style-name="ce2" office:value-type="float" office:value="85.575251" calcext:value-type="float">
            <text:p>85,575251</text:p>
          </table:table-cell>
          <table:table-cell table:style-name="ce2" office:value-type="float" office:value="87.182865" calcext:value-type="float">
            <text:p>87,182865</text:p>
          </table:table-cell>
          <table:table-cell table:style-name="ce2" office:value-type="float" office:value="88.272465" calcext:value-type="float">
            <text:p>88,272465</text:p>
          </table:table-cell>
          <table:table-cell table:style-name="ce2" office:value-type="float" office:value="88.971054" calcext:value-type="float">
            <text:p>88,971054</text:p>
          </table:table-cell>
          <table:table-cell table:style-name="ce2" office:value-type="float" office:value="89.420292" calcext:value-type="float">
            <text:p>89,420292</text:p>
          </table:table-cell>
          <table:table-cell table:style-name="ce2" office:value-type="float" office:value="89.543842" calcext:value-type="float">
            <text:p>89,543842</text:p>
          </table:table-cell>
          <table:table-cell table:style-name="ce2" office:value-type="float" office:value="89.483586" calcext:value-type="float">
            <text:p>89,483586</text:p>
          </table:table-cell>
          <table:table-cell table:style-name="ce2" office:value-type="float" office:value="89.231793" calcext:value-type="float">
            <text:p>89,231793</text:p>
          </table:table-cell>
          <table:table-cell table:style-name="ce2" office:value-type="float" office:value="88.643286" calcext:value-type="float">
            <text:p>88,6432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12735" calcext:value-type="float">
            <text:p>0,512735</text:p>
          </table:table-cell>
          <table:table-cell table:style-name="ce2" office:value-type="float" office:value="12.105442" calcext:value-type="float">
            <text:p>12,105442</text:p>
          </table:table-cell>
          <table:table-cell table:style-name="ce2" office:value-type="float" office:value="30.506562" calcext:value-type="float">
            <text:p>30,506562</text:p>
          </table:table-cell>
          <table:table-cell table:style-name="ce2" office:value-type="float" office:value="44.998177" calcext:value-type="float">
            <text:p>44,998177</text:p>
          </table:table-cell>
          <table:table-cell table:style-name="ce2" office:value-type="float" office:value="56.458203" calcext:value-type="float">
            <text:p>56,458203</text:p>
          </table:table-cell>
          <table:table-cell table:style-name="ce2" office:value-type="float" office:value="65.250102" calcext:value-type="float">
            <text:p>65,250102</text:p>
          </table:table-cell>
          <table:table-cell table:style-name="ce2" office:value-type="float" office:value="71.50714" calcext:value-type="float">
            <text:p>71,50714</text:p>
          </table:table-cell>
          <table:table-cell table:style-name="ce2" office:value-type="float" office:value="76.183631" calcext:value-type="float">
            <text:p>76,183631</text:p>
          </table:table-cell>
          <table:table-cell table:style-name="ce2" office:value-type="float" office:value="79.583778" calcext:value-type="float">
            <text:p>79,583778</text:p>
          </table:table-cell>
          <table:table-cell table:style-name="ce2" office:value-type="float" office:value="84.027112" calcext:value-type="float">
            <text:p>84,027112</text:p>
          </table:table-cell>
          <table:table-cell table:style-name="ce2" office:value-type="float" office:value="86.520742" calcext:value-type="float">
            <text:p>86,520742</text:p>
          </table:table-cell>
          <table:table-cell table:style-name="ce2" office:value-type="float" office:value="88.031018" calcext:value-type="float">
            <text:p>88,031018</text:p>
          </table:table-cell>
          <table:table-cell table:style-name="ce2" office:value-type="float" office:value="89.149419" calcext:value-type="float">
            <text:p>89,149419</text:p>
          </table:table-cell>
          <table:table-cell table:style-name="ce2" office:value-type="float" office:value="89.912475" calcext:value-type="float">
            <text:p>89,912475</text:p>
          </table:table-cell>
          <table:table-cell table:style-name="ce2" office:value-type="float" office:value="90.291289" calcext:value-type="float">
            <text:p>90,291289</text:p>
          </table:table-cell>
          <table:table-cell table:style-name="ce2" office:value-type="float" office:value="90.405152" calcext:value-type="float">
            <text:p>90,405152</text:p>
          </table:table-cell>
          <table:table-cell table:style-name="ce2" office:value-type="float" office:value="90.41369" calcext:value-type="float">
            <text:p>90,41369</text:p>
          </table:table-cell>
          <table:table-cell table:style-name="ce2" office:value-type="float" office:value="90.289293" calcext:value-type="float">
            <text:p>90,289293</text:p>
          </table:table-cell>
          <table:table-cell table:style-name="ce2" office:value-type="float" office:value="89.81594" calcext:value-type="float">
            <text:p>89,81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8509" calcext:value-type="float">
            <text:p>0,388509</text:p>
          </table:table-cell>
          <table:table-cell table:style-name="ce2" office:value-type="float" office:value="9.315035" calcext:value-type="float">
            <text:p>9,315035</text:p>
          </table:table-cell>
          <table:table-cell table:style-name="ce2" office:value-type="float" office:value="28.338529" calcext:value-type="float">
            <text:p>28,338529</text:p>
          </table:table-cell>
          <table:table-cell table:style-name="ce2" office:value-type="float" office:value="44.16804" calcext:value-type="float">
            <text:p>44,16804</text:p>
          </table:table-cell>
          <table:table-cell table:style-name="ce2" office:value-type="float" office:value="57.866365" calcext:value-type="float">
            <text:p>57,866365</text:p>
          </table:table-cell>
          <table:table-cell table:style-name="ce2" office:value-type="float" office:value="67.242001" calcext:value-type="float">
            <text:p>67,242001</text:p>
          </table:table-cell>
          <table:table-cell table:style-name="ce2" office:value-type="float" office:value="73.829583" calcext:value-type="float">
            <text:p>73,829583</text:p>
          </table:table-cell>
          <table:table-cell table:style-name="ce2" office:value-type="float" office:value="77.991929" calcext:value-type="float">
            <text:p>77,991929</text:p>
          </table:table-cell>
          <table:table-cell table:style-name="ce2" office:value-type="float" office:value="81.218367" calcext:value-type="float">
            <text:p>81,218367</text:p>
          </table:table-cell>
          <table:table-cell table:style-name="ce2" office:value-type="float" office:value="84.71704" calcext:value-type="float">
            <text:p>84,71704</text:p>
          </table:table-cell>
          <table:table-cell table:style-name="ce2" office:value-type="float" office:value="87.020208" calcext:value-type="float">
            <text:p>87,020208</text:p>
          </table:table-cell>
          <table:table-cell table:style-name="ce2" office:value-type="float" office:value="88.301774" calcext:value-type="float">
            <text:p>88,301774</text:p>
          </table:table-cell>
          <table:table-cell table:style-name="ce2" office:value-type="float" office:value="89.044514" calcext:value-type="float">
            <text:p>89,044514</text:p>
          </table:table-cell>
          <table:table-cell table:style-name="ce2" office:value-type="float" office:value="89.499027" calcext:value-type="float">
            <text:p>89,499027</text:p>
          </table:table-cell>
          <table:table-cell table:style-name="ce2" office:value-type="float" office:value="89.690509" calcext:value-type="float">
            <text:p>89,690509</text:p>
          </table:table-cell>
          <table:table-cell table:style-name="ce2" office:value-type="float" office:value="89.525693" calcext:value-type="float">
            <text:p>89,525693</text:p>
          </table:table-cell>
          <table:table-cell table:style-name="ce2" office:value-type="float" office:value="89.444081" calcext:value-type="float">
            <text:p>89,444081</text:p>
          </table:table-cell>
          <table:table-cell table:style-name="ce2" office:value-type="float" office:value="89.05007" calcext:value-type="float">
            <text:p>89,05007</text:p>
          </table:table-cell>
          <table:table-cell table:style-name="ce2" office:value-type="float" office:value="88.443638" calcext:value-type="float">
            <text:p>88,4436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6447" calcext:value-type="float">
            <text:p>0,276447</text:p>
          </table:table-cell>
          <table:table-cell table:style-name="ce2" office:value-type="float" office:value="10.486858" calcext:value-type="float">
            <text:p>10,486858</text:p>
          </table:table-cell>
          <table:table-cell table:style-name="ce2" office:value-type="float" office:value="28.931378" calcext:value-type="float">
            <text:p>28,931378</text:p>
          </table:table-cell>
          <table:table-cell table:style-name="ce2" office:value-type="float" office:value="43.57209" calcext:value-type="float">
            <text:p>43,57209</text:p>
          </table:table-cell>
          <table:table-cell table:style-name="ce2" office:value-type="float" office:value="56.682009" calcext:value-type="float">
            <text:p>56,682009</text:p>
          </table:table-cell>
          <table:table-cell table:style-name="ce2" office:value-type="float" office:value="67.156969" calcext:value-type="float">
            <text:p>67,156969</text:p>
          </table:table-cell>
          <table:table-cell table:style-name="ce2" office:value-type="float" office:value="73.195441" calcext:value-type="float">
            <text:p>73,195441</text:p>
          </table:table-cell>
          <table:table-cell table:style-name="ce2" office:value-type="float" office:value="77.684994" calcext:value-type="float">
            <text:p>77,684994</text:p>
          </table:table-cell>
          <table:table-cell table:style-name="ce2" office:value-type="float" office:value="80.824685" calcext:value-type="float">
            <text:p>80,824685</text:p>
          </table:table-cell>
          <table:table-cell table:style-name="ce2" office:value-type="float" office:value="84.438419" calcext:value-type="float">
            <text:p>84,438419</text:p>
          </table:table-cell>
          <table:table-cell table:style-name="ce2" office:value-type="float" office:value="86.733172" calcext:value-type="float">
            <text:p>86,733172</text:p>
          </table:table-cell>
          <table:table-cell table:style-name="ce2" office:value-type="float" office:value="88.229257" calcext:value-type="float">
            <text:p>88,229257</text:p>
          </table:table-cell>
          <table:table-cell table:style-name="ce2" office:value-type="float" office:value="89.091329" calcext:value-type="float">
            <text:p>89,091329</text:p>
          </table:table-cell>
          <table:table-cell table:style-name="ce2" office:value-type="float" office:value="89.56107" calcext:value-type="float">
            <text:p>89,56107</text:p>
          </table:table-cell>
          <table:table-cell table:style-name="ce2" office:value-type="float" office:value="89.732544" calcext:value-type="float">
            <text:p>89,732544</text:p>
          </table:table-cell>
          <table:table-cell table:style-name="ce2" office:value-type="float" office:value="89.810539" calcext:value-type="float">
            <text:p>89,810539</text:p>
          </table:table-cell>
          <table:table-cell table:style-name="ce2" office:value-type="float" office:value="89.669823" calcext:value-type="float">
            <text:p>89,669823</text:p>
          </table:table-cell>
          <table:table-cell table:style-name="ce2" office:value-type="float" office:value="89.209106" calcext:value-type="float">
            <text:p>89,209106</text:p>
          </table:table-cell>
          <table:table-cell table:style-name="ce2" office:value-type="float" office:value="88.789777" calcext:value-type="float">
            <text:p>88,7897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23617" calcext:value-type="float">
            <text:p>0,923617</text:p>
          </table:table-cell>
          <table:table-cell table:style-name="ce2" office:value-type="float" office:value="13.301406" calcext:value-type="float">
            <text:p>13,301406</text:p>
          </table:table-cell>
          <table:table-cell table:style-name="ce2" office:value-type="float" office:value="32.790729" calcext:value-type="float">
            <text:p>32,790729</text:p>
          </table:table-cell>
          <table:table-cell table:style-name="ce2" office:value-type="float" office:value="48.099973" calcext:value-type="float">
            <text:p>48,099973</text:p>
          </table:table-cell>
          <table:table-cell table:style-name="ce2" office:value-type="float" office:value="59.606823" calcext:value-type="float">
            <text:p>59,606823</text:p>
          </table:table-cell>
          <table:table-cell table:style-name="ce2" office:value-type="float" office:value="68.310976" calcext:value-type="float">
            <text:p>68,310976</text:p>
          </table:table-cell>
          <table:table-cell table:style-name="ce2" office:value-type="float" office:value="74.277958" calcext:value-type="float">
            <text:p>74,277958</text:p>
          </table:table-cell>
          <table:table-cell table:style-name="ce2" office:value-type="float" office:value="78.102261" calcext:value-type="float">
            <text:p>78,102261</text:p>
          </table:table-cell>
          <table:table-cell table:style-name="ce2" office:value-type="float" office:value="80.77765" calcext:value-type="float">
            <text:p>80,77765</text:p>
          </table:table-cell>
          <table:table-cell table:style-name="ce2" office:value-type="float" office:value="84.398814" calcext:value-type="float">
            <text:p>84,398814</text:p>
          </table:table-cell>
          <table:table-cell table:style-name="ce2" office:value-type="float" office:value="86.65285" calcext:value-type="float">
            <text:p>86,65285</text:p>
          </table:table-cell>
          <table:table-cell table:style-name="ce2" office:value-type="float" office:value="87.793237" calcext:value-type="float">
            <text:p>87,793237</text:p>
          </table:table-cell>
          <table:table-cell table:style-name="ce2" office:value-type="float" office:value="88.584053" calcext:value-type="float">
            <text:p>88,584053</text:p>
          </table:table-cell>
          <table:table-cell table:style-name="ce2" office:value-type="float" office:value="89.038181" calcext:value-type="float">
            <text:p>89,038181</text:p>
          </table:table-cell>
          <table:table-cell table:style-name="ce2" office:value-type="float" office:value="89.345137" calcext:value-type="float">
            <text:p>89,345137</text:p>
          </table:table-cell>
          <table:table-cell table:style-name="ce2" office:value-type="float" office:value="89.442617" calcext:value-type="float">
            <text:p>89,442617</text:p>
          </table:table-cell>
          <table:table-cell table:style-name="ce2" office:value-type="float" office:value="89.222392" calcext:value-type="float">
            <text:p>89,222392</text:p>
          </table:table-cell>
          <table:table-cell table:style-name="ce2" office:value-type="float" office:value="88.815666" calcext:value-type="float">
            <text:p>88,815666</text:p>
          </table:table-cell>
          <table:table-cell table:style-name="ce2" office:value-type="float" office:value="88.377766" calcext:value-type="float">
            <text:p>88,3777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5262" calcext:value-type="float">
            <text:p>0,485262</text:p>
          </table:table-cell>
          <table:table-cell table:style-name="ce2" office:value-type="float" office:value="2.962014" calcext:value-type="float">
            <text:p>2,962014</text:p>
          </table:table-cell>
          <table:table-cell table:style-name="ce2" office:value-type="float" office:value="18.873582" calcext:value-type="float">
            <text:p>18,873582</text:p>
          </table:table-cell>
          <table:table-cell table:style-name="ce2" office:value-type="float" office:value="40.063642" calcext:value-type="float">
            <text:p>40,063642</text:p>
          </table:table-cell>
          <table:table-cell table:style-name="ce2" office:value-type="float" office:value="56.064693" calcext:value-type="float">
            <text:p>56,064693</text:p>
          </table:table-cell>
          <table:table-cell table:style-name="ce2" office:value-type="float" office:value="66.690803" calcext:value-type="float">
            <text:p>66,690803</text:p>
          </table:table-cell>
          <table:table-cell table:style-name="ce2" office:value-type="float" office:value="73.032775" calcext:value-type="float">
            <text:p>73,032775</text:p>
          </table:table-cell>
          <table:table-cell table:style-name="ce2" office:value-type="float" office:value="77.050675" calcext:value-type="float">
            <text:p>77,050675</text:p>
          </table:table-cell>
          <table:table-cell table:style-name="ce2" office:value-type="float" office:value="79.995553" calcext:value-type="float">
            <text:p>79,995553</text:p>
          </table:table-cell>
          <table:table-cell table:style-name="ce2" office:value-type="float" office:value="83.081446" calcext:value-type="float">
            <text:p>83,081446</text:p>
          </table:table-cell>
          <table:table-cell table:style-name="ce2" office:value-type="float" office:value="85.347872" calcext:value-type="float">
            <text:p>85,347872</text:p>
          </table:table-cell>
          <table:table-cell table:style-name="ce2" office:value-type="float" office:value="86.405144" calcext:value-type="float">
            <text:p>86,405144</text:p>
          </table:table-cell>
          <table:table-cell table:style-name="ce2" office:value-type="float" office:value="87.087527" calcext:value-type="float">
            <text:p>87,087527</text:p>
          </table:table-cell>
          <table:table-cell table:style-name="ce2" office:value-type="float" office:value="87.462398" calcext:value-type="float">
            <text:p>87,462398</text:p>
          </table:table-cell>
          <table:table-cell table:style-name="ce2" office:value-type="float" office:value="87.762602" calcext:value-type="float">
            <text:p>87,762602</text:p>
          </table:table-cell>
          <table:table-cell table:style-name="ce2" office:value-type="float" office:value="87.793813" calcext:value-type="float">
            <text:p>87,793813</text:p>
          </table:table-cell>
          <table:table-cell table:style-name="ce2" office:value-type="float" office:value="87.521184" calcext:value-type="float">
            <text:p>87,521184</text:p>
          </table:table-cell>
          <table:table-cell table:style-name="ce2" office:value-type="float" office:value="86.954073" calcext:value-type="float">
            <text:p>86,954073</text:p>
          </table:table-cell>
          <table:table-cell table:style-name="ce2" office:value-type="float" office:value="86.323714" calcext:value-type="float">
            <text:p>86,32371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2.5917" calcext:value-type="float">
            <text:p>112,5917</text:p>
          </table:table-cell>
          <table:table-cell table:style-name="ce2" office:value-type="float" office:value="84.4672" calcext:value-type="float">
            <text:p>84,4672</text:p>
          </table:table-cell>
          <table:table-cell table:style-name="ce2" office:value-type="float" office:value="76.1958" calcext:value-type="float">
            <text:p>76,1958</text:p>
          </table:table-cell>
          <table:table-cell table:style-name="ce2" office:value-type="float" office:value="59.3541" calcext:value-type="float">
            <text:p>59,3541</text:p>
          </table:table-cell>
          <table:table-cell table:style-name="ce2" office:value-type="float" office:value="74.5439" calcext:value-type="float">
            <text:p>74,5439</text:p>
          </table:table-cell>
          <table:table-cell table:style-name="ce2" office:value-type="float" office:value="75.0313" calcext:value-type="float">
            <text:p>75,0313</text:p>
          </table:table-cell>
          <table:table-cell table:style-name="ce2" office:value-type="float" office:value="75.5197" calcext:value-type="float">
            <text:p>75,5197</text:p>
          </table:table-cell>
          <table:table-cell table:style-name="ce2" office:value-type="float" office:value="75.4546" calcext:value-type="float">
            <text:p>75,4546</text:p>
          </table:table-cell>
          <table:table-cell table:style-name="ce2" office:value-type="float" office:value="75.5614" calcext:value-type="float">
            <text:p>75,5614</text:p>
          </table:table-cell>
          <table:table-cell table:style-name="ce2" office:value-type="float" office:value="75.8193" calcext:value-type="float">
            <text:p>75,8193</text:p>
          </table:table-cell>
          <table:table-cell table:style-name="ce2" office:value-type="float" office:value="76.1967" calcext:value-type="float">
            <text:p>76,1967</text:p>
          </table:table-cell>
          <table:table-cell table:style-name="ce2" office:value-type="float" office:value="76.0847" calcext:value-type="float">
            <text:p>76,0847</text:p>
          </table:table-cell>
          <table:table-cell table:style-name="ce2" office:value-type="float" office:value="76.4815" calcext:value-type="float">
            <text:p>76,4815</text:p>
          </table:table-cell>
          <table:table-cell table:style-name="ce2" office:value-type="float" office:value="77.001" calcext:value-type="float">
            <text:p>77,001</text:p>
          </table:table-cell>
          <table:table-cell table:style-name="ce2" office:value-type="float" office:value="77.0796" calcext:value-type="float">
            <text:p>77,0796</text:p>
          </table:table-cell>
          <table:table-cell table:style-name="ce2" office:value-type="float" office:value="77.2148" calcext:value-type="float">
            <text:p>77,2148</text:p>
          </table:table-cell>
          <table:table-cell table:style-name="ce2" office:value-type="float" office:value="77.2017" calcext:value-type="float">
            <text:p>77,2017</text:p>
          </table:table-cell>
          <table:table-cell table:style-name="ce2" office:value-type="float" office:value="77.6588" calcext:value-type="float">
            <text:p>77,6588</text:p>
          </table:table-cell>
          <table:table-cell table:style-name="ce2" office:value-type="float" office:value="77.167" calcext:value-type="float">
            <text:p>77,167</text:p>
          </table:table-cell>
          <table:table-cell table:style-name="ce2" office:value-type="float" office:value="77.4761" calcext:value-type="float">
            <text:p>77,47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2.5043" calcext:value-type="float">
            <text:p>152,5043</text:p>
          </table:table-cell>
          <table:table-cell table:style-name="ce2" office:value-type="float" office:value="151.2584" calcext:value-type="float">
            <text:p>151,2584</text:p>
          </table:table-cell>
          <table:table-cell table:style-name="ce2" office:value-type="float" office:value="152.1072" calcext:value-type="float">
            <text:p>152,1072</text:p>
          </table:table-cell>
          <table:table-cell table:style-name="ce2" office:value-type="float" office:value="154.448" calcext:value-type="float">
            <text:p>154,448</text:p>
          </table:table-cell>
          <table:table-cell table:style-name="ce2" office:value-type="float" office:value="156.0656" calcext:value-type="float">
            <text:p>156,0656</text:p>
          </table:table-cell>
          <table:table-cell table:style-name="ce2" office:value-type="float" office:value="157.8316" calcext:value-type="float">
            <text:p>157,8316</text:p>
          </table:table-cell>
          <table:table-cell table:style-name="ce2" office:value-type="float" office:value="159.3776" calcext:value-type="float">
            <text:p>159,3776</text:p>
          </table:table-cell>
          <table:table-cell table:style-name="ce2" office:value-type="float" office:value="161.297" calcext:value-type="float">
            <text:p>161,297</text:p>
          </table:table-cell>
          <table:table-cell table:style-name="ce2" office:value-type="float" office:value="162.5886" calcext:value-type="float">
            <text:p>162,5886</text:p>
          </table:table-cell>
          <table:table-cell table:style-name="ce2" office:value-type="float" office:value="163.091" calcext:value-type="float">
            <text:p>163,091</text:p>
          </table:table-cell>
          <table:table-cell table:style-name="ce2" office:value-type="float" office:value="165.8936" calcext:value-type="float">
            <text:p>165,8936</text:p>
          </table:table-cell>
          <table:table-cell table:style-name="ce2" office:value-type="float" office:value="167.8351" calcext:value-type="float">
            <text:p>167,8351</text:p>
          </table:table-cell>
          <table:table-cell table:style-name="ce2" office:value-type="float" office:value="169.5287" calcext:value-type="float">
            <text:p>169,5287</text:p>
          </table:table-cell>
          <table:table-cell table:style-name="ce2" office:value-type="float" office:value="171.8918" calcext:value-type="float">
            <text:p>171,8918</text:p>
          </table:table-cell>
          <table:table-cell table:style-name="ce2" office:value-type="float" office:value="173.3452" calcext:value-type="float">
            <text:p>173,3452</text:p>
          </table:table-cell>
          <table:table-cell table:style-name="ce2" office:value-type="float" office:value="174.7624" calcext:value-type="float">
            <text:p>174,7624</text:p>
          </table:table-cell>
          <table:table-cell table:style-name="ce2" office:value-type="float" office:value="176.2335" calcext:value-type="float">
            <text:p>176,2335</text:p>
          </table:table-cell>
          <table:table-cell table:style-name="ce2" office:value-type="float" office:value="178.1542" calcext:value-type="float">
            <text:p>178,1542</text:p>
          </table:table-cell>
          <table:table-cell table:style-name="ce2" office:value-type="float" office:value="179.0569" calcext:value-type="float">
            <text:p>179,0569</text:p>
          </table:table-cell>
          <table:table-cell table:style-name="ce2" office:value-type="float" office:value="180.1194" calcext:value-type="float">
            <text:p>180,11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3578" calcext:value-type="float">
            <text:p>241,3578</text:p>
          </table:table-cell>
          <table:table-cell table:style-name="ce2" office:value-type="float" office:value="243.0062" calcext:value-type="float">
            <text:p>243,0062</text:p>
          </table:table-cell>
          <table:table-cell table:style-name="ce2" office:value-type="float" office:value="243.8457" calcext:value-type="float">
            <text:p>243,8457</text:p>
          </table:table-cell>
          <table:table-cell table:style-name="ce2" office:value-type="float" office:value="248.9036" calcext:value-type="float">
            <text:p>248,9036</text:p>
          </table:table-cell>
          <table:table-cell table:style-name="ce2" office:value-type="float" office:value="251.8196" calcext:value-type="float">
            <text:p>251,8196</text:p>
          </table:table-cell>
          <table:table-cell table:style-name="ce2" office:value-type="float" office:value="255.7988" calcext:value-type="float">
            <text:p>255,7988</text:p>
          </table:table-cell>
          <table:table-cell table:style-name="ce2" office:value-type="float" office:value="259.4737" calcext:value-type="float">
            <text:p>259,4737</text:p>
          </table:table-cell>
          <table:table-cell table:style-name="ce2" office:value-type="float" office:value="261.7571" calcext:value-type="float">
            <text:p>261,7571</text:p>
          </table:table-cell>
          <table:table-cell table:style-name="ce2" office:value-type="float" office:value="265.0896" calcext:value-type="float">
            <text:p>265,0896</text:p>
          </table:table-cell>
          <table:table-cell table:style-name="ce2" office:value-type="float" office:value="267.4364" calcext:value-type="float">
            <text:p>267,4364</text:p>
          </table:table-cell>
          <table:table-cell table:style-name="ce2" office:value-type="float" office:value="271.1217" calcext:value-type="float">
            <text:p>271,1217</text:p>
          </table:table-cell>
          <table:table-cell table:style-name="ce2" office:value-type="float" office:value="276.6903" calcext:value-type="float">
            <text:p>276,6903</text:p>
          </table:table-cell>
          <table:table-cell table:style-name="ce2" office:value-type="float" office:value="278.974" calcext:value-type="float">
            <text:p>278,974</text:p>
          </table:table-cell>
          <table:table-cell table:style-name="ce2" office:value-type="float" office:value="295.3137" calcext:value-type="float">
            <text:p>295,3137</text:p>
          </table:table-cell>
          <table:table-cell table:style-name="ce2" office:value-type="float" office:value="299.317" calcext:value-type="float">
            <text:p>299,317</text:p>
          </table:table-cell>
          <table:table-cell table:style-name="ce2" office:value-type="float" office:value="302.5488" calcext:value-type="float">
            <text:p>302,5488</text:p>
          </table:table-cell>
          <table:table-cell table:style-name="ce2" office:value-type="float" office:value="303.0671" calcext:value-type="float">
            <text:p>303,0671</text:p>
          </table:table-cell>
          <table:table-cell table:style-name="ce2" office:value-type="float" office:value="304.9185" calcext:value-type="float">
            <text:p>304,9185</text:p>
          </table:table-cell>
          <table:table-cell table:style-name="ce2" office:value-type="float" office:value="306.0514" calcext:value-type="float">
            <text:p>306,0514</text:p>
          </table:table-cell>
          <table:table-cell table:style-name="ce2" office:value-type="float" office:value="306.1725" calcext:value-type="float">
            <text:p>306,17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368.8872" calcext:value-type="float">
            <text:p>368,8872</text:p>
          </table:table-cell>
          <table:table-cell table:style-name="ce2" office:value-type="float" office:value="379.4444" calcext:value-type="float">
            <text:p>379,4444</text:p>
          </table:table-cell>
          <table:table-cell table:style-name="ce2" office:value-type="float" office:value="386.5865" calcext:value-type="float">
            <text:p>386,5865</text:p>
          </table:table-cell>
          <table:table-cell table:style-name="ce2" office:value-type="float" office:value="402.0451" calcext:value-type="float">
            <text:p>402,0451</text:p>
          </table:table-cell>
          <table:table-cell table:style-name="ce2" office:value-type="float" office:value="416.32" calcext:value-type="float">
            <text:p>416,32</text:p>
          </table:table-cell>
          <table:table-cell table:style-name="ce2" office:value-type="float" office:value="428.2443" calcext:value-type="float">
            <text:p>428,2443</text:p>
          </table:table-cell>
          <table:table-cell table:style-name="ce2" office:value-type="float" office:value="437.1038" calcext:value-type="float">
            <text:p>437,1038</text:p>
          </table:table-cell>
          <table:table-cell table:style-name="ce2" office:value-type="float" office:value="444.6137" calcext:value-type="float">
            <text:p>444,6137</text:p>
          </table:table-cell>
          <table:table-cell table:style-name="ce2" office:value-type="float" office:value="450.258" calcext:value-type="float">
            <text:p>450,258</text:p>
          </table:table-cell>
          <table:table-cell table:style-name="ce2" office:value-type="float" office:value="456.5726" calcext:value-type="float">
            <text:p>456,5726</text:p>
          </table:table-cell>
          <table:table-cell table:style-name="ce2" office:value-type="float" office:value="467.2128" calcext:value-type="float">
            <text:p>467,2128</text:p>
          </table:table-cell>
          <table:table-cell table:style-name="ce2" office:value-type="float" office:value="477.5794" calcext:value-type="float">
            <text:p>477,5794</text:p>
          </table:table-cell>
          <table:table-cell table:style-name="ce2" office:value-type="float" office:value="484.1892" calcext:value-type="float">
            <text:p>484,1892</text:p>
          </table:table-cell>
          <table:table-cell table:style-name="ce2" office:value-type="float" office:value="490.0899" calcext:value-type="float">
            <text:p>490,0899</text:p>
          </table:table-cell>
          <table:table-cell table:style-name="ce2" office:value-type="float" office:value="497.9112" calcext:value-type="float">
            <text:p>497,9112</text:p>
          </table:table-cell>
          <table:table-cell table:style-name="ce2" office:value-type="float" office:value="503.501" calcext:value-type="float">
            <text:p>503,501</text:p>
          </table:table-cell>
          <table:table-cell table:style-name="ce2" office:value-type="float" office:value="521.29" calcext:value-type="float">
            <text:p>521,29</text:p>
          </table:table-cell>
          <table:table-cell table:style-name="ce2" office:value-type="float" office:value="522.6674" calcext:value-type="float">
            <text:p>522,6674</text:p>
          </table:table-cell>
          <table:table-cell table:style-name="ce2" office:value-type="float" office:value="524.3753" calcext:value-type="float">
            <text:p>524,3753</text:p>
          </table:table-cell>
          <table:table-cell table:style-name="ce2" office:value-type="float" office:value="540.8417" calcext:value-type="float">
            <text:p>540,84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390.6064" calcext:value-type="float">
            <text:p>390,6064</text:p>
          </table:table-cell>
          <table:table-cell table:style-name="ce2" office:value-type="float" office:value="399.5097" calcext:value-type="float">
            <text:p>399,5097</text:p>
          </table:table-cell>
          <table:table-cell table:style-name="ce2" office:value-type="float" office:value="408.2776" calcext:value-type="float">
            <text:p>408,2776</text:p>
          </table:table-cell>
          <table:table-cell table:style-name="ce2" office:value-type="float" office:value="427.759" calcext:value-type="float">
            <text:p>427,759</text:p>
          </table:table-cell>
          <table:table-cell table:style-name="ce2" office:value-type="float" office:value="443.3509" calcext:value-type="float">
            <text:p>443,3509</text:p>
          </table:table-cell>
          <table:table-cell table:style-name="ce2" office:value-type="float" office:value="457.5013" calcext:value-type="float">
            <text:p>457,5013</text:p>
          </table:table-cell>
          <table:table-cell table:style-name="ce2" office:value-type="float" office:value="469.5964" calcext:value-type="float">
            <text:p>469,5964</text:p>
          </table:table-cell>
          <table:table-cell table:style-name="ce2" office:value-type="float" office:value="493.7656" calcext:value-type="float">
            <text:p>493,7656</text:p>
          </table:table-cell>
          <table:table-cell table:style-name="ce2" office:value-type="float" office:value="502.9012" calcext:value-type="float">
            <text:p>502,9012</text:p>
          </table:table-cell>
          <table:table-cell table:style-name="ce2" office:value-type="float" office:value="513.1524" calcext:value-type="float">
            <text:p>513,1524</text:p>
          </table:table-cell>
          <table:table-cell table:style-name="ce2" office:value-type="float" office:value="527.6092" calcext:value-type="float">
            <text:p>527,6092</text:p>
          </table:table-cell>
          <table:table-cell table:style-name="ce2" office:value-type="float" office:value="550.8755" calcext:value-type="float">
            <text:p>550,8755</text:p>
          </table:table-cell>
          <table:table-cell table:style-name="ce2" office:value-type="float" office:value="573.6344" calcext:value-type="float">
            <text:p>573,6344</text:p>
          </table:table-cell>
          <table:table-cell table:style-name="ce2" office:value-type="float" office:value="596.4859" calcext:value-type="float">
            <text:p>596,4859</text:p>
          </table:table-cell>
          <table:table-cell table:style-name="ce2" office:value-type="float" office:value="618.3523" calcext:value-type="float">
            <text:p>618,3523</text:p>
          </table:table-cell>
          <table:table-cell table:style-name="ce2" office:value-type="float" office:value="637.2608" calcext:value-type="float">
            <text:p>637,2608</text:p>
          </table:table-cell>
          <table:table-cell table:style-name="ce2" office:value-type="float" office:value="655.9557" calcext:value-type="float">
            <text:p>655,9557</text:p>
          </table:table-cell>
          <table:table-cell table:style-name="ce2" office:value-type="float" office:value="657.5868" calcext:value-type="float">
            <text:p>657,5868</text:p>
          </table:table-cell>
          <table:table-cell table:style-name="ce2" office:value-type="float" office:value="673.5258" calcext:value-type="float">
            <text:p>673,5258</text:p>
          </table:table-cell>
          <table:table-cell table:style-name="ce2" office:value-type="float" office:value="690.5928" calcext:value-type="float">
            <text:p>690,5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375.3631" calcext:value-type="float">
            <text:p>375,3631</text:p>
          </table:table-cell>
          <table:table-cell table:style-name="ce2" office:value-type="float" office:value="480.569" calcext:value-type="float">
            <text:p>480,569</text:p>
          </table:table-cell>
          <table:table-cell table:style-name="ce2" office:value-type="float" office:value="489.3518" calcext:value-type="float">
            <text:p>489,3518</text:p>
          </table:table-cell>
          <table:table-cell table:style-name="ce2" office:value-type="float" office:value="505.969" calcext:value-type="float">
            <text:p>505,969</text:p>
          </table:table-cell>
          <table:table-cell table:style-name="ce2" office:value-type="float" office:value="522.8914" calcext:value-type="float">
            <text:p>522,8914</text:p>
          </table:table-cell>
          <table:table-cell table:style-name="ce2" office:value-type="float" office:value="546.5713" calcext:value-type="float">
            <text:p>546,5713</text:p>
          </table:table-cell>
          <table:table-cell table:style-name="ce2" office:value-type="float" office:value="568.447" calcext:value-type="float">
            <text:p>568,447</text:p>
          </table:table-cell>
          <table:table-cell table:style-name="ce2" office:value-type="float" office:value="586.8881" calcext:value-type="float">
            <text:p>586,8881</text:p>
          </table:table-cell>
          <table:table-cell table:style-name="ce2" office:value-type="float" office:value="607.2514" calcext:value-type="float">
            <text:p>607,2514</text:p>
          </table:table-cell>
          <table:table-cell table:style-name="ce2" office:value-type="float" office:value="625.2513" calcext:value-type="float">
            <text:p>625,2513</text:p>
          </table:table-cell>
          <table:table-cell table:style-name="ce2" office:value-type="float" office:value="648.6586" calcext:value-type="float">
            <text:p>648,6586</text:p>
          </table:table-cell>
          <table:table-cell table:style-name="ce2" office:value-type="float" office:value="683.9154" calcext:value-type="float">
            <text:p>683,9154</text:p>
          </table:table-cell>
          <table:table-cell table:style-name="ce2" office:value-type="float" office:value="724.3824" calcext:value-type="float">
            <text:p>724,3824</text:p>
          </table:table-cell>
          <table:table-cell table:style-name="ce2" office:value-type="float" office:value="764.5896" calcext:value-type="float">
            <text:p>764,5896</text:p>
          </table:table-cell>
          <table:table-cell table:style-name="ce2" office:value-type="float" office:value="783.4809" calcext:value-type="float">
            <text:p>783,4809</text:p>
          </table:table-cell>
          <table:table-cell table:style-name="ce2" office:value-type="float" office:value="820.7118" calcext:value-type="float">
            <text:p>820,7118</text:p>
          </table:table-cell>
          <table:table-cell table:style-name="ce2" office:value-type="float" office:value="842.1339" calcext:value-type="float">
            <text:p>842,1339</text:p>
          </table:table-cell>
          <table:table-cell table:style-name="ce2" office:value-type="float" office:value="860.4207" calcext:value-type="float">
            <text:p>860,4207</text:p>
          </table:table-cell>
          <table:table-cell table:style-name="ce2" office:value-type="float" office:value="879.3232" calcext:value-type="float">
            <text:p>879,3232</text:p>
          </table:table-cell>
          <table:table-cell table:style-name="ce2" office:value-type="float" office:value="879.3792" calcext:value-type="float">
            <text:p>879,37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533.5731" calcext:value-type="float">
            <text:p>533,5731</text:p>
          </table:table-cell>
          <table:table-cell table:style-name="ce2" office:value-type="float" office:value="557.966" calcext:value-type="float">
            <text:p>557,966</text:p>
          </table:table-cell>
          <table:table-cell table:style-name="ce2" office:value-type="float" office:value="560.4788" calcext:value-type="float">
            <text:p>560,4788</text:p>
          </table:table-cell>
          <table:table-cell table:style-name="ce2" office:value-type="float" office:value="597.7201" calcext:value-type="float">
            <text:p>597,7201</text:p>
          </table:table-cell>
          <table:table-cell table:style-name="ce2" office:value-type="float" office:value="654.7368" calcext:value-type="float">
            <text:p>654,7368</text:p>
          </table:table-cell>
          <table:table-cell table:style-name="ce2" office:value-type="float" office:value="692.903" calcext:value-type="float">
            <text:p>692,903</text:p>
          </table:table-cell>
          <table:table-cell table:style-name="ce2" office:value-type="float" office:value="732.605" calcext:value-type="float">
            <text:p>732,605</text:p>
          </table:table-cell>
          <table:table-cell table:style-name="ce2" office:value-type="float" office:value="786.3524" calcext:value-type="float">
            <text:p>786,3524</text:p>
          </table:table-cell>
          <table:table-cell table:style-name="ce2" office:value-type="float" office:value="827.9162" calcext:value-type="float">
            <text:p>827,9162</text:p>
          </table:table-cell>
          <table:table-cell table:style-name="ce2" office:value-type="float" office:value="866.9268" calcext:value-type="float">
            <text:p>866,9268</text:p>
          </table:table-cell>
          <table:table-cell table:style-name="ce2" office:value-type="float" office:value="963.3748" calcext:value-type="float">
            <text:p>963,3748</text:p>
          </table:table-cell>
          <table:table-cell table:style-name="ce2" office:value-type="float" office:value="1057.7747" calcext:value-type="float">
            <text:p>1057,7747</text:p>
          </table:table-cell>
          <table:table-cell table:style-name="ce2" office:value-type="float" office:value="1158.1155" calcext:value-type="float">
            <text:p>1158,1155</text:p>
          </table:table-cell>
          <table:table-cell table:style-name="ce2" office:value-type="float" office:value="1246.069" calcext:value-type="float">
            <text:p>1246,069</text:p>
          </table:table-cell>
          <table:table-cell table:style-name="ce2" office:value-type="float" office:value="1322.241" calcext:value-type="float">
            <text:p>1322,241</text:p>
          </table:table-cell>
          <table:table-cell table:style-name="ce2" office:value-type="float" office:value="1391.058" calcext:value-type="float">
            <text:p>1391,058</text:p>
          </table:table-cell>
          <table:table-cell table:style-name="ce2" office:value-type="float" office:value="1444.1778" calcext:value-type="float">
            <text:p>1444,1778</text:p>
          </table:table-cell>
          <table:table-cell table:style-name="ce2" office:value-type="float" office:value="1494.1769" calcext:value-type="float">
            <text:p>1494,1769</text:p>
          </table:table-cell>
          <table:table-cell table:style-name="ce2" office:value-type="float" office:value="1537.5637" calcext:value-type="float">
            <text:p>1537,5637</text:p>
          </table:table-cell>
          <table:table-cell table:style-name="ce2" office:value-type="float" office:value="1561.1689" calcext:value-type="float">
            <text:p>1561,16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658.4743" calcext:value-type="float">
            <text:p>658,4743</text:p>
          </table:table-cell>
          <table:table-cell table:style-name="ce2" office:value-type="float" office:value="1384.4986" calcext:value-type="float">
            <text:p>1384,4986</text:p>
          </table:table-cell>
          <table:table-cell table:style-name="ce2" office:value-type="float" office:value="1287.6012" calcext:value-type="float">
            <text:p>1287,6012</text:p>
          </table:table-cell>
          <table:table-cell table:style-name="ce2" office:value-type="float" office:value="1318.5798" calcext:value-type="float">
            <text:p>1318,5798</text:p>
          </table:table-cell>
          <table:table-cell table:style-name="ce2" office:value-type="float" office:value="1392.7844" calcext:value-type="float">
            <text:p>1392,7844</text:p>
          </table:table-cell>
          <table:table-cell table:style-name="ce2" office:value-type="float" office:value="1479.5503" calcext:value-type="float">
            <text:p>1479,5503</text:p>
          </table:table-cell>
          <table:table-cell table:style-name="ce2" office:value-type="float" office:value="1549.097" calcext:value-type="float">
            <text:p>1549,097</text:p>
          </table:table-cell>
          <table:table-cell table:style-name="ce2" office:value-type="float" office:value="1617.5263" calcext:value-type="float">
            <text:p>1617,5263</text:p>
          </table:table-cell>
          <table:table-cell table:style-name="ce2" office:value-type="float" office:value="1684.4062" calcext:value-type="float">
            <text:p>1684,4062</text:p>
          </table:table-cell>
          <table:table-cell table:style-name="ce2" office:value-type="float" office:value="1757.1013" calcext:value-type="float">
            <text:p>1757,1013</text:p>
          </table:table-cell>
          <table:table-cell table:style-name="ce2" office:value-type="float" office:value="1920.0728" calcext:value-type="float">
            <text:p>1920,0728</text:p>
          </table:table-cell>
          <table:table-cell table:style-name="ce2" office:value-type="float" office:value="2069.7285" calcext:value-type="float">
            <text:p>2069,7285</text:p>
          </table:table-cell>
          <table:table-cell table:style-name="ce2" office:value-type="float" office:value="2211.6925" calcext:value-type="float">
            <text:p>2211,6925</text:p>
          </table:table-cell>
          <table:table-cell table:style-name="ce2" office:value-type="float" office:value="2324.0002" calcext:value-type="float">
            <text:p>2324,0002</text:p>
          </table:table-cell>
          <table:table-cell table:style-name="ce2" office:value-type="float" office:value="2457.2345" calcext:value-type="float">
            <text:p>2457,2345</text:p>
          </table:table-cell>
          <table:table-cell table:style-name="ce2" office:value-type="float" office:value="2546.087" calcext:value-type="float">
            <text:p>2546,087</text:p>
          </table:table-cell>
          <table:table-cell table:style-name="ce2" office:value-type="float" office:value="2631.949" calcext:value-type="float">
            <text:p>2631,949</text:p>
          </table:table-cell>
          <table:table-cell table:style-name="ce2" office:value-type="float" office:value="2715.0059" calcext:value-type="float">
            <text:p>2715,0059</text:p>
          </table:table-cell>
          <table:table-cell table:style-name="ce2" office:value-type="float" office:value="2760.1139" calcext:value-type="float">
            <text:p>2760,1139</text:p>
          </table:table-cell>
          <table:table-cell table:style-name="ce2" office:value-type="float" office:value="2829.3928" calcext:value-type="float">
            <text:p>2829,3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3168.3382" calcext:value-type="float">
            <text:p>3168,3382</text:p>
          </table:table-cell>
          <table:table-cell table:style-name="ce2" office:value-type="float" office:value="3323.7262" calcext:value-type="float">
            <text:p>3323,7262</text:p>
          </table:table-cell>
          <table:table-cell table:style-name="ce2" office:value-type="float" office:value="3139.3874" calcext:value-type="float">
            <text:p>3139,3874</text:p>
          </table:table-cell>
          <table:table-cell table:style-name="ce2" office:value-type="float" office:value="3109.0385" calcext:value-type="float">
            <text:p>3109,0385</text:p>
          </table:table-cell>
          <table:table-cell table:style-name="ce2" office:value-type="float" office:value="3171.6971" calcext:value-type="float">
            <text:p>3171,6971</text:p>
          </table:table-cell>
          <table:table-cell table:style-name="ce2" office:value-type="float" office:value="3253.5913" calcext:value-type="float">
            <text:p>3253,5913</text:p>
          </table:table-cell>
          <table:table-cell table:style-name="ce2" office:value-type="float" office:value="3347.0572" calcext:value-type="float">
            <text:p>3347,0572</text:p>
          </table:table-cell>
          <table:table-cell table:style-name="ce2" office:value-type="float" office:value="3432.458" calcext:value-type="float">
            <text:p>3432,458</text:p>
          </table:table-cell>
          <table:table-cell table:style-name="ce2" office:value-type="float" office:value="3548.0575" calcext:value-type="float">
            <text:p>3548,0575</text:p>
          </table:table-cell>
          <table:table-cell table:style-name="ce2" office:value-type="float" office:value="3647.6111" calcext:value-type="float">
            <text:p>3647,6111</text:p>
          </table:table-cell>
          <table:table-cell table:style-name="ce2" office:value-type="float" office:value="3874.109" calcext:value-type="float">
            <text:p>3874,109</text:p>
          </table:table-cell>
          <table:table-cell table:style-name="ce2" office:value-type="float" office:value="4084.5012" calcext:value-type="float">
            <text:p>4084,5012</text:p>
          </table:table-cell>
          <table:table-cell table:style-name="ce2" office:value-type="float" office:value="4302.3743" calcext:value-type="float">
            <text:p>4302,3743</text:p>
          </table:table-cell>
          <table:table-cell table:style-name="ce2" office:value-type="float" office:value="4501.9844" calcext:value-type="float">
            <text:p>4501,9844</text:p>
          </table:table-cell>
          <table:table-cell table:style-name="ce2" office:value-type="float" office:value="4715.0769" calcext:value-type="float">
            <text:p>4715,0769</text:p>
          </table:table-cell>
          <table:table-cell table:style-name="ce2" office:value-type="float" office:value="4895.7779" calcext:value-type="float">
            <text:p>4895,7779</text:p>
          </table:table-cell>
          <table:table-cell table:style-name="ce2" office:value-type="float" office:value="5037.7089" calcext:value-type="float">
            <text:p>5037,7089</text:p>
          </table:table-cell>
          <table:table-cell table:style-name="ce2" office:value-type="float" office:value="5169.8376" calcext:value-type="float">
            <text:p>5169,8376</text:p>
          </table:table-cell>
          <table:table-cell table:style-name="ce2" office:value-type="float" office:value="5260.2821" calcext:value-type="float">
            <text:p>5260,2821</text:p>
          </table:table-cell>
          <table:table-cell table:style-name="ce2" office:value-type="float" office:value="5354.271" calcext:value-type="float">
            <text:p>5354,2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9339.3235" calcext:value-type="float">
            <text:p>9339,3235</text:p>
          </table:table-cell>
          <table:table-cell table:style-name="ce2" office:value-type="float" office:value="9456.7152" calcext:value-type="float">
            <text:p>9456,7152</text:p>
          </table:table-cell>
          <table:table-cell table:style-name="ce2" office:value-type="float" office:value="9529.7413" calcext:value-type="float">
            <text:p>9529,7413</text:p>
          </table:table-cell>
          <table:table-cell table:style-name="ce2" office:value-type="float" office:value="9840.7714" calcext:value-type="float">
            <text:p>9840,7714</text:p>
          </table:table-cell>
          <table:table-cell table:style-name="ce2" office:value-type="float" office:value="12159.7752" calcext:value-type="float">
            <text:p>12159,7752</text:p>
          </table:table-cell>
          <table:table-cell table:style-name="ce2" office:value-type="float" office:value="15690.2294" calcext:value-type="float">
            <text:p>15690,2294</text:p>
          </table:table-cell>
          <table:table-cell table:style-name="ce2" office:value-type="float" office:value="18095.9732" calcext:value-type="float">
            <text:p>18095,9732</text:p>
          </table:table-cell>
          <table:table-cell table:style-name="ce2" office:value-type="float" office:value="19711.9211" calcext:value-type="float">
            <text:p>19711,9211</text:p>
          </table:table-cell>
          <table:table-cell table:style-name="ce2" office:value-type="float" office:value="20985.4826" calcext:value-type="float">
            <text:p>20985,4826</text:p>
          </table:table-cell>
          <table:table-cell table:style-name="ce2" office:value-type="float" office:value="22191.322" calcext:value-type="float">
            <text:p>22191,322</text:p>
          </table:table-cell>
          <table:table-cell table:style-name="ce2" office:value-type="float" office:value="24074.7683" calcext:value-type="float">
            <text:p>24074,7683</text:p>
          </table:table-cell>
          <table:table-cell table:style-name="ce2" office:value-type="float" office:value="25761.2408" calcext:value-type="float">
            <text:p>25761,2408</text:p>
          </table:table-cell>
          <table:table-cell table:style-name="ce2" office:value-type="float" office:value="26978.9676" calcext:value-type="float">
            <text:p>26978,9676</text:p>
          </table:table-cell>
          <table:table-cell table:style-name="ce2" office:value-type="float" office:value="28413.6394" calcext:value-type="float">
            <text:p>28413,6394</text:p>
          </table:table-cell>
          <table:table-cell table:style-name="ce2" office:value-type="float" office:value="29530.304" calcext:value-type="float">
            <text:p>29530,304</text:p>
          </table:table-cell>
          <table:table-cell table:style-name="ce2" office:value-type="float" office:value="30217.0728" calcext:value-type="float">
            <text:p>30217,0728</text:p>
          </table:table-cell>
          <table:table-cell table:style-name="ce2" office:value-type="float" office:value="30819.8726" calcext:value-type="float">
            <text:p>30819,8726</text:p>
          </table:table-cell>
          <table:table-cell table:style-name="ce2" office:value-type="float" office:value="31174.8609" calcext:value-type="float">
            <text:p>31174,8609</text:p>
          </table:table-cell>
          <table:table-cell table:style-name="ce2" office:value-type="float" office:value="31384.7986" calcext:value-type="float">
            <text:p>31384,7986</text:p>
          </table:table-cell>
          <table:table-cell table:style-name="ce2" office:value-type="float" office:value="31464.8321" calcext:value-type="float">
            <text:p>31464,832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.0000366012770035447" calcext:value-type="float">
            <text:p>3,66012770035447E-05</text:p>
          </table:table-cell>
          <table:table-cell table:style-name="ce2" table:formula="of:=[.C28]/[.C40]" office:value-type="float" office:value="0.0000487881686619185" calcext:value-type="float">
            <text:p>4,87881686619185E-05</text:p>
          </table:table-cell>
          <table:table-cell table:style-name="ce2" table:formula="of:=[.D28]/[.D40]" office:value-type="float" office:value="0.000344270944067783" calcext:value-type="float">
            <text:p>0,000344270944068</text:p>
          </table:table-cell>
          <table:table-cell table:style-name="ce2" table:formula="of:=[.E28]/[.E40]" office:value-type="float" office:value="0.0209809600347743" calcext:value-type="float">
            <text:p>0,020980960034774</text:p>
          </table:table-cell>
          <table:table-cell table:style-name="ce2" table:formula="of:=[.F28]/[.F40]" office:value-type="float" office:value="0.120616951890094" calcext:value-type="float">
            <text:p>0,120616951890094</text:p>
          </table:table-cell>
          <table:table-cell table:style-name="ce2" table:formula="of:=[.G28]/[.G40]" office:value-type="float" office:value="0.300900490861814" calcext:value-type="float">
            <text:p>0,300900490861814</text:p>
          </table:table-cell>
          <table:table-cell table:style-name="ce2" table:formula="of:=[.H28]/[.H40]" office:value-type="float" office:value="0.510837026630138" calcext:value-type="float">
            <text:p>0,510837026630138</text:p>
          </table:table-cell>
          <table:table-cell table:style-name="ce2" table:formula="of:=[.I28]/[.I40]" office:value-type="float" office:value="0.672330779037991" calcext:value-type="float">
            <text:p>0,672330779037991</text:p>
          </table:table-cell>
          <table:table-cell table:style-name="ce2" table:formula="of:=[.J28]/[.J40]" office:value-type="float" office:value="0.758946644715423" calcext:value-type="float">
            <text:p>0,758946644715423</text:p>
          </table:table-cell>
          <table:table-cell table:style-name="ce2" table:formula="of:=[.K28]/[.K40]" office:value-type="float" office:value="0.826330630855204" calcext:value-type="float">
            <text:p>0,826330630855204</text:p>
          </table:table-cell>
          <table:table-cell table:style-name="ce2" table:formula="of:=[.L28]/[.L40]" office:value-type="float" office:value="0.906516384567835" calcext:value-type="float">
            <text:p>0,906516384567835</text:p>
          </table:table-cell>
          <table:table-cell table:style-name="ce2" table:formula="of:=[.M28]/[.M40]" office:value-type="float" office:value="0.955130808165111" calcext:value-type="float">
            <text:p>0,955130808165111</text:p>
          </table:table-cell>
          <table:table-cell table:style-name="ce2" table:formula="of:=[.N28]/[.N40]" office:value-type="float" office:value="0.985263168217151" calcext:value-type="float">
            <text:p>0,985263168217151</text:p>
          </table:table-cell>
          <table:table-cell table:style-name="ce2" table:formula="of:=[.O28]/[.O40]" office:value-type="float" office:value="1.00682162569317" calcext:value-type="float">
            <text:p>1,00682162569317</text:p>
          </table:table-cell>
          <table:table-cell table:style-name="ce2" table:formula="of:=[.P28]/[.P40]" office:value-type="float" office:value="1.0314402254293" calcext:value-type="float">
            <text:p>1,0314402254293</text:p>
          </table:table-cell>
          <table:table-cell table:style-name="ce2" table:formula="of:=[.Q28]/[.Q40]" office:value-type="float" office:value="1.04434904966405" calcext:value-type="float">
            <text:p>1,04434904966405</text:p>
          </table:table-cell>
          <table:table-cell table:style-name="ce2" table:formula="of:=[.R28]/[.R40]" office:value-type="float" office:value="1.06027976067885" calcext:value-type="float">
            <text:p>1,06027976067885</text:p>
          </table:table-cell>
          <table:table-cell table:style-name="ce2" table:formula="of:=[.S28]/[.S40]" office:value-type="float" office:value="1.06768891613056" calcext:value-type="float">
            <text:p>1,06768891613056</text:p>
          </table:table-cell>
          <table:table-cell table:style-name="ce2" table:formula="of:=[.T28]/[.T40]" office:value-type="float" office:value="1.08727795560278" calcext:value-type="float">
            <text:p>1,08727795560278</text:p>
          </table:table-cell>
          <table:table-cell table:style-name="ce2" table:formula="of:=[.U28]/[.U40]" office:value-type="float" office:value="1.08853097923101" calcext:value-type="float">
            <text:p>1,08853097923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.0000802993751651593" calcext:value-type="float">
            <text:p>8,02993751651593E-05</text:p>
          </table:table-cell>
          <table:table-cell table:style-name="ce2" table:formula="of:=[.C29]/[.C41]" office:value-type="float" office:value="0.000153617914773659" calcext:value-type="float">
            <text:p>0,000153617914774</text:p>
          </table:table-cell>
          <table:table-cell table:style-name="ce2" table:formula="of:=[.D29]/[.D41]" office:value-type="float" office:value="0.0281162561667035" calcext:value-type="float">
            <text:p>0,028116256166704</text:p>
          </table:table-cell>
          <table:table-cell table:style-name="ce2" table:formula="of:=[.E29]/[.E41]" office:value-type="float" office:value="0.1476634271729" calcext:value-type="float">
            <text:p>0,1476634271729</text:p>
          </table:table-cell>
          <table:table-cell table:style-name="ce2" table:formula="of:=[.F29]/[.F41]" office:value-type="float" office:value="0.236994802185748" calcext:value-type="float">
            <text:p>0,236994802185748</text:p>
          </table:table-cell>
          <table:table-cell table:style-name="ce2" table:formula="of:=[.G29]/[.G41]" office:value-type="float" office:value="0.294691240537383" calcext:value-type="float">
            <text:p>0,294691240537383</text:p>
          </table:table-cell>
          <table:table-cell table:style-name="ce2" table:formula="of:=[.H29]/[.H41]" office:value-type="float" office:value="0.335478166316973" calcext:value-type="float">
            <text:p>0,335478166316973</text:p>
          </table:table-cell>
          <table:table-cell table:style-name="ce2" table:formula="of:=[.I29]/[.I41]" office:value-type="float" office:value="0.36073169370788" calcext:value-type="float">
            <text:p>0,36073169370788</text:p>
          </table:table-cell>
          <table:table-cell table:style-name="ce2" table:formula="of:=[.J29]/[.J41]" office:value-type="float" office:value="0.378282813186164" calcext:value-type="float">
            <text:p>0,378282813186164</text:p>
          </table:table-cell>
          <table:table-cell table:style-name="ce2" table:formula="of:=[.K29]/[.K41]" office:value-type="float" office:value="0.392212550048746" calcext:value-type="float">
            <text:p>0,392212550048746</text:p>
          </table:table-cell>
          <table:table-cell table:style-name="ce2" table:formula="of:=[.L29]/[.L41]" office:value-type="float" office:value="0.407731992072027" calcext:value-type="float">
            <text:p>0,407731992072027</text:p>
          </table:table-cell>
          <table:table-cell table:style-name="ce2" table:formula="of:=[.M29]/[.M41]" office:value-type="float" office:value="0.417747604642891" calcext:value-type="float">
            <text:p>0,417747604642891</text:p>
          </table:table-cell>
          <table:table-cell table:style-name="ce2" table:formula="of:=[.N29]/[.N41]" office:value-type="float" office:value="0.424502553254995" calcext:value-type="float">
            <text:p>0,424502553254995</text:p>
          </table:table-cell>
          <table:table-cell table:style-name="ce2" table:formula="of:=[.O29]/[.O41]" office:value-type="float" office:value="0.42857589483617" calcext:value-type="float">
            <text:p>0,42857589483617</text:p>
          </table:table-cell>
          <table:table-cell table:style-name="ce2" table:formula="of:=[.P29]/[.P41]" office:value-type="float" office:value="0.432207139280465" calcext:value-type="float">
            <text:p>0,432207139280465</text:p>
          </table:table-cell>
          <table:table-cell table:style-name="ce2" table:formula="of:=[.Q29]/[.Q41]" office:value-type="float" office:value="0.434078205609445" calcext:value-type="float">
            <text:p>0,434078205609445</text:p>
          </table:table-cell>
          <table:table-cell table:style-name="ce2" table:formula="of:=[.R29]/[.R41]" office:value-type="float" office:value="0.433279569434869" calcext:value-type="float">
            <text:p>0,433279569434869</text:p>
          </table:table-cell>
          <table:table-cell table:style-name="ce2" table:formula="of:=[.S29]/[.S41]" office:value-type="float" office:value="0.43119557664091" calcext:value-type="float">
            <text:p>0,43119557664091</text:p>
          </table:table-cell>
          <table:table-cell table:style-name="ce2" table:formula="of:=[.T29]/[.T41]" office:value-type="float" office:value="0.431052743569223" calcext:value-type="float">
            <text:p>0,431052743569223</text:p>
          </table:table-cell>
          <table:table-cell table:style-name="ce2" table:formula="of:=[.U29]/[.U41]" office:value-type="float" office:value="0.430368566628581" calcext:value-type="float">
            <text:p>0,4303685666285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145874713806639" calcext:value-type="float">
            <text:p>0,000145874713807</text:p>
          </table:table-cell>
          <table:table-cell table:style-name="ce2" table:formula="of:=[.C30]/[.C42]" office:value-type="float" office:value="0.000431886100025431" calcext:value-type="float">
            <text:p>0,000431886100025</text:p>
          </table:table-cell>
          <table:table-cell table:style-name="ce2" table:formula="of:=[.D30]/[.D42]" office:value-type="float" office:value="0.0264282577055901" calcext:value-type="float">
            <text:p>0,02642825770559</text:p>
          </table:table-cell>
          <table:table-cell table:style-name="ce2" table:formula="of:=[.E30]/[.E42]" office:value-type="float" office:value="0.110978218073182" calcext:value-type="float">
            <text:p>0,110978218073182</text:p>
          </table:table-cell>
          <table:table-cell table:style-name="ce2" table:formula="of:=[.F30]/[.F42]" office:value-type="float" office:value="0.166980469351869" calcext:value-type="float">
            <text:p>0,166980469351869</text:p>
          </table:table-cell>
          <table:table-cell table:style-name="ce2" table:formula="of:=[.G30]/[.G42]" office:value-type="float" office:value="0.204155558978385" calcext:value-type="float">
            <text:p>0,204155558978385</text:p>
          </table:table-cell>
          <table:table-cell table:style-name="ce2" table:formula="of:=[.H30]/[.H42]" office:value-type="float" office:value="0.230792245996415" calcext:value-type="float">
            <text:p>0,230792245996415</text:p>
          </table:table-cell>
          <table:table-cell table:style-name="ce2" table:formula="of:=[.I30]/[.I42]" office:value-type="float" office:value="0.248394885945787" calcext:value-type="float">
            <text:p>0,248394885945787</text:p>
          </table:table-cell>
          <table:table-cell table:style-name="ce2" table:formula="of:=[.J30]/[.J42]" office:value-type="float" office:value="0.259290134354573" calcext:value-type="float">
            <text:p>0,259290134354573</text:p>
          </table:table-cell>
          <table:table-cell table:style-name="ce2" table:formula="of:=[.K30]/[.K42]" office:value-type="float" office:value="0.268283603129566" calcext:value-type="float">
            <text:p>0,268283603129566</text:p>
          </table:table-cell>
          <table:table-cell table:style-name="ce2" table:formula="of:=[.L30]/[.L42]" office:value-type="float" office:value="0.278068656990569" calcext:value-type="float">
            <text:p>0,278068656990569</text:p>
          </table:table-cell>
          <table:table-cell table:style-name="ce2" table:formula="of:=[.M30]/[.M42]" office:value-type="float" office:value="0.28127780771498" calcext:value-type="float">
            <text:p>0,28127780771498</text:p>
          </table:table-cell>
          <table:table-cell table:style-name="ce2" table:formula="of:=[.N30]/[.N42]" office:value-type="float" office:value="0.284537229275846" calcext:value-type="float">
            <text:p>0,284537229275846</text:p>
          </table:table-cell>
          <table:table-cell table:style-name="ce2" table:formula="of:=[.O30]/[.O42]" office:value-type="float" office:value="0.272387220775738" calcext:value-type="float">
            <text:p>0,272387220775738</text:p>
          </table:table-cell>
          <table:table-cell table:style-name="ce2" table:formula="of:=[.P30]/[.P42]" office:value-type="float" office:value="0.271033720102767" calcext:value-type="float">
            <text:p>0,271033720102767</text:p>
          </table:table-cell>
          <table:table-cell table:style-name="ce2" table:formula="of:=[.Q30]/[.Q42]" office:value-type="float" office:value="0.269639261500954" calcext:value-type="float">
            <text:p>0,269639261500954</text:p>
          </table:table-cell>
          <table:table-cell table:style-name="ce2" table:formula="of:=[.R30]/[.R42]" office:value-type="float" office:value="0.270056713513278" calcext:value-type="float">
            <text:p>0,270056713513278</text:p>
          </table:table-cell>
          <table:table-cell table:style-name="ce2" table:formula="of:=[.S30]/[.S42]" office:value-type="float" office:value="0.268290864608084" calcext:value-type="float">
            <text:p>0,268290864608084</text:p>
          </table:table-cell>
          <table:table-cell table:style-name="ce2" table:formula="of:=[.T30]/[.T42]" office:value-type="float" office:value="0.26645471969741" calcext:value-type="float">
            <text:p>0,26645471969741</text:p>
          </table:table-cell>
          <table:table-cell table:style-name="ce2" table:formula="of:=[.U30]/[.U42]" office:value-type="float" office:value="0.263152454906956" calcext:value-type="float">
            <text:p>0,2631524549069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64699334078985" calcext:value-type="float">
            <text:p>0,00064699334079</text:p>
          </table:table-cell>
          <table:table-cell table:style-name="ce2" table:formula="of:=[.D31]/[.D43]" office:value-type="float" office:value="0.0278407937162834" calcext:value-type="float">
            <text:p>0,027840793716283</text:p>
          </table:table-cell>
          <table:table-cell table:style-name="ce2" table:formula="of:=[.E31]/[.E43]" office:value-type="float" office:value="0.0819565242804849" calcext:value-type="float">
            <text:p>0,081956524280485</text:p>
          </table:table-cell>
          <table:table-cell table:style-name="ce2" table:formula="of:=[.F31]/[.F43]" office:value-type="float" office:value="0.112686246156802" calcext:value-type="float">
            <text:p>0,112686246156802</text:p>
          </table:table-cell>
          <table:table-cell table:style-name="ce2" table:formula="of:=[.G31]/[.G43]" office:value-type="float" office:value="0.133381098125533" calcext:value-type="float">
            <text:p>0,133381098125533</text:p>
          </table:table-cell>
          <table:table-cell table:style-name="ce2" table:formula="of:=[.H31]/[.H43]" office:value-type="float" office:value="0.147827550343877" calcext:value-type="float">
            <text:p>0,147827550343877</text:p>
          </table:table-cell>
          <table:table-cell table:style-name="ce2" table:formula="of:=[.I31]/[.I43]" office:value-type="float" office:value="0.158469882956823" calcext:value-type="float">
            <text:p>0,158469882956823</text:p>
          </table:table-cell>
          <table:table-cell table:style-name="ce2" table:formula="of:=[.J31]/[.J43]" office:value-type="float" office:value="0.165771006844964" calcext:value-type="float">
            <text:p>0,165771006844964</text:p>
          </table:table-cell>
          <table:table-cell table:style-name="ce2" table:formula="of:=[.K31]/[.K43]" office:value-type="float" office:value="0.170564933156304" calcext:value-type="float">
            <text:p>0,170564933156304</text:p>
          </table:table-cell>
          <table:table-cell table:style-name="ce2" table:formula="of:=[.L31]/[.L43]" office:value-type="float" office:value="0.176191189539328" calcext:value-type="float">
            <text:p>0,176191189539328</text:p>
          </table:table-cell>
          <table:table-cell table:style-name="ce2" table:formula="of:=[.M31]/[.M43]" office:value-type="float" office:value="0.177885685605367" calcext:value-type="float">
            <text:p>0,177885685605367</text:p>
          </table:table-cell>
          <table:table-cell table:style-name="ce2" table:formula="of:=[.N31]/[.N43]" office:value-type="float" office:value="0.178975747497053" calcext:value-type="float">
            <text:p>0,178975747497053</text:p>
          </table:table-cell>
          <table:table-cell table:style-name="ce2" table:formula="of:=[.O31]/[.O43]" office:value-type="float" office:value="0.17911705587077" calcext:value-type="float">
            <text:p>0,17911705587077</text:p>
          </table:table-cell>
          <table:table-cell table:style-name="ce2" table:formula="of:=[.P31]/[.P43]" office:value-type="float" office:value="0.177858409290653" calcext:value-type="float">
            <text:p>0,177858409290653</text:p>
          </table:table-cell>
          <table:table-cell table:style-name="ce2" table:formula="of:=[.Q31]/[.Q43]" office:value-type="float" office:value="0.176832204901281" calcext:value-type="float">
            <text:p>0,176832204901281</text:p>
          </table:table-cell>
          <table:table-cell table:style-name="ce2" table:formula="of:=[.R31]/[.R43]" office:value-type="float" office:value="0.171204189606553" calcext:value-type="float">
            <text:p>0,171204189606553</text:p>
          </table:table-cell>
          <table:table-cell table:style-name="ce2" table:formula="of:=[.S31]/[.S43]" office:value-type="float" office:value="0.171019981349516" calcext:value-type="float">
            <text:p>0,171019981349516</text:p>
          </table:table-cell>
          <table:table-cell table:style-name="ce2" table:formula="of:=[.T31]/[.T43]" office:value-type="float" office:value="0.170407713711916" calcext:value-type="float">
            <text:p>0,170407713711916</text:p>
          </table:table-cell>
          <table:table-cell table:style-name="ce2" table:formula="of:=[.U31]/[.U43]" office:value-type="float" office:value="0.16461799635642" calcext:value-type="float">
            <text:p>0,164617996356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304034670497362" calcext:value-type="float">
            <text:p>0,003040346704974</text:p>
          </table:table-cell>
          <table:table-cell table:style-name="ce2" table:formula="of:=[.D32]/[.D44]" office:value-type="float" office:value="0.0492014305952617" calcext:value-type="float">
            <text:p>0,049201430595262</text:p>
          </table:table-cell>
          <table:table-cell table:style-name="ce2" table:formula="of:=[.E32]/[.E44]" office:value-type="float" office:value="0.087623989208877" calcext:value-type="float">
            <text:p>0,087623989208877</text:p>
          </table:table-cell>
          <table:table-cell table:style-name="ce2" table:formula="of:=[.F32]/[.F44]" office:value-type="float" office:value="0.112746086677618" calcext:value-type="float">
            <text:p>0,112746086677618</text:p>
          </table:table-cell>
          <table:table-cell table:style-name="ce2" table:formula="of:=[.G32]/[.G44]" office:value-type="float" office:value="0.130789359505645" calcext:value-type="float">
            <text:p>0,130789359505645</text:p>
          </table:table-cell>
          <table:table-cell table:style-name="ce2" table:formula="of:=[.H32]/[.H44]" office:value-type="float" office:value="0.142305588373335" calcext:value-type="float">
            <text:p>0,142305588373335</text:p>
          </table:table-cell>
          <table:table-cell table:style-name="ce2" table:formula="of:=[.I32]/[.I44]" office:value-type="float" office:value="0.145922958180967" calcext:value-type="float">
            <text:p>0,145922958180967</text:p>
          </table:table-cell>
          <table:table-cell table:style-name="ce2" table:formula="of:=[.J32]/[.J44]" office:value-type="float" office:value="0.151136656663376" calcext:value-type="float">
            <text:p>0,151136656663376</text:p>
          </table:table-cell>
          <table:table-cell table:style-name="ce2" table:formula="of:=[.K32]/[.K44]" office:value-type="float" office:value="0.154168091194741" calcext:value-type="float">
            <text:p>0,154168091194741</text:p>
          </table:table-cell>
          <table:table-cell table:style-name="ce2" table:formula="of:=[.L32]/[.L44]" office:value-type="float" office:value="0.157514903075989" calcext:value-type="float">
            <text:p>0,157514903075989</text:p>
          </table:table-cell>
          <table:table-cell table:style-name="ce2" table:formula="of:=[.M32]/[.M44]" office:value-type="float" office:value="0.155344085914149" calcext:value-type="float">
            <text:p>0,155344085914149</text:p>
          </table:table-cell>
          <table:table-cell table:style-name="ce2" table:formula="of:=[.N32]/[.N44]" office:value-type="float" office:value="0.15198332770838" calcext:value-type="float">
            <text:p>0,15198332770838</text:p>
          </table:table-cell>
          <table:table-cell table:style-name="ce2" table:formula="of:=[.O32]/[.O44]" office:value-type="float" office:value="0.147987513200228" calcext:value-type="float">
            <text:p>0,147987513200228</text:p>
          </table:table-cell>
          <table:table-cell table:style-name="ce2" table:formula="of:=[.P32]/[.P44]" office:value-type="float" office:value="0.143884083555604" calcext:value-type="float">
            <text:p>0,143884083555604</text:p>
          </table:table-cell>
          <table:table-cell table:style-name="ce2" table:formula="of:=[.Q32]/[.Q44]" office:value-type="float" office:value="0.140319774886514" calcext:value-type="float">
            <text:p>0,140319774886514</text:p>
          </table:table-cell>
          <table:table-cell table:style-name="ce2" table:formula="of:=[.R32]/[.R44]" office:value-type="float" office:value="0.136508977664193" calcext:value-type="float">
            <text:p>0,136508977664193</text:p>
          </table:table-cell>
          <table:table-cell table:style-name="ce2" table:formula="of:=[.S32]/[.S44]" office:value-type="float" office:value="0.136078744281363" calcext:value-type="float">
            <text:p>0,136078744281363</text:p>
          </table:table-cell>
          <table:table-cell table:style-name="ce2" table:formula="of:=[.T32]/[.T44]" office:value-type="float" office:value="0.132484595244904" calcext:value-type="float">
            <text:p>0,132484595244904</text:p>
          </table:table-cell>
          <table:table-cell table:style-name="ce2" table:formula="of:=[.U32]/[.U44]" office:value-type="float" office:value="0.128358253952257" calcext:value-type="float">
            <text:p>0,128358253952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106693315632094" calcext:value-type="float">
            <text:p>0,001066933156321</text:p>
          </table:table-cell>
          <table:table-cell table:style-name="ce2" table:formula="of:=[.D33]/[.D45]" office:value-type="float" office:value="0.0247377081273636" calcext:value-type="float">
            <text:p>0,024737708127364</text:p>
          </table:table-cell>
          <table:table-cell table:style-name="ce2" table:formula="of:=[.E33]/[.E45]" office:value-type="float" office:value="0.0602933420822224" calcext:value-type="float">
            <text:p>0,060293342082222</text:p>
          </table:table-cell>
          <table:table-cell table:style-name="ce2" table:formula="of:=[.F33]/[.F45]" office:value-type="float" office:value="0.0860564488151842" calcext:value-type="float">
            <text:p>0,086056448815184</text:p>
          </table:table-cell>
          <table:table-cell table:style-name="ce2" table:formula="of:=[.G33]/[.G45]" office:value-type="float" office:value="0.103295220586957" calcext:value-type="float">
            <text:p>0,103295220586957</text:p>
          </table:table-cell>
          <table:table-cell table:style-name="ce2" table:formula="of:=[.H33]/[.H45]" office:value-type="float" office:value="0.114786606315101" calcext:value-type="float">
            <text:p>0,114786606315101</text:p>
          </table:table-cell>
          <table:table-cell table:style-name="ce2" table:formula="of:=[.I33]/[.I45]" office:value-type="float" office:value="0.12184118233101" calcext:value-type="float">
            <text:p>0,12184118233101</text:p>
          </table:table-cell>
          <table:table-cell table:style-name="ce2" table:formula="of:=[.J33]/[.J45]" office:value-type="float" office:value="0.125456492978032" calcext:value-type="float">
            <text:p>0,125456492978032</text:p>
          </table:table-cell>
          <table:table-cell table:style-name="ce2" table:formula="of:=[.K33]/[.K45]" office:value-type="float" office:value="0.127282866904875" calcext:value-type="float">
            <text:p>0,127282866904875</text:p>
          </table:table-cell>
          <table:table-cell table:style-name="ce2" table:formula="of:=[.L33]/[.L45]" office:value-type="float" office:value="0.129539810310077" calcext:value-type="float">
            <text:p>0,129539810310077</text:p>
          </table:table-cell>
          <table:table-cell table:style-name="ce2" table:formula="of:=[.M33]/[.M45]" office:value-type="float" office:value="0.126507959902643" calcext:value-type="float">
            <text:p>0,126507959902643</text:p>
          </table:table-cell>
          <table:table-cell table:style-name="ce2" table:formula="of:=[.N33]/[.N45]" office:value-type="float" office:value="0.121525616856511" calcext:value-type="float">
            <text:p>0,121525616856511</text:p>
          </table:table-cell>
          <table:table-cell table:style-name="ce2" table:formula="of:=[.O33]/[.O45]" office:value-type="float" office:value="0.116597739493187" calcext:value-type="float">
            <text:p>0,116597739493187</text:p>
          </table:table-cell>
          <table:table-cell table:style-name="ce2" table:formula="of:=[.P33]/[.P45]" office:value-type="float" office:value="0.114760264098333" calcext:value-type="float">
            <text:p>0,114760264098333</text:p>
          </table:table-cell>
          <table:table-cell table:style-name="ce2" table:formula="of:=[.Q33]/[.Q45]" office:value-type="float" office:value="0.110015828942632" calcext:value-type="float">
            <text:p>0,110015828942632</text:p>
          </table:table-cell>
          <table:table-cell table:style-name="ce2" table:formula="of:=[.R33]/[.R45]" office:value-type="float" office:value="0.107352467345157" calcext:value-type="float">
            <text:p>0,107352467345157</text:p>
          </table:table-cell>
          <table:table-cell table:style-name="ce2" table:formula="of:=[.S33]/[.S45]" office:value-type="float" office:value="0.105080793616425" calcext:value-type="float">
            <text:p>0,105080793616425</text:p>
          </table:table-cell>
          <table:table-cell table:style-name="ce2" table:formula="of:=[.T33]/[.T45]" office:value-type="float" office:value="0.102680439911059" calcext:value-type="float">
            <text:p>0,102680439911059</text:p>
          </table:table-cell>
          <table:table-cell table:style-name="ce2" table:formula="of:=[.U33]/[.U45]" office:value-type="float" office:value="0.102135620219355" calcext:value-type="float">
            <text:p>0,1021356202193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696295114756096" calcext:value-type="float">
            <text:p>0,000696295114756</text:p>
          </table:table-cell>
          <table:table-cell table:style-name="ce2" table:formula="of:=[.D34]/[.D46]" office:value-type="float" office:value="0.016619781158538" calcext:value-type="float">
            <text:p>0,016619781158538</text:p>
          </table:table-cell>
          <table:table-cell table:style-name="ce2" table:formula="of:=[.E34]/[.E46]" office:value-type="float" office:value="0.0474110357004892" calcext:value-type="float">
            <text:p>0,047411035700489</text:p>
          </table:table-cell>
          <table:table-cell table:style-name="ce2" table:formula="of:=[.F34]/[.F46]" office:value-type="float" office:value="0.0674592294186" calcext:value-type="float">
            <text:p>0,0674592294186</text:p>
          </table:table-cell>
          <table:table-cell table:style-name="ce2" table:formula="of:=[.G34]/[.G46]" office:value-type="float" office:value="0.083512937597326" calcext:value-type="float">
            <text:p>0,083512937597326</text:p>
          </table:table-cell>
          <table:table-cell table:style-name="ce2" table:formula="of:=[.H34]/[.H46]" office:value-type="float" office:value="0.0917847967185591" calcext:value-type="float">
            <text:p>0,091784796718559</text:p>
          </table:table-cell>
          <table:table-cell table:style-name="ce2" table:formula="of:=[.I34]/[.I46]" office:value-type="float" office:value="0.0938886725595293" calcext:value-type="float">
            <text:p>0,093888672559529</text:p>
          </table:table-cell>
          <table:table-cell table:style-name="ce2" table:formula="of:=[.J34]/[.J46]" office:value-type="float" office:value="0.0942026850060429" calcext:value-type="float">
            <text:p>0,094202685006043</text:p>
          </table:table-cell>
          <table:table-cell table:style-name="ce2" table:formula="of:=[.K34]/[.K46]" office:value-type="float" office:value="0.0936853803573727" calcext:value-type="float">
            <text:p>0,093685380357373</text:p>
          </table:table-cell>
          <table:table-cell table:style-name="ce2" table:formula="of:=[.L34]/[.L46]" office:value-type="float" office:value="0.0879377787336767" calcext:value-type="float">
            <text:p>0,087937778733677</text:p>
          </table:table-cell>
          <table:table-cell table:style-name="ce2" table:formula="of:=[.M34]/[.M46]" office:value-type="float" office:value="0.082267242731368" calcext:value-type="float">
            <text:p>0,082267242731368</text:p>
          </table:table-cell>
          <table:table-cell table:style-name="ce2" table:formula="of:=[.N34]/[.N46]" office:value-type="float" office:value="0.0762460859905597" calcext:value-type="float">
            <text:p>0,07624608599056</text:p>
          </table:table-cell>
          <table:table-cell table:style-name="ce2" table:formula="of:=[.O34]/[.O46]" office:value-type="float" office:value="0.0714603396762138" calcext:value-type="float">
            <text:p>0,071460339676214</text:p>
          </table:table-cell>
          <table:table-cell table:style-name="ce2" table:formula="of:=[.P34]/[.P46]" office:value-type="float" office:value="0.0676873784733645" calcext:value-type="float">
            <text:p>0,067687378473365</text:p>
          </table:table-cell>
          <table:table-cell table:style-name="ce2" table:formula="of:=[.Q34]/[.Q46]" office:value-type="float" office:value="0.0644764697086678" calcext:value-type="float">
            <text:p>0,064476469708668</text:p>
          </table:table-cell>
          <table:table-cell table:style-name="ce2" table:formula="of:=[.R34]/[.R46]" office:value-type="float" office:value="0.0619907694191117" calcext:value-type="float">
            <text:p>0,061990769419112</text:p>
          </table:table-cell>
          <table:table-cell table:style-name="ce2" table:formula="of:=[.S34]/[.S46]" office:value-type="float" office:value="0.0598617747336343" calcext:value-type="float">
            <text:p>0,059861774733634</text:p>
          </table:table-cell>
          <table:table-cell table:style-name="ce2" table:formula="of:=[.T34]/[.T46]" office:value-type="float" office:value="0.0579163451894709" calcext:value-type="float">
            <text:p>0,057916345189471</text:p>
          </table:table-cell>
          <table:table-cell table:style-name="ce2" table:formula="of:=[.U34]/[.U46]" office:value-type="float" office:value="0.0566521905477364" calcext:value-type="float">
            <text:p>0,0566521905477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199673007975595" calcext:value-type="float">
            <text:p>0,000199673007976</text:p>
          </table:table-cell>
          <table:table-cell table:style-name="ce2" table:formula="of:=[.D35]/[.D47]" office:value-type="float" office:value="0.00814449225427873" calcext:value-type="float">
            <text:p>0,008144492254279</text:p>
          </table:table-cell>
          <table:table-cell table:style-name="ce2" table:formula="of:=[.E35]/[.E47]" office:value-type="float" office:value="0.021941317468992" calcext:value-type="float">
            <text:p>0,021941317468992</text:p>
          </table:table-cell>
          <table:table-cell table:style-name="ce2" table:formula="of:=[.F35]/[.F47]" office:value-type="float" office:value="0.0312841599891555" calcext:value-type="float">
            <text:p>0,031284159989156</text:p>
          </table:table-cell>
          <table:table-cell table:style-name="ce2" table:formula="of:=[.G35]/[.G47]" office:value-type="float" office:value="0.038310295364747" calcext:value-type="float">
            <text:p>0,038310295364747</text:p>
          </table:table-cell>
          <table:table-cell table:style-name="ce2" table:formula="of:=[.H35]/[.H47]" office:value-type="float" office:value="0.0433523330043245" calcext:value-type="float">
            <text:p>0,043352333004325</text:p>
          </table:table-cell>
          <table:table-cell table:style-name="ce2" table:formula="of:=[.I35]/[.I47]" office:value-type="float" office:value="0.0452514688632883" calcext:value-type="float">
            <text:p>0,045251468863288</text:p>
          </table:table-cell>
          <table:table-cell table:style-name="ce2" table:formula="of:=[.J35]/[.J47]" office:value-type="float" office:value="0.0461201068958307" calcext:value-type="float">
            <text:p>0,046120106895831</text:p>
          </table:table-cell>
          <table:table-cell table:style-name="ce2" table:formula="of:=[.K35]/[.K47]" office:value-type="float" office:value="0.0459988761035007" calcext:value-type="float">
            <text:p>0,045998876103501</text:p>
          </table:table-cell>
          <table:table-cell table:style-name="ce2" table:formula="of:=[.L35]/[.L47]" office:value-type="float" office:value="0.04397667578021" calcext:value-type="float">
            <text:p>0,04397667578021</text:p>
          </table:table-cell>
          <table:table-cell table:style-name="ce2" table:formula="of:=[.M35]/[.M47]" office:value-type="float" office:value="0.0419055794032889" calcext:value-type="float">
            <text:p>0,041905579403289</text:p>
          </table:table-cell>
          <table:table-cell table:style-name="ce2" table:formula="of:=[.N35]/[.N47]" office:value-type="float" office:value="0.0398921898048666" calcext:value-type="float">
            <text:p>0,039892189804867</text:p>
          </table:table-cell>
          <table:table-cell table:style-name="ce2" table:formula="of:=[.O35]/[.O47]" office:value-type="float" office:value="0.0383353362017783" calcext:value-type="float">
            <text:p>0,038335336201778</text:p>
          </table:table-cell>
          <table:table-cell table:style-name="ce2" table:formula="of:=[.P35]/[.P47]" office:value-type="float" office:value="0.0364479132943966" calcext:value-type="float">
            <text:p>0,036447913294397</text:p>
          </table:table-cell>
          <table:table-cell table:style-name="ce2" table:formula="of:=[.Q35]/[.Q47]" office:value-type="float" office:value="0.0352433141522658" calcext:value-type="float">
            <text:p>0,035243314152266</text:p>
          </table:table-cell>
          <table:table-cell table:style-name="ce2" table:formula="of:=[.R35]/[.R47]" office:value-type="float" office:value="0.034123206414714" calcext:value-type="float">
            <text:p>0,034123206414714</text:p>
          </table:table-cell>
          <table:table-cell table:style-name="ce2" table:formula="of:=[.S35]/[.S47]" office:value-type="float" office:value="0.0330274873435818" calcext:value-type="float">
            <text:p>0,033027487343582</text:p>
          </table:table-cell>
          <table:table-cell table:style-name="ce2" table:formula="of:=[.T35]/[.T47]" office:value-type="float" office:value="0.0323208060363016" calcext:value-type="float">
            <text:p>0,032320806036302</text:p>
          </table:table-cell>
          <table:table-cell table:style-name="ce2" table:formula="of:=[.U35]/[.U47]" office:value-type="float" office:value="0.0313812126050508" calcext:value-type="float">
            <text:p>0,0313812126050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" calcext:value-type="float">
            <text:p>0</text:p>
          </table:table-cell>
          <table:table-cell table:style-name="ce2" table:formula="of:=[.C36]/[.C48]" office:value-type="float" office:value="0.000277886006374412" calcext:value-type="float">
            <text:p>0,000277886006374</text:p>
          </table:table-cell>
          <table:table-cell table:style-name="ce2" table:formula="of:=[.D36]/[.D48]" office:value-type="float" office:value="0.00423694316923104" calcext:value-type="float">
            <text:p>0,004236943169231</text:p>
          </table:table-cell>
          <table:table-cell table:style-name="ce2" table:formula="of:=[.E36]/[.E48]" office:value-type="float" office:value="0.0105469034880076" calcext:value-type="float">
            <text:p>0,010546903488008</text:p>
          </table:table-cell>
          <table:table-cell table:style-name="ce2" table:formula="of:=[.F36]/[.F48]" office:value-type="float" office:value="0.0151653740831683" calcext:value-type="float">
            <text:p>0,015165374083168</text:p>
          </table:table-cell>
          <table:table-cell table:style-name="ce2" table:formula="of:=[.G36]/[.G48]" office:value-type="float" office:value="0.018320316691282" calcext:value-type="float">
            <text:p>0,018320316691282</text:p>
          </table:table-cell>
          <table:table-cell table:style-name="ce2" table:formula="of:=[.H36]/[.H48]" office:value-type="float" office:value="0.0204092645921916" calcext:value-type="float">
            <text:p>0,020409264592192</text:p>
          </table:table-cell>
          <table:table-cell table:style-name="ce2" table:formula="of:=[.I36]/[.I48]" office:value-type="float" office:value="0.021639873816373" calcext:value-type="float">
            <text:p>0,021639873816373</text:p>
          </table:table-cell>
          <table:table-cell table:style-name="ce2" table:formula="of:=[.J36]/[.J48]" office:value-type="float" office:value="0.0220126818688818" calcext:value-type="float">
            <text:p>0,022012681868882</text:p>
          </table:table-cell>
          <table:table-cell table:style-name="ce2" table:formula="of:=[.K36]/[.K48]" office:value-type="float" office:value="0.0221453569981734" calcext:value-type="float">
            <text:p>0,022145356998173</text:p>
          </table:table-cell>
          <table:table-cell table:style-name="ce2" table:formula="of:=[.L36]/[.L48]" office:value-type="float" office:value="0.0217853483213818" calcext:value-type="float">
            <text:p>0,021785348321382</text:p>
          </table:table-cell>
          <table:table-cell table:style-name="ce2" table:formula="of:=[.M36]/[.M48]" office:value-type="float" office:value="0.0212150384482688" calcext:value-type="float">
            <text:p>0,021215038448269</text:p>
          </table:table-cell>
          <table:table-cell table:style-name="ce2" table:formula="of:=[.N36]/[.N48]" office:value-type="float" office:value="0.0204057645565612" calcext:value-type="float">
            <text:p>0,020405764556561</text:p>
          </table:table-cell>
          <table:table-cell table:style-name="ce2" table:formula="of:=[.O36]/[.O48]" office:value-type="float" office:value="0.0196766681377217" calcext:value-type="float">
            <text:p>0,019676668137722</text:p>
          </table:table-cell>
          <table:table-cell table:style-name="ce2" table:formula="of:=[.P36]/[.P48]" office:value-type="float" office:value="0.0188837176759514" calcext:value-type="float">
            <text:p>0,018883717675951</text:p>
          </table:table-cell>
          <table:table-cell table:style-name="ce2" table:formula="of:=[.Q36]/[.Q48]" office:value-type="float" office:value="0.0182494261024382" calcext:value-type="float">
            <text:p>0,018249426102438</text:p>
          </table:table-cell>
          <table:table-cell table:style-name="ce2" table:formula="of:=[.R36]/[.R48]" office:value-type="float" office:value="0.0177546219472904" calcext:value-type="float">
            <text:p>0,01775462194729</text:p>
          </table:table-cell>
          <table:table-cell table:style-name="ce2" table:formula="of:=[.S36]/[.S48]" office:value-type="float" office:value="0.0172582581704307" calcext:value-type="float">
            <text:p>0,017258258170431</text:p>
          </table:table-cell>
          <table:table-cell table:style-name="ce2" table:formula="of:=[.T36]/[.T48]" office:value-type="float" office:value="0.0168842020849034" calcext:value-type="float">
            <text:p>0,016884202084903</text:p>
          </table:table-cell>
          <table:table-cell table:style-name="ce2" table:formula="of:=[.U36]/[.U48]" office:value-type="float" office:value="0.0165060315400547" calcext:value-type="float">
            <text:p>0,016506031540055</text:p>
          </table:table-cell>
          <table:table-cell table:number-columns-repeated="7"/>
          <table:table-cell table:style-name="Default"/>
          <table:table-cell table:number-columns-repeated="995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51314012290441" calcext:value-type="float">
            <text:p>5,1314012290441E-05</text:p>
          </table:table-cell>
          <table:table-cell table:style-name="ce2" table:formula="of:=[.D37]/[.D49]" office:value-type="float" office:value="0.000310817881278687" calcext:value-type="float">
            <text:p>0,000310817881279</text:p>
          </table:table-cell>
          <table:table-cell table:style-name="ce2" table:formula="of:=[.E37]/[.E49]" office:value-type="float" office:value="0.00191789659904101" calcext:value-type="float">
            <text:p>0,001917896599041</text:p>
          </table:table-cell>
          <table:table-cell table:style-name="ce2" table:formula="of:=[.F37]/[.F49]" office:value-type="float" office:value="0.00329476831117733" calcext:value-type="float">
            <text:p>0,003294768311177</text:p>
          </table:table-cell>
          <table:table-cell table:style-name="ce2" table:formula="of:=[.G37]/[.G49]" office:value-type="float" office:value="0.00357322328250981" calcext:value-type="float">
            <text:p>0,00357322328251</text:p>
          </table:table-cell>
          <table:table-cell table:style-name="ce2" table:formula="of:=[.H37]/[.H49]" office:value-type="float" office:value="0.00368539466006725" calcext:value-type="float">
            <text:p>0,003685394660067</text:p>
          </table:table-cell>
          <table:table-cell table:style-name="ce2" table:formula="of:=[.I37]/[.I49]" office:value-type="float" office:value="0.00370500544464943" calcext:value-type="float">
            <text:p>0,003705005444649</text:p>
          </table:table-cell>
          <table:table-cell table:style-name="ce2" table:formula="of:=[.J37]/[.J49]" office:value-type="float" office:value="0.00367161796889055" calcext:value-type="float">
            <text:p>0,003671617968891</text:p>
          </table:table-cell>
          <table:table-cell table:style-name="ce2" table:formula="of:=[.K37]/[.K49]" office:value-type="float" office:value="0.00360481241270799" calcext:value-type="float">
            <text:p>0,003604812412708</text:p>
          </table:table-cell>
          <table:table-cell table:style-name="ce2" table:formula="of:=[.L37]/[.L49]" office:value-type="float" office:value="0.00345097593317232" calcext:value-type="float">
            <text:p>0,003450975933172</text:p>
          </table:table-cell>
          <table:table-cell table:style-name="ce2" table:formula="of:=[.M37]/[.M49]" office:value-type="float" office:value="0.0033130342075759" calcext:value-type="float">
            <text:p>0,003313034207576</text:p>
          </table:table-cell>
          <table:table-cell table:style-name="ce2" table:formula="of:=[.N37]/[.N49]" office:value-type="float" office:value="0.00320268533922699" calcext:value-type="float">
            <text:p>0,003202685339227</text:p>
          </table:table-cell>
          <table:table-cell table:style-name="ce2" table:formula="of:=[.O37]/[.O49]" office:value-type="float" office:value="0.00306499022437794" calcext:value-type="float">
            <text:p>0,003064990224378</text:p>
          </table:table-cell>
          <table:table-cell table:style-name="ce2" table:formula="of:=[.P37]/[.P49]" office:value-type="float" office:value="0.00296178454512354" calcext:value-type="float">
            <text:p>0,002961784545124</text:p>
          </table:table-cell>
          <table:table-cell table:style-name="ce2" table:formula="of:=[.Q37]/[.Q49]" office:value-type="float" office:value="0.00290440449281374" calcext:value-type="float">
            <text:p>0,002904404492814</text:p>
          </table:table-cell>
          <table:table-cell table:style-name="ce2" table:formula="of:=[.R37]/[.R49]" office:value-type="float" office:value="0.0028486105098306" calcext:value-type="float">
            <text:p>0,002848610509831</text:p>
          </table:table-cell>
          <table:table-cell table:style-name="ce2" table:formula="of:=[.S37]/[.S49]" office:value-type="float" office:value="0.00280742821213358" calcext:value-type="float">
            <text:p>0,002807428212134</text:p>
          </table:table-cell>
          <table:table-cell table:style-name="ce2" table:formula="of:=[.T37]/[.T49]" office:value-type="float" office:value="0.00277057928929963" calcext:value-type="float">
            <text:p>0,0027705792893</text:p>
          </table:table-cell>
          <table:table-cell table:style-name="ce2" table:formula="of:=[.U37]/[.U49]" office:value-type="float" office:value="0.00274349831982736" calcext:value-type="float">
            <text:p>0,002743498319827</text:p>
          </table:table-cell>
          <table:table-cell table:number-columns-repeated="1003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 table:number-rows-repeated="71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ntel" table:style-name="ta1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 table:number-rows-repeated="73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22:10:00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meta:initial-creator>Jaroslav Svoboda</meta:initial-creator>
    <meta:creation-date>2016-11-29T18:38:49Z</meta:creation-date>
    <dc:date>2016-12-08T22:11:14.864000000</dc:date>
    <meta:editing-cycles>22</meta:editing-cycles>
    <meta:editing-duration>PT1H38M4S</meta:editing-duration>
    <meta:document-statistic meta:table-count="3" meta:cell-count="11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73cm" svg:y="0.316cm" chart:style-name="ch2">
          <text:p>PSNRHVSM</text:p>
        </chart:title>
        <chart:legend chart:legend-position="end" svg:x="13.238cm" svg:y="1.93cm" style:legend-expansion="high" chart:style-name="ch3"/>
        <chart:plot-area chart:style-name="ch4" table:cell-range-address="old_town_cross_2160p50.B3:old_town_cross_2160p50.U13 old_town_cross_2160p50.A4:old_town_cross_2160p50.A13" chart:data-source-has-labels="column" svg:x="0.32cm" svg:y="1.301cm" svg:width="12.598cm" svg:height="7.519cm">
          <chartooo:coordinate-region svg:x="0.952cm" svg:y="1.503cm" svg:width="11.48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8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9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10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1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2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3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4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series chart:style-name="ch15" chart:values-cell-range-address="old_town_cross_2160p50.B12:old_town_cross_2160p50.U12" chart:label-cell-address="old_town_cross_2160p50.A12:old_town_cross_2160p50.A12" chart:class="chart:scatter">
            <chart:data-point chart:repeated="20"/>
          </chart:series>
          <chart:series chart:style-name="ch16" chart:values-cell-range-address="old_town_cross_2160p50.B13:old_town_cross_2160p50.U13" chart:label-cell-address="old_town_cross_2160p50.A13:old_town_cross_2160p50.A13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:old_town_cross_2160p50.A4</svg:desc>
                </draw:g>
              </table:table-cell>
              <table:table-cell office:value-type="float" office:value="15.866484">
                <text:p>15.866484</text:p>
                <draw:g>
                  <svg:desc>old_town_cross_2160p50.B4:old_town_cross_2160p50.U4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:old_town_cross_2160p50.A5</svg:desc>
                </draw:g>
              </table:table-cell>
              <table:table-cell office:value-type="float" office:value="18.741652">
                <text:p>18.741652</text:p>
                <draw:g>
                  <svg:desc>old_town_cross_2160p50.B5:old_town_cross_2160p50.U5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6:old_town_cross_2160p50.A6</svg:desc>
                </draw:g>
              </table:table-cell>
              <table:table-cell office:value-type="float" office:value="18.829054">
                <text:p>18.829054</text:p>
                <draw:g>
                  <svg:desc>old_town_cross_2160p50.B6:old_town_cross_2160p50.U6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7:old_town_cross_2160p50.A7</svg:desc>
                </draw:g>
              </table:table-cell>
              <table:table-cell office:value-type="float" office:value="20.587074">
                <text:p>20.587074</text:p>
                <draw:g>
                  <svg:desc>old_town_cross_2160p50.B7:old_town_cross_2160p50.U7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:old_town_cross_2160p50.A8</svg:desc>
                </draw:g>
              </table:table-cell>
              <table:table-cell office:value-type="float" office:value="18.959402">
                <text:p>18.959402</text:p>
                <draw:g>
                  <svg:desc>old_town_cross_2160p50.B8:old_town_cross_2160p50.U8</svg:desc>
                </draw:g>
              </table:table-cell>
              <table:table-cell office:value-type="float" office:value="22.399515">
                <text:p>22.399515</text:p>
              </table:table-cell>
              <table:table-cell office:value-type="float" office:value="24.982018">
                <text:p>24.982018</text:p>
              </table:table-cell>
              <table:table-cell office:value-type="float" office:value="26.725239">
                <text:p>26.725239</text:p>
              </table:table-cell>
              <table:table-cell office:value-type="float" office:value="27.968664">
                <text:p>27.968664</text:p>
              </table:table-cell>
              <table:table-cell office:value-type="float" office:value="29.015144">
                <text:p>29.015144</text:p>
              </table:table-cell>
              <table:table-cell office:value-type="float" office:value="29.802563">
                <text:p>29.802563</text:p>
              </table:table-cell>
              <table:table-cell office:value-type="float" office:value="30.457941">
                <text:p>30.457941</text:p>
              </table:table-cell>
              <table:table-cell office:value-type="float" office:value="30.971491">
                <text:p>30.971491</text:p>
              </table:table-cell>
              <table:table-cell office:value-type="float" office:value="31.385466">
                <text:p>31.385466</text:p>
              </table:table-cell>
              <table:table-cell office:value-type="float" office:value="31.969303">
                <text:p>31.969303</text:p>
              </table:table-cell>
              <table:table-cell office:value-type="float" office:value="32.358471">
                <text:p>32.358471</text:p>
              </table:table-cell>
              <table:table-cell office:value-type="float" office:value="32.607574">
                <text:p>32.607574</text:p>
              </table:table-cell>
              <table:table-cell office:value-type="float" office:value="32.791176">
                <text:p>32.791176</text:p>
              </table:table-cell>
              <table:table-cell office:value-type="float" office:value="32.916645">
                <text:p>32.916645</text:p>
              </table:table-cell>
              <table:table-cell office:value-type="float" office:value="32.993118">
                <text:p>32.993118</text:p>
              </table:table-cell>
              <table:table-cell office:value-type="float" office:value="33.022289">
                <text:p>33.022289</text:p>
              </table:table-cell>
              <table:table-cell office:value-type="float" office:value="33.033642">
                <text:p>33.033642</text:p>
              </table:table-cell>
              <table:table-cell office:value-type="float" office:value="32.998493">
                <text:p>32.998493</text:p>
              </table:table-cell>
              <table:table-cell office:value-type="float" office:value="32.921925">
                <text:p>32.921925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:old_town_cross_2160p50.A9</svg:desc>
                </draw:g>
              </table:table-cell>
              <table:table-cell office:value-type="float" office:value="18.973978">
                <text:p>18.973978</text:p>
                <draw:g>
                  <svg:desc>old_town_cross_2160p50.B9:old_town_cross_2160p50.U9</svg:desc>
                </draw:g>
              </table:table-cell>
              <table:table-cell office:value-type="float" office:value="21.756622">
                <text:p>21.756622</text:p>
              </table:table-cell>
              <table:table-cell office:value-type="float" office:value="23.97843">
                <text:p>23.97843</text:p>
              </table:table-cell>
              <table:table-cell office:value-type="float" office:value="25.819498">
                <text:p>25.819498</text:p>
              </table:table-cell>
              <table:table-cell office:value-type="float" office:value="27.299746">
                <text:p>27.299746</text:p>
              </table:table-cell>
              <table:table-cell office:value-type="float" office:value="28.502996">
                <text:p>28.502996</text:p>
              </table:table-cell>
              <table:table-cell office:value-type="float" office:value="29.514523">
                <text:p>29.514523</text:p>
              </table:table-cell>
              <table:table-cell office:value-type="float" office:value="30.287111">
                <text:p>30.287111</text:p>
              </table:table-cell>
              <table:table-cell office:value-type="float" office:value="30.878172">
                <text:p>30.878172</text:p>
              </table:table-cell>
              <table:table-cell office:value-type="float" office:value="31.361139">
                <text:p>31.361139</text:p>
              </table:table-cell>
              <table:table-cell office:value-type="float" office:value="32.014763">
                <text:p>32.014763</text:p>
              </table:table-cell>
              <table:table-cell office:value-type="float" office:value="32.397335">
                <text:p>32.397335</text:p>
              </table:table-cell>
              <table:table-cell office:value-type="float" office:value="32.627014">
                <text:p>32.627014</text:p>
              </table:table-cell>
              <table:table-cell office:value-type="float" office:value="32.799168">
                <text:p>32.799168</text:p>
              </table:table-cell>
              <table:table-cell office:value-type="float" office:value="32.903919">
                <text:p>32.903919</text:p>
              </table:table-cell>
              <table:table-cell office:value-type="float" office:value="32.95443">
                <text:p>32.95443</text:p>
              </table:table-cell>
              <table:table-cell office:value-type="float" office:value="32.94651">
                <text:p>32.94651</text:p>
              </table:table-cell>
              <table:table-cell office:value-type="float" office:value="32.939663">
                <text:p>32.939663</text:p>
              </table:table-cell>
              <table:table-cell office:value-type="float" office:value="32.916843">
                <text:p>32.916843</text:p>
              </table:table-cell>
              <table:table-cell office:value-type="float" office:value="32.839035">
                <text:p>32.83903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10:old_town_cross_2160p50.A10</svg:desc>
                </draw:g>
              </table:table-cell>
              <table:table-cell office:value-type="float" office:value="18.929846">
                <text:p>18.929846</text:p>
                <draw:g>
                  <svg:desc>old_town_cross_2160p50.B10:old_town_cross_2160p50.U10</svg:desc>
                </draw:g>
              </table:table-cell>
              <table:table-cell office:value-type="float" office:value="21.531042">
                <text:p>21.531042</text:p>
              </table:table-cell>
              <table:table-cell office:value-type="float" office:value="23.908098">
                <text:p>23.908098</text:p>
              </table:table-cell>
              <table:table-cell office:value-type="float" office:value="25.71557">
                <text:p>25.71557</text:p>
              </table:table-cell>
              <table:table-cell office:value-type="float" office:value="27.204296">
                <text:p>27.204296</text:p>
              </table:table-cell>
              <table:table-cell office:value-type="float" office:value="28.576332">
                <text:p>28.576332</text:p>
              </table:table-cell>
              <table:table-cell office:value-type="float" office:value="29.583874">
                <text:p>29.583874</text:p>
              </table:table-cell>
              <table:table-cell office:value-type="float" office:value="30.38905">
                <text:p>30.38905</text:p>
              </table:table-cell>
              <table:table-cell office:value-type="float" office:value="30.883057">
                <text:p>30.883057</text:p>
              </table:table-cell>
              <table:table-cell office:value-type="float" office:value="31.27459">
                <text:p>31.27459</text:p>
              </table:table-cell>
              <table:table-cell office:value-type="float" office:value="31.746059">
                <text:p>31.746059</text:p>
              </table:table-cell>
              <table:table-cell office:value-type="float" office:value="32.073631">
                <text:p>32.073631</text:p>
              </table:table-cell>
              <table:table-cell office:value-type="float" office:value="32.233776">
                <text:p>32.233776</text:p>
              </table:table-cell>
              <table:table-cell office:value-type="float" office:value="32.329384">
                <text:p>32.329384</text:p>
              </table:table-cell>
              <table:table-cell office:value-type="float" office:value="32.365601">
                <text:p>32.365601</text:p>
              </table:table-cell>
              <table:table-cell office:value-type="float" office:value="32.385685">
                <text:p>32.385685</text:p>
              </table:table-cell>
              <table:table-cell office:value-type="float" office:value="32.365566">
                <text:p>32.365566</text:p>
              </table:table-cell>
              <table:table-cell office:value-type="float" office:value="32.353912">
                <text:p>32.353912</text:p>
              </table:table-cell>
              <table:table-cell office:value-type="float" office:value="32.306908">
                <text:p>32.306908</text:p>
              </table:table-cell>
              <table:table-cell office:value-type="float" office:value="32.232143">
                <text:p>32.232143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11:old_town_cross_2160p50.A11</svg:desc>
                </draw:g>
              </table:table-cell>
              <table:table-cell office:value-type="float" office:value="18.412689">
                <text:p>18.412689</text:p>
                <draw:g>
                  <svg:desc>old_town_cross_2160p50.B11:old_town_cross_2160p50.U11</svg:desc>
                </draw:g>
              </table:table-cell>
              <table:table-cell office:value-type="float" office:value="21.456081">
                <text:p>21.456081</text:p>
              </table:table-cell>
              <table:table-cell office:value-type="float" office:value="24.017227">
                <text:p>24.017227</text:p>
              </table:table-cell>
              <table:table-cell office:value-type="float" office:value="25.715008">
                <text:p>25.715008</text:p>
              </table:table-cell>
              <table:table-cell office:value-type="float" office:value="27.101921">
                <text:p>27.101921</text:p>
              </table:table-cell>
              <table:table-cell office:value-type="float" office:value="28.419737">
                <text:p>28.419737</text:p>
              </table:table-cell>
              <table:table-cell office:value-type="float" office:value="29.625879">
                <text:p>29.625879</text:p>
              </table:table-cell>
              <table:table-cell office:value-type="float" office:value="30.353783">
                <text:p>30.353783</text:p>
              </table:table-cell>
              <table:table-cell office:value-type="float" office:value="30.898769">
                <text:p>30.898769</text:p>
              </table:table-cell>
              <table:table-cell office:value-type="float" office:value="31.289091">
                <text:p>31.289091</text:p>
              </table:table-cell>
              <table:table-cell office:value-type="float" office:value="31.761768">
                <text:p>31.761768</text:p>
              </table:table-cell>
              <table:table-cell office:value-type="float" office:value="32.08736">
                <text:p>32.08736</text:p>
              </table:table-cell>
              <table:table-cell office:value-type="float" office:value="32.314232">
                <text:p>32.314232</text:p>
              </table:table-cell>
              <table:table-cell office:value-type="float" office:value="32.426266">
                <text:p>32.426266</text:p>
              </table:table-cell>
              <table:table-cell office:value-type="float" office:value="32.494835">
                <text:p>32.494835</text:p>
              </table:table-cell>
              <table:table-cell office:value-type="float" office:value="32.510956">
                <text:p>32.510956</text:p>
              </table:table-cell>
              <table:table-cell office:value-type="float" office:value="32.52861">
                <text:p>32.52861</text:p>
              </table:table-cell>
              <table:table-cell office:value-type="float" office:value="32.496643">
                <text:p>32.496643</text:p>
              </table:table-cell>
              <table:table-cell office:value-type="float" office:value="32.429314">
                <text:p>32.429314</text:p>
              </table:table-cell>
              <table:table-cell office:value-type="float" office:value="32.375206">
                <text:p>32.375206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12:old_town_cross_2160p50.A12</svg:desc>
                </draw:g>
              </table:table-cell>
              <table:table-cell office:value-type="float" office:value="20.037725">
                <text:p>20.037725</text:p>
                <draw:g>
                  <svg:desc>old_town_cross_2160p50.B12:old_town_cross_2160p50.U12</svg:desc>
                </draw:g>
              </table:table-cell>
              <table:table-cell office:value-type="float" office:value="21.694099">
                <text:p>21.694099</text:p>
              </table:table-cell>
              <table:table-cell office:value-type="float" office:value="23.97267">
                <text:p>23.97267</text:p>
              </table:table-cell>
              <table:table-cell office:value-type="float" office:value="25.865948">
                <text:p>25.865948</text:p>
              </table:table-cell>
              <table:table-cell office:value-type="float" office:value="27.418312">
                <text:p>27.418312</text:p>
              </table:table-cell>
              <table:table-cell office:value-type="float" office:value="28.674503">
                <text:p>28.674503</text:p>
              </table:table-cell>
              <table:table-cell office:value-type="float" office:value="29.651876">
                <text:p>29.651876</text:p>
              </table:table-cell>
              <table:table-cell office:value-type="float" office:value="30.383846">
                <text:p>30.383846</text:p>
              </table:table-cell>
              <table:table-cell office:value-type="float" office:value="30.844103">
                <text:p>30.844103</text:p>
              </table:table-cell>
              <table:table-cell office:value-type="float" office:value="31.169672">
                <text:p>31.169672</text:p>
              </table:table-cell>
              <table:table-cell office:value-type="float" office:value="31.609707">
                <text:p>31.609707</text:p>
              </table:table-cell>
              <table:table-cell office:value-type="float" office:value="31.900953">
                <text:p>31.900953</text:p>
              </table:table-cell>
              <table:table-cell office:value-type="float" office:value="32.02404">
                <text:p>32.02404</text:p>
              </table:table-cell>
              <table:table-cell office:value-type="float" office:value="32.123867">
                <text:p>32.123867</text:p>
              </table:table-cell>
              <table:table-cell office:value-type="float" office:value="32.17783">
                <text:p>32.17783</text:p>
              </table:table-cell>
              <table:table-cell office:value-type="float" office:value="32.217186">
                <text:p>32.217186</text:p>
              </table:table-cell>
              <table:table-cell office:value-type="float" office:value="32.23732">
                <text:p>32.23732</text:p>
              </table:table-cell>
              <table:table-cell office:value-type="float" office:value="32.202049">
                <text:p>32.202049</text:p>
              </table:table-cell>
              <table:table-cell office:value-type="float" office:value="32.148083">
                <text:p>32.148083</text:p>
              </table:table-cell>
              <table:table-cell office:value-type="float" office:value="32.096817">
                <text:p>32.09681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13:old_town_cross_2160p50.A13</svg:desc>
                </draw:g>
              </table:table-cell>
              <table:table-cell office:value-type="float" office:value="18.575714">
                <text:p>18.575714</text:p>
                <draw:g>
                  <svg:desc>old_town_cross_2160p50.B13:old_town_cross_2160p50.U13</svg:desc>
                </draw:g>
              </table:table-cell>
              <table:table-cell office:value-type="float" office:value="20.324776">
                <text:p>20.324776</text:p>
              </table:table-cell>
              <table:table-cell office:value-type="float" office:value="21.838972">
                <text:p>21.838972</text:p>
              </table:table-cell>
              <table:table-cell office:value-type="float" office:value="23.932955">
                <text:p>23.932955</text:p>
              </table:table-cell>
              <table:table-cell office:value-type="float" office:value="26.316719">
                <text:p>26.316719</text:p>
              </table:table-cell>
              <table:table-cell office:value-type="float" office:value="28.214169">
                <text:p>28.214169</text:p>
              </table:table-cell>
              <table:table-cell office:value-type="float" office:value="29.502058">
                <text:p>29.502058</text:p>
              </table:table-cell>
              <table:table-cell office:value-type="float" office:value="30.290247">
                <text:p>30.290247</text:p>
              </table:table-cell>
              <table:table-cell office:value-type="float" office:value="30.787041">
                <text:p>30.787041</text:p>
              </table:table-cell>
              <table:table-cell office:value-type="float" office:value="31.152033">
                <text:p>31.152033</text:p>
              </table:table-cell>
              <table:table-cell office:value-type="float" office:value="31.522917">
                <text:p>31.522917</text:p>
              </table:table-cell>
              <table:table-cell office:value-type="float" office:value="31.786613">
                <text:p>31.786613</text:p>
              </table:table-cell>
              <table:table-cell office:value-type="float" office:value="31.89662">
                <text:p>31.89662</text:p>
              </table:table-cell>
              <table:table-cell office:value-type="float" office:value="31.956192">
                <text:p>31.956192</text:p>
              </table:table-cell>
              <table:table-cell office:value-type="float" office:value="31.988749">
                <text:p>31.988749</text:p>
              </table:table-cell>
              <table:table-cell office:value-type="float" office:value="32.017479">
                <text:p>32.017479</text:p>
              </table:table-cell>
              <table:table-cell office:value-type="float" office:value="32.015335">
                <text:p>32.015335</text:p>
              </table:table-cell>
              <table:table-cell office:value-type="float" office:value="31.972691">
                <text:p>31.972691</text:p>
              </table:table-cell>
              <table:table-cell office:value-type="float" office:value="31.896652">
                <text:p>31.896652</text:p>
              </table:table-cell>
              <table:table-cell office:value-type="float" office:value="31.822626">
                <text:p>31.822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1cm" svg:y="0.316cm" chart:style-name="ch2">
          <text:p>VMAF</text:p>
        </chart:title>
        <chart:legend chart:legend-position="end" svg:x="13.238cm" svg:y="1.93cm" style:legend-expansion="high" chart:style-name="ch3"/>
        <chart:plot-area chart:style-name="ch4" table:cell-range-address="old_town_cross_2160p50.B27:old_town_cross_2160p50.U37 old_town_cross_2160p50.A28:old_town_cross_2160p50.A37" chart:data-source-has-labels="column" svg:x="0.32cm" svg:y="1.301cm" svg:width="12.598cm" svg:height="7.519cm">
          <chartooo:coordinate-region svg:x="0.952cm" svg:y="1.503cm" svg:width="11.297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8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9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10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1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2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3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4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series chart:style-name="ch15" chart:values-cell-range-address="old_town_cross_2160p50.B36:old_town_cross_2160p50.U36" chart:label-cell-address="old_town_cross_2160p50.A36:old_town_cross_2160p50.A36" chart:class="chart:scatter">
            <chart:data-point chart:repeated="20"/>
          </chart:series>
          <chart:series chart:style-name="ch16" chart:values-cell-range-address="old_town_cross_2160p50.B37:old_town_cross_2160p50.U37" chart:label-cell-address="old_town_cross_2160p50.A37:old_town_cross_2160p50.A37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28:old_town_cross_2160p50.A28</svg:desc>
                </draw:g>
              </table:table-cell>
              <table:table-cell office:value-type="float" office:value="0.004121">
                <text:p>0.004121</text:p>
                <draw:g>
                  <svg:desc>old_town_cross_2160p50.B28:old_town_cross_2160p50.U28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29:old_town_cross_2160p50.A29</svg:desc>
                </draw:g>
              </table:table-cell>
              <table:table-cell office:value-type="float" office:value="0.012246">
                <text:p>0.012246</text:p>
                <draw:g>
                  <svg:desc>old_town_cross_2160p50.B29:old_town_cross_2160p50.U29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30:old_town_cross_2160p50.A30</svg:desc>
                </draw:g>
              </table:table-cell>
              <table:table-cell office:value-type="float" office:value="0.035208">
                <text:p>0.035208</text:p>
                <draw:g>
                  <svg:desc>old_town_cross_2160p50.B30:old_town_cross_2160p50.U30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31:old_town_cross_2160p50.A31</svg:desc>
                </draw:g>
              </table:table-cell>
              <table:table-cell office:value-type="float" office:value="0">
                <text:p>0</text:p>
                <draw:g>
                  <svg:desc>old_town_cross_2160p50.B31:old_town_cross_2160p50.U31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32:old_town_cross_2160p50.A32</svg:desc>
                </draw:g>
              </table:table-cell>
              <table:table-cell office:value-type="float" office:value="0">
                <text:p>0</text:p>
                <draw:g>
                  <svg:desc>old_town_cross_2160p50.B32:old_town_cross_2160p50.U32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33:old_town_cross_2160p50.A33</svg:desc>
                </draw:g>
              </table:table-cell>
              <table:table-cell office:value-type="float" office:value="0">
                <text:p>0</text:p>
                <draw:g>
                  <svg:desc>old_town_cross_2160p50.B33:old_town_cross_2160p50.U33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34:old_town_cross_2160p50.A34</svg:desc>
                </draw:g>
              </table:table-cell>
              <table:table-cell office:value-type="float" office:value="0">
                <text:p>0</text:p>
                <draw:g>
                  <svg:desc>old_town_cross_2160p50.B34:old_town_cross_2160p50.U34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35:old_town_cross_2160p50.A35</svg:desc>
                </draw:g>
              </table:table-cell>
              <table:table-cell office:value-type="float" office:value="0">
                <text:p>0</text:p>
                <draw:g>
                  <svg:desc>old_town_cross_2160p50.B35:old_town_cross_2160p50.U35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36:old_town_cross_2160p50.A36</svg:desc>
                </draw:g>
              </table:table-cell>
              <table:table-cell office:value-type="float" office:value="0">
                <text:p>0</text:p>
                <draw:g>
                  <svg:desc>old_town_cross_2160p50.B36:old_town_cross_2160p50.U36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37:old_town_cross_2160p50.A37</svg:desc>
                </draw:g>
              </table:table-cell>
              <table:table-cell office:value-type="float" office:value="0">
                <text:p>0</text:p>
                <draw:g>
                  <svg:desc>old_town_cross_2160p50.B37:old_town_cross_2160p50.U37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238cm" svg:y="1.93cm" style:legend-expansion="high" chart:style-name="ch3"/>
        <chart:plot-area chart:style-name="ch4" table:cell-range-address="old_town_cross_2160p50.B39:old_town_cross_2160p50.U49 old_town_cross_2160p50.A40:old_town_cross_2160p50.A49" chart:data-source-has-labels="column" svg:x="0.32cm" svg:y="1.301cm" svg:width="12.598cm" svg:height="7.519cm">
          <chartooo:coordinate-region svg:x="1.524cm" svg:y="1.503cm" svg:width="10.916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series chart:style-name="ch15" chart:values-cell-range-address="old_town_cross_2160p50.B48:old_town_cross_2160p50.U48" chart:label-cell-address="old_town_cross_2160p50.A48:old_town_cross_2160p50.A48" chart:class="chart:scatter">
            <chart:data-point chart:repeated="20"/>
          </chart:series>
          <chart:series chart:style-name="ch16" chart:values-cell-range-address="old_town_cross_2160p50.B49:old_town_cross_2160p50.U49" chart:label-cell-address="old_town_cross_2160p50.A49:old_town_cross_2160p50.A49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0:old_town_cross_2160p50.A40</svg:desc>
                </draw:g>
              </table:table-cell>
              <table:table-cell office:value-type="float" office:value="112.5917">
                <text:p>112.5917</text:p>
                <draw:g>
                  <svg:desc>old_town_cross_2160p50.B40:old_town_cross_2160p50.U40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41:old_town_cross_2160p50.A41</svg:desc>
                </draw:g>
              </table:table-cell>
              <table:table-cell office:value-type="float" office:value="152.5043">
                <text:p>152.5043</text:p>
                <draw:g>
                  <svg:desc>old_town_cross_2160p50.B41:old_town_cross_2160p50.U41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42:old_town_cross_2160p50.A42</svg:desc>
                </draw:g>
              </table:table-cell>
              <table:table-cell office:value-type="float" office:value="241.3578">
                <text:p>241.3578</text:p>
                <draw:g>
                  <svg:desc>old_town_cross_2160p50.B42:old_town_cross_2160p50.U42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43:old_town_cross_2160p50.A43</svg:desc>
                </draw:g>
              </table:table-cell>
              <table:table-cell office:value-type="float" office:value="368.8872">
                <text:p>368.8872</text:p>
                <draw:g>
                  <svg:desc>old_town_cross_2160p50.B43:old_town_cross_2160p50.U43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4:old_town_cross_2160p50.A44</svg:desc>
                </draw:g>
              </table:table-cell>
              <table:table-cell office:value-type="float" office:value="390.6064">
                <text:p>390.6064</text:p>
                <draw:g>
                  <svg:desc>old_town_cross_2160p50.B44:old_town_cross_2160p50.U44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5:old_town_cross_2160p50.A45</svg:desc>
                </draw:g>
              </table:table-cell>
              <table:table-cell office:value-type="float" office:value="375.3631">
                <text:p>375.3631</text:p>
                <draw:g>
                  <svg:desc>old_town_cross_2160p50.B45:old_town_cross_2160p50.U45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46:old_town_cross_2160p50.A46</svg:desc>
                </draw:g>
              </table:table-cell>
              <table:table-cell office:value-type="float" office:value="533.5731">
                <text:p>533.5731</text:p>
                <draw:g>
                  <svg:desc>old_town_cross_2160p50.B46:old_town_cross_2160p50.U46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47:old_town_cross_2160p50.A47</svg:desc>
                </draw:g>
              </table:table-cell>
              <table:table-cell office:value-type="float" office:value="658.4743">
                <text:p>658.4743</text:p>
                <draw:g>
                  <svg:desc>old_town_cross_2160p50.B47:old_town_cross_2160p50.U47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48:old_town_cross_2160p50.A48</svg:desc>
                </draw:g>
              </table:table-cell>
              <table:table-cell office:value-type="float" office:value="3168.3382">
                <text:p>3168.3382</text:p>
                <draw:g>
                  <svg:desc>old_town_cross_2160p50.B48:old_town_cross_2160p50.U48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49:old_town_cross_2160p50.A49</svg:desc>
                </draw:g>
              </table:table-cell>
              <table:table-cell office:value-type="float" office:value="9339.3235">
                <text:p>9339.3235</text:p>
                <draw:g>
                  <svg:desc>old_town_cross_2160p50.B49:old_town_cross_2160p50.U49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4cm" svg:y="0.316cm" chart:style-name="ch2">
          <text:p>Power consumptio ratio</text:p>
        </chart:title>
        <chart:legend chart:legend-position="end" svg:x="13.238cm" svg:y="1.93cm" style:legend-expansion="high" chart:style-name="ch3"/>
        <chart:plot-area chart:style-name="ch4" table:cell-range-address="old_town_cross_2160p50.B52:old_town_cross_2160p50.U62 old_town_cross_2160p50.A53:old_town_cross_2160p50.A62" chart:data-source-has-labels="column" svg:x="0.32cm" svg:y="1.301cm" svg:width="12.598cm" svg:height="7.519cm">
          <chartooo:coordinate-region svg:x="1.058cm" svg:y="1.504cm" svg:width="11.382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53:old_town_cross_2160p50.U53" chart:label-cell-address="old_town_cross_2160p50.A53:old_town_cross_2160p50.A53" chart:class="chart:scatter">
            <chart:domain table:cell-range-address="old_town_cross_2160p50.B52:old_town_cross_2160p50.U52"/>
            <chart:data-point chart:repeated="20"/>
          </chart:series>
          <chart:series chart:style-name="ch8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9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10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1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2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3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series chart:style-name="ch14" chart:values-cell-range-address="old_town_cross_2160p50.B60:old_town_cross_2160p50.U60" chart:label-cell-address="old_town_cross_2160p50.A60:old_town_cross_2160p50.A60" chart:class="chart:scatter">
            <chart:data-point chart:repeated="20"/>
          </chart:series>
          <chart:series chart:style-name="ch15" chart:values-cell-range-address="old_town_cross_2160p50.B61:old_town_cross_2160p50.U61" chart:label-cell-address="old_town_cross_2160p50.A61:old_town_cross_2160p50.A61" chart:class="chart:scatter">
            <chart:data-point chart:repeated="20"/>
          </chart:series>
          <chart:series chart:style-name="ch16" chart:values-cell-range-address="old_town_cross_2160p50.B62:old_town_cross_2160p50.U62" chart:label-cell-address="old_town_cross_2160p50.A62:old_town_cross_2160p50.A6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2:old_town_cross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53:old_town_cross_2160p50.A53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_2160p50.B53:old_town_cross_2160p50.U53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4:old_town_cross_2160p50.A54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_2160p50.B54:old_town_cross_2160p50.U54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55:old_town_cross_2160p50.A55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_2160p50.B55:old_town_cross_2160p50.U55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56:old_town_cross_2160p50.A56</svg:desc>
                </draw:g>
              </table:table-cell>
              <table:table-cell office:value-type="float" office:value="0">
                <text:p>0</text:p>
                <draw:g>
                  <svg:desc>old_town_cross_2160p50.B56:old_town_cross_2160p50.U56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7:old_town_cross_2160p50.A57</svg:desc>
                </draw:g>
              </table:table-cell>
              <table:table-cell office:value-type="float" office:value="0">
                <text:p>0</text:p>
                <draw:g>
                  <svg:desc>old_town_cross_2160p50.B57:old_town_cross_2160p50.U57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8:old_town_cross_2160p50.A58</svg:desc>
                </draw:g>
              </table:table-cell>
              <table:table-cell office:value-type="float" office:value="0">
                <text:p>0</text:p>
                <draw:g>
                  <svg:desc>old_town_cross_2160p50.B58:old_town_cross_2160p50.U58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59:old_town_cross_2160p50.A59</svg:desc>
                </draw:g>
              </table:table-cell>
              <table:table-cell office:value-type="float" office:value="0">
                <text:p>0</text:p>
                <draw:g>
                  <svg:desc>old_town_cross_2160p50.B59:old_town_cross_2160p50.U59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60:old_town_cross_2160p50.A60</svg:desc>
                </draw:g>
              </table:table-cell>
              <table:table-cell office:value-type="float" office:value="0">
                <text:p>0</text:p>
                <draw:g>
                  <svg:desc>old_town_cross_2160p50.B60:old_town_cross_2160p50.U60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61:old_town_cross_2160p50.A61</svg:desc>
                </draw:g>
              </table:table-cell>
              <table:table-cell office:value-type="float" office:value="0">
                <text:p>0</text:p>
                <draw:g>
                  <svg:desc>old_town_cross_2160p50.B61:old_town_cross_2160p50.U61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62:old_town_cross_2160p50.A62</svg:desc>
                </draw:g>
              </table:table-cell>
              <table:table-cell office:value-type="float" office:value="0">
                <text:p>0</text:p>
                <draw:g>
                  <svg:desc>old_town_cross_2160p50.B62:old_town_cross_2160p50.U62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5cm" svg:y="0.316cm" chart:style-name="ch2">
          <text:p>MSSSIM</text:p>
        </chart:title>
        <chart:legend chart:legend-position="end" svg:x="13.238cm" svg:y="1.93cm" style:legend-expansion="high" chart:style-name="ch3"/>
        <chart:plot-area chart:style-name="ch4" table:cell-range-address="old_town_cross_2160p50.B15:old_town_cross_2160p50.U25 old_town_cross_2160p50.A16:old_town_cross_2160p50.A25" chart:data-source-has-labels="column" svg:x="0.32cm" svg:y="1.301cm" svg:width="12.598cm" svg:height="7.519cm">
          <chartooo:coordinate-region svg:x="1.058cm" svg:y="1.503cm" svg:width="11.382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8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9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10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1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2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3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4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series chart:style-name="ch15" chart:values-cell-range-address="old_town_cross_2160p50.B24:old_town_cross_2160p50.U24" chart:label-cell-address="old_town_cross_2160p50.A24:old_town_cross_2160p50.A24" chart:class="chart:scatter">
            <chart:data-point chart:repeated="20"/>
          </chart:series>
          <chart:series chart:style-name="ch16" chart:values-cell-range-address="old_town_cross_2160p50.B25:old_town_cross_2160p50.U25" chart:label-cell-address="old_town_cross_2160p50.A25:old_town_cross_2160p50.A25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16:old_town_cross_2160p50.A16</svg:desc>
                </draw:g>
              </table:table-cell>
              <table:table-cell office:value-type="float" office:value="0.364329">
                <text:p>0.364329</text:p>
                <draw:g>
                  <svg:desc>old_town_cross_2160p50.B16:old_town_cross_2160p50.U16</svg:desc>
                </draw:g>
              </table:table-cell>
              <table:table-cell office:value-type="float" office:value="0.466305">
                <text:p>0.466305</text:p>
              </table:table-cell>
              <table:table-cell office:value-type="float" office:value="0.534027">
                <text:p>0.534027</text:p>
              </table:table-cell>
              <table:table-cell office:value-type="float" office:value="0.609984">
                <text:p>0.609984</text:p>
              </table:table-cell>
              <table:table-cell office:value-type="float" office:value="0.685613">
                <text:p>0.685613</text:p>
              </table:table-cell>
              <table:table-cell office:value-type="float" office:value="0.769897">
                <text:p>0.769897</text:p>
              </table:table-cell>
              <table:table-cell office:value-type="float" office:value="0.833288">
                <text:p>0.833288</text:p>
              </table:table-cell>
              <table:table-cell office:value-type="float" office:value="0.865904">
                <text:p>0.865904</text:p>
              </table:table-cell>
              <table:table-cell office:value-type="float" office:value="0.882317">
                <text:p>0.882317</text:p>
              </table:table-cell>
              <table:table-cell office:value-type="float" office:value="0.892825">
                <text:p>0.892825</text:p>
              </table:table-cell>
              <table:table-cell office:value-type="float" office:value="0.905208">
                <text:p>0.905208</text:p>
              </table:table-cell>
              <table:table-cell office:value-type="float" office:value="0.911827">
                <text:p>0.911827</text:p>
              </table:table-cell>
              <table:table-cell office:value-type="float" office:value="0.916132">
                <text:p>0.916132</text:p>
              </table:table-cell>
              <table:table-cell office:value-type="float" office:value="0.919468">
                <text:p>0.919468</text:p>
              </table:table-cell>
              <table:table-cell office:value-type="float" office:value="0.92229">
                <text:p>0.92229</text:p>
              </table:table-cell>
              <table:table-cell office:value-type="float" office:value="0.924129">
                <text:p>0.924129</text:p>
              </table:table-cell>
              <table:table-cell office:value-type="float" office:value="0.925817">
                <text:p>0.925817</text:p>
              </table:table-cell>
              <table:table-cell office:value-type="float" office:value="0.927049">
                <text:p>0.927049</text:p>
              </table:table-cell>
              <table:table-cell office:value-type="float" office:value="0.928524">
                <text:p>0.928524</text:p>
              </table:table-cell>
              <table:table-cell office:value-type="float" office:value="0.929354">
                <text:p>0.929354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17:old_town_cross_2160p50.A17</svg:desc>
                </draw:g>
              </table:table-cell>
              <table:table-cell office:value-type="float" office:value="0.472742">
                <text:p>0.472742</text:p>
                <draw:g>
                  <svg:desc>old_town_cross_2160p50.B17:old_town_cross_2160p50.U17</svg:desc>
                </draw:g>
              </table:table-cell>
              <table:table-cell office:value-type="float" office:value="0.595312">
                <text:p>0.595312</text:p>
              </table:table-cell>
              <table:table-cell office:value-type="float" office:value="0.785868">
                <text:p>0.785868</text:p>
              </table:table-cell>
              <table:table-cell office:value-type="float" office:value="0.855082">
                <text:p>0.855082</text:p>
              </table:table-cell>
              <table:table-cell office:value-type="float" office:value="0.884704">
                <text:p>0.884704</text:p>
              </table:table-cell>
              <table:table-cell office:value-type="float" office:value="0.900253">
                <text:p>0.900253</text:p>
              </table:table-cell>
              <table:table-cell office:value-type="float" office:value="0.910436">
                <text:p>0.910436</text:p>
              </table:table-cell>
              <table:table-cell office:value-type="float" office:value="0.916776">
                <text:p>0.916776</text:p>
              </table:table-cell>
              <table:table-cell office:value-type="float" office:value="0.921596">
                <text:p>0.921596</text:p>
              </table:table-cell>
              <table:table-cell office:value-type="float" office:value="0.925082">
                <text:p>0.925082</text:p>
              </table:table-cell>
              <table:table-cell office:value-type="float" office:value="0.929521">
                <text:p>0.929521</text:p>
              </table:table-cell>
              <table:table-cell office:value-type="float" office:value="0.932383">
                <text:p>0.932383</text:p>
              </table:table-cell>
              <table:table-cell office:value-type="float" office:value="0.934266">
                <text:p>0.934266</text:p>
              </table:table-cell>
              <table:table-cell office:value-type="float" office:value="0.935921">
                <text:p>0.935921</text:p>
              </table:table-cell>
              <table:table-cell office:value-type="float" office:value="0.937064">
                <text:p>0.937064</text:p>
              </table:table-cell>
              <table:table-cell office:value-type="float" office:value="0.937885">
                <text:p>0.937885</text:p>
              </table:table-cell>
              <table:table-cell office:value-type="float" office:value="0.938468">
                <text:p>0.938468</text:p>
              </table:table-cell>
              <table:table-cell office:value-type="float" office:value="0.938975">
                <text:p>0.938975</text:p>
              </table:table-cell>
              <table:table-cell office:value-type="float" office:value="0.939328">
                <text:p>0.939328</text:p>
              </table:table-cell>
              <table:table-cell office:value-type="float" office:value="0.939706">
                <text:p>0.939706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18:old_town_cross_2160p50.A18</svg:desc>
                </draw:g>
              </table:table-cell>
              <table:table-cell office:value-type="float" office:value="0.470221">
                <text:p>0.470221</text:p>
                <draw:g>
                  <svg:desc>old_town_cross_2160p50.B18:old_town_cross_2160p50.U18</svg:desc>
                </draw:g>
              </table:table-cell>
              <table:table-cell office:value-type="float" office:value="0.595978">
                <text:p>0.595978</text:p>
              </table:table-cell>
              <table:table-cell office:value-type="float" office:value="0.789315">
                <text:p>0.789315</text:p>
              </table:table-cell>
              <table:table-cell office:value-type="float" office:value="0.864592">
                <text:p>0.864592</text:p>
              </table:table-cell>
              <table:table-cell office:value-type="float" office:value="0.891377">
                <text:p>0.891377</text:p>
              </table:table-cell>
              <table:table-cell office:value-type="float" office:value="0.906388">
                <text:p>0.906388</text:p>
              </table:table-cell>
              <table:table-cell office:value-type="float" office:value="0.91592">
                <text:p>0.91592</text:p>
              </table:table-cell>
              <table:table-cell office:value-type="float" office:value="0.92189">
                <text:p>0.92189</text:p>
              </table:table-cell>
              <table:table-cell office:value-type="float" office:value="0.925822">
                <text:p>0.925822</text:p>
              </table:table-cell>
              <table:table-cell office:value-type="float" office:value="0.929006">
                <text:p>0.929006</text:p>
              </table:table-cell>
              <table:table-cell office:value-type="float" office:value="0.932741">
                <text:p>0.932741</text:p>
              </table:table-cell>
              <table:table-cell office:value-type="float" office:value="0.935099">
                <text:p>0.935099</text:p>
              </table:table-cell>
              <table:table-cell office:value-type="float" office:value="0.936758">
                <text:p>0.936758</text:p>
              </table:table-cell>
              <table:table-cell office:value-type="float" office:value="0.937937">
                <text:p>0.937937</text:p>
              </table:table-cell>
              <table:table-cell office:value-type="float" office:value="0.938702">
                <text:p>0.938702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78">
                <text:p>0.939178</text:p>
              </table:table-cell>
              <table:table-cell office:value-type="float" office:value="0.938948">
                <text:p>0.938948</text:p>
              </table:table-cell>
              <table:table-cell office:value-type="float" office:value="0.938378">
                <text:p>0.938378</text:p>
              </table:table-cell>
              <table:table-cell office:value-type="float" office:value="0.936485">
                <text:p>0.93648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19:old_town_cross_2160p50.A19</svg:desc>
                </draw:g>
              </table:table-cell>
              <table:table-cell office:value-type="float" office:value="0.597608">
                <text:p>0.597608</text:p>
                <draw:g>
                  <svg:desc>old_town_cross_2160p50.B19:old_town_cross_2160p50.U19</svg:desc>
                </draw:g>
              </table:table-cell>
              <table:table-cell office:value-type="float" office:value="0.71008">
                <text:p>0.71008</text:p>
              </table:table-cell>
              <table:table-cell office:value-type="float" office:value="0.798767">
                <text:p>0.798767</text:p>
              </table:table-cell>
              <table:table-cell office:value-type="float" office:value="0.866725">
                <text:p>0.866725</text:p>
              </table:table-cell>
              <table:table-cell office:value-type="float" office:value="0.891585">
                <text:p>0.891585</text:p>
              </table:table-cell>
              <table:table-cell office:value-type="float" office:value="0.905575">
                <text:p>0.905575</text:p>
              </table:table-cell>
              <table:table-cell office:value-type="float" office:value="0.914449">
                <text:p>0.914449</text:p>
              </table:table-cell>
              <table:table-cell office:value-type="float" office:value="0.921129">
                <text:p>0.921129</text:p>
              </table:table-cell>
              <table:table-cell office:value-type="float" office:value="0.925253">
                <text:p>0.925253</text:p>
              </table:table-cell>
              <table:table-cell office:value-type="float" office:value="0.928715">
                <text:p>0.928715</text:p>
              </table:table-cell>
              <table:table-cell office:value-type="float" office:value="0.933806">
                <text:p>0.933806</text:p>
              </table:table-cell>
              <table:table-cell office:value-type="float" office:value="0.936952">
                <text:p>0.936952</text:p>
              </table:table-cell>
              <table:table-cell office:value-type="float" office:value="0.938904">
                <text:p>0.938904</text:p>
              </table:table-cell>
              <table:table-cell office:value-type="float" office:value="0.940385">
                <text:p>0.940385</text:p>
              </table:table-cell>
              <table:table-cell office:value-type="float" office:value="0.941523">
                <text:p>0.941523</text:p>
              </table:table-cell>
              <table:table-cell office:value-type="float" office:value="0.942435">
                <text:p>0.942435</text:p>
              </table:table-cell>
              <table:table-cell office:value-type="float" office:value="0.942894">
                <text:p>0.942894</text:p>
              </table:table-cell>
              <table:table-cell office:value-type="float" office:value="0.943131">
                <text:p>0.943131</text:p>
              </table:table-cell>
              <table:table-cell office:value-type="float" office:value="0.943188">
                <text:p>0.943188</text:p>
              </table:table-cell>
              <table:table-cell office:value-type="float" office:value="0.942776">
                <text:p>0.94277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0:old_town_cross_2160p50.A20</svg:desc>
                </draw:g>
              </table:table-cell>
              <table:table-cell office:value-type="float" office:value="0.478364">
                <text:p>0.478364</text:p>
                <draw:g>
                  <svg:desc>old_town_cross_2160p50.B20:old_town_cross_2160p50.U20</svg:desc>
                </draw:g>
              </table:table-cell>
              <table:table-cell office:value-type="float" office:value="0.709297">
                <text:p>0.709297</text:p>
              </table:table-cell>
              <table:table-cell office:value-type="float" office:value="0.817796">
                <text:p>0.817796</text:p>
              </table:table-cell>
              <table:table-cell office:value-type="float" office:value="0.865869">
                <text:p>0.865869</text:p>
              </table:table-cell>
              <table:table-cell office:value-type="float" office:value="0.888343">
                <text:p>0.888343</text:p>
              </table:table-cell>
              <table:table-cell office:value-type="float" office:value="0.903113">
                <text:p>0.903113</text:p>
              </table:table-cell>
              <table:table-cell office:value-type="float" office:value="0.911875">
                <text:p>0.911875</text:p>
              </table:table-cell>
              <table:table-cell office:value-type="float" office:value="0.919779">
                <text:p>0.919779</text:p>
              </table:table-cell>
              <table:table-cell office:value-type="float" office:value="0.924801">
                <text:p>0.924801</text:p>
              </table:table-cell>
              <table:table-cell office:value-type="float" office:value="0.928285">
                <text:p>0.928285</text:p>
              </table:table-cell>
              <table:table-cell office:value-type="float" office:value="0.933488">
                <text:p>0.933488</text:p>
              </table:table-cell>
              <table:table-cell office:value-type="float" office:value="0.936888">
                <text:p>0.936888</text:p>
              </table:table-cell>
              <table:table-cell office:value-type="float" office:value="0.93903">
                <text:p>0.93903</text:p>
              </table:table-cell>
              <table:table-cell office:value-type="float" office:value="0.940651">
                <text:p>0.940651</text:p>
              </table:table-cell>
              <table:table-cell office:value-type="float" office:value="0.941729">
                <text:p>0.941729</text:p>
              </table:table-cell>
              <table:table-cell office:value-type="float" office:value="0.94234">
                <text:p>0.94234</text:p>
              </table:table-cell>
              <table:table-cell office:value-type="float" office:value="0.942572">
                <text:p>0.942572</text:p>
              </table:table-cell>
              <table:table-cell office:value-type="float" office:value="0.942686">
                <text:p>0.942686</text:p>
              </table:table-cell>
              <table:table-cell office:value-type="float" office:value="0.94224">
                <text:p>0.94224</text:p>
              </table:table-cell>
              <table:table-cell office:value-type="float" office:value="0.941458">
                <text:p>0.94145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1:old_town_cross_2160p50.A21</svg:desc>
                </draw:g>
              </table:table-cell>
              <table:table-cell office:value-type="float" office:value="0.481751">
                <text:p>0.481751</text:p>
                <draw:g>
                  <svg:desc>old_town_cross_2160p50.B21:old_town_cross_2160p50.U21</svg:desc>
                </draw:g>
              </table:table-cell>
              <table:table-cell office:value-type="float" office:value="0.686225">
                <text:p>0.686225</text:p>
              </table:table-cell>
              <table:table-cell office:value-type="float" office:value="0.786042">
                <text:p>0.786042</text:p>
              </table:table-cell>
              <table:table-cell office:value-type="float" office:value="0.845666">
                <text:p>0.845666</text:p>
              </table:table-cell>
              <table:table-cell office:value-type="float" office:value="0.878355">
                <text:p>0.878355</text:p>
              </table:table-cell>
              <table:table-cell office:value-type="float" office:value="0.896604">
                <text:p>0.896604</text:p>
              </table:table-cell>
              <table:table-cell office:value-type="float" office:value="0.908771">
                <text:p>0.908771</text:p>
              </table:table-cell>
              <table:table-cell office:value-type="float" office:value="0.918497">
                <text:p>0.918497</text:p>
              </table:table-cell>
              <table:table-cell office:value-type="float" office:value="0.923518">
                <text:p>0.923518</text:p>
              </table:table-cell>
              <table:table-cell office:value-type="float" office:value="0.928353">
                <text:p>0.928353</text:p>
              </table:table-cell>
              <table:table-cell office:value-type="float" office:value="0.934032">
                <text:p>0.934032</text:p>
              </table:table-cell>
              <table:table-cell office:value-type="float" office:value="0.937399">
                <text:p>0.937399</text:p>
              </table:table-cell>
              <table:table-cell office:value-type="float" office:value="0.939705">
                <text:p>0.939705</text:p>
              </table:table-cell>
              <table:table-cell office:value-type="float" office:value="0.941241">
                <text:p>0.941241</text:p>
              </table:table-cell>
              <table:table-cell office:value-type="float" office:value="0.942117">
                <text:p>0.942117</text:p>
              </table:table-cell>
              <table:table-cell office:value-type="float" office:value="0.942633">
                <text:p>0.942633</text:p>
              </table:table-cell>
              <table:table-cell office:value-type="float" office:value="0.942424">
                <text:p>0.94242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2024">
                <text:p>0.942024</text:p>
              </table:table-cell>
              <table:table-cell office:value-type="float" office:value="0.941058">
                <text:p>0.941058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22:old_town_cross_2160p50.A22</svg:desc>
                </draw:g>
              </table:table-cell>
              <table:table-cell office:value-type="float" office:value="0.486813">
                <text:p>0.486813</text:p>
                <draw:g>
                  <svg:desc>old_town_cross_2160p50.B22:old_town_cross_2160p50.U22</svg:desc>
                </draw:g>
              </table:table-cell>
              <table:table-cell office:value-type="float" office:value="0.669464">
                <text:p>0.669464</text:p>
              </table:table-cell>
              <table:table-cell office:value-type="float" office:value="0.784201">
                <text:p>0.784201</text:p>
              </table:table-cell>
              <table:table-cell office:value-type="float" office:value="0.844459">
                <text:p>0.844459</text:p>
              </table:table-cell>
              <table:table-cell office:value-type="float" office:value="0.875725">
                <text:p>0.875725</text:p>
              </table:table-cell>
              <table:table-cell office:value-type="float" office:value="0.898063">
                <text:p>0.898063</text:p>
              </table:table-cell>
              <table:table-cell office:value-type="float" office:value="0.910461">
                <text:p>0.910461</text:p>
              </table:table-cell>
              <table:table-cell office:value-type="float" office:value="0.919881">
                <text:p>0.919881</text:p>
              </table:table-cell>
              <table:table-cell office:value-type="float" office:value="0.924181">
                <text:p>0.924181</text:p>
              </table:table-cell>
              <table:table-cell office:value-type="float" office:value="0.927891">
                <text:p>0.927891</text:p>
              </table:table-cell>
              <table:table-cell office:value-type="float" office:value="0.932181">
                <text:p>0.932181</text:p>
              </table:table-cell>
              <table:table-cell office:value-type="float" office:value="0.93524">
                <text:p>0.93524</text:p>
              </table:table-cell>
              <table:table-cell office:value-type="float" office:value="0.936459">
                <text:p>0.936459</text:p>
              </table:table-cell>
              <table:table-cell office:value-type="float" office:value="0.937347">
                <text:p>0.937347</text:p>
              </table:table-cell>
              <table:table-cell office:value-type="float" office:value="0.937424">
                <text:p>0.937424</text:p>
              </table:table-cell>
              <table:table-cell office:value-type="float" office:value="0.937576">
                <text:p>0.937576</text:p>
              </table:table-cell>
              <table:table-cell office:value-type="float" office:value="0.937224">
                <text:p>0.937224</text:p>
              </table:table-cell>
              <table:table-cell office:value-type="float" office:value="0.936842">
                <text:p>0.936842</text:p>
              </table:table-cell>
              <table:table-cell office:value-type="float" office:value="0.936165">
                <text:p>0.936165</text:p>
              </table:table-cell>
              <table:table-cell office:value-type="float" office:value="0.934862">
                <text:p>0.934862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23:old_town_cross_2160p50.A23</svg:desc>
                </draw:g>
              </table:table-cell>
              <table:table-cell office:value-type="float" office:value="0.480903">
                <text:p>0.480903</text:p>
                <draw:g>
                  <svg:desc>old_town_cross_2160p50.B23:old_town_cross_2160p50.U23</svg:desc>
                </draw:g>
              </table:table-cell>
              <table:table-cell office:value-type="float" office:value="0.679504">
                <text:p>0.679504</text:p>
              </table:table-cell>
              <table:table-cell office:value-type="float" office:value="0.793764">
                <text:p>0.793764</text:p>
              </table:table-cell>
              <table:table-cell office:value-type="float" office:value="0.84484">
                <text:p>0.84484</text:p>
              </table:table-cell>
              <table:table-cell office:value-type="float" office:value="0.876556">
                <text:p>0.876556</text:p>
              </table:table-cell>
              <table:table-cell office:value-type="float" office:value="0.896803">
                <text:p>0.896803</text:p>
              </table:table-cell>
              <table:table-cell office:value-type="float" office:value="0.913996">
                <text:p>0.913996</text:p>
              </table:table-cell>
              <table:table-cell office:value-type="float" office:value="0.921645">
                <text:p>0.921645</text:p>
              </table:table-cell>
              <table:table-cell office:value-type="float" office:value="0.926335">
                <text:p>0.926335</text:p>
              </table:table-cell>
              <table:table-cell office:value-type="float" office:value="0.929966">
                <text:p>0.929966</text:p>
              </table:table-cell>
              <table:table-cell office:value-type="float" office:value="0.933865">
                <text:p>0.933865</text:p>
              </table:table-cell>
              <table:table-cell office:value-type="float" office:value="0.936415">
                <text:p>0.936415</text:p>
              </table:table-cell>
              <table:table-cell office:value-type="float" office:value="0.938283">
                <text:p>0.938283</text:p>
              </table:table-cell>
              <table:table-cell office:value-type="float" office:value="0.939157">
                <text:p>0.939157</text:p>
              </table:table-cell>
              <table:table-cell office:value-type="float" office:value="0.939773">
                <text:p>0.939773</text:p>
              </table:table-cell>
              <table:table-cell office:value-type="float" office:value="0.939838">
                <text:p>0.939838</text:p>
              </table:table-cell>
              <table:table-cell office:value-type="float" office:value="0.939869">
                <text:p>0.939869</text:p>
              </table:table-cell>
              <table:table-cell office:value-type="float" office:value="0.939346">
                <text:p>0.939346</text:p>
              </table:table-cell>
              <table:table-cell office:value-type="float" office:value="0.938478">
                <text:p>0.938478</text:p>
              </table:table-cell>
              <table:table-cell office:value-type="float" office:value="0.93762">
                <text:p>0.93762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24:old_town_cross_2160p50.A24</svg:desc>
                </draw:g>
              </table:table-cell>
              <table:table-cell office:value-type="float" office:value="0.585359">
                <text:p>0.585359</text:p>
                <draw:g>
                  <svg:desc>old_town_cross_2160p50.B24:old_town_cross_2160p50.U24</svg:desc>
                </draw:g>
              </table:table-cell>
              <table:table-cell office:value-type="float" office:value="0.696181">
                <text:p>0.696181</text:p>
              </table:table-cell>
              <table:table-cell office:value-type="float" office:value="0.794932">
                <text:p>0.794932</text:p>
              </table:table-cell>
              <table:table-cell office:value-type="float" office:value="0.852911">
                <text:p>0.852911</text:p>
              </table:table-cell>
              <table:table-cell office:value-type="float" office:value="0.884707">
                <text:p>0.884707</text:p>
              </table:table-cell>
              <table:table-cell office:value-type="float" office:value="0.903764">
                <text:p>0.903764</text:p>
              </table:table-cell>
              <table:table-cell office:value-type="float" office:value="0.915121">
                <text:p>0.915121</text:p>
              </table:table-cell>
              <table:table-cell office:value-type="float" office:value="0.923047">
                <text:p>0.923047</text:p>
              </table:table-cell>
              <table:table-cell office:value-type="float" office:value="0.927269">
                <text:p>0.927269</text:p>
              </table:table-cell>
              <table:table-cell office:value-type="float" office:value="0.929993">
                <text:p>0.929993</text:p>
              </table:table-cell>
              <table:table-cell office:value-type="float" office:value="0.933343">
                <text:p>0.933343</text:p>
              </table:table-cell>
              <table:table-cell office:value-type="float" office:value="0.935498">
                <text:p>0.935498</text:p>
              </table:table-cell>
              <table:table-cell office:value-type="float" office:value="0.9363">
                <text:p>0.9363</text:p>
              </table:table-cell>
              <table:table-cell office:value-type="float" office:value="0.937057">
                <text:p>0.937057</text:p>
              </table:table-cell>
              <table:table-cell office:value-type="float" office:value="0.937278">
                <text:p>0.937278</text:p>
              </table:table-cell>
              <table:table-cell office:value-type="float" office:value="0.937555">
                <text:p>0.937555</text:p>
              </table:table-cell>
              <table:table-cell office:value-type="float" office:value="0.937566">
                <text:p>0.937566</text:p>
              </table:table-cell>
              <table:table-cell office:value-type="float" office:value="0.936957">
                <text:p>0.936957</text:p>
              </table:table-cell>
              <table:table-cell office:value-type="float" office:value="0.936151">
                <text:p>0.936151</text:p>
              </table:table-cell>
              <table:table-cell office:value-type="float" office:value="0.935396">
                <text:p>0.93539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25:old_town_cross_2160p50.A25</svg:desc>
                </draw:g>
              </table:table-cell>
              <table:table-cell office:value-type="float" office:value="0.462657">
                <text:p>0.462657</text:p>
                <draw:g>
                  <svg:desc>old_town_cross_2160p50.B25:old_town_cross_2160p50.U25</svg:desc>
                </draw:g>
              </table:table-cell>
              <table:table-cell office:value-type="float" office:value="0.60103">
                <text:p>0.60103</text:p>
              </table:table-cell>
              <table:table-cell office:value-type="float" office:value="0.704649">
                <text:p>0.704649</text:p>
              </table:table-cell>
              <table:table-cell office:value-type="float" office:value="0.79932">
                <text:p>0.79932</text:p>
              </table:table-cell>
              <table:table-cell office:value-type="float" office:value="0.867868">
                <text:p>0.867868</text:p>
              </table:table-cell>
              <table:table-cell office:value-type="float" office:value="0.902122">
                <text:p>0.902122</text:p>
              </table:table-cell>
              <table:table-cell office:value-type="float" office:value="0.918197">
                <text:p>0.918197</text:p>
              </table:table-cell>
              <table:table-cell office:value-type="float" office:value="0.925909">
                <text:p>0.925909</text:p>
              </table:table-cell>
              <table:table-cell office:value-type="float" office:value="0.929983">
                <text:p>0.929983</text:p>
              </table:table-cell>
              <table:table-cell office:value-type="float" office:value="0.932641">
                <text:p>0.932641</text:p>
              </table:table-cell>
              <table:table-cell office:value-type="float" office:value="0.934801">
                <text:p>0.934801</text:p>
              </table:table-cell>
              <table:table-cell office:value-type="float" office:value="0.936208">
                <text:p>0.936208</text:p>
              </table:table-cell>
              <table:table-cell office:value-type="float" office:value="0.936733">
                <text:p>0.936733</text:p>
              </table:table-cell>
              <table:table-cell office:value-type="float" office:value="0.936737">
                <text:p>0.936737</text:p>
              </table:table-cell>
              <table:table-cell office:value-type="float" office:value="0.936766">
                <text:p>0.936766</text:p>
              </table:table-cell>
              <table:table-cell office:value-type="float" office:value="0.93665">
                <text:p>0.93665</text:p>
              </table:table-cell>
              <table:table-cell office:value-type="float" office:value="0.936345">
                <text:p>0.936345</text:p>
              </table:table-cell>
              <table:table-cell office:value-type="float" office:value="0.935646">
                <text:p>0.935646</text:p>
              </table:table-cell>
              <table:table-cell office:value-type="float" office:value="0.934484">
                <text:p>0.934484</text:p>
              </table:table-cell>
              <table:table-cell office:value-type="float" office:value="0.933593">
                <text:p>0.933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